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weight="bold" style:font-weight-asian="bold" style:font-weight-complex="bold"/>
    </style:style>
    <style:style style:name="P67" style:family="paragraph" style:parent-style-name="Index_20_1">
      <style:paragraph-properties>
        <style:tab-stops>
          <style:tab-stop style:position="7.0807in" style:type="right"/>
        </style:tab-stops>
      </style:paragraph-properties>
    </style:style>
    <style:style style:name="P68" style:family="paragraph" style:parent-style-name="Index_20_Separator">
      <style:paragraph-properties>
        <style:tab-stops/>
      </style:paragraph-properties>
    </style:style>
    <style:style style:name="P69" style:family="paragraph" style:parent-style-name="Text_20_body" style:master-page-name="Standard">
      <style:paragraph-properties style:page-number="auto"/>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2540904" text:id="ct232540904">
          <text:insertion>
            <office:change-info>
              <dc:creator>Peter Camilleri</dc:creator>
              <dc:date>2015-04-25T23:41:00</dc:date>
            </office:change-info>
          </text:insertion>
        </text:changed-region>
        <text:changed-region xml:id="ct232541008" text:id="ct232541008">
          <text:insertion>
            <office:change-info>
              <dc:creator>Peter Camilleri</dc:creator>
              <dc:date>2015-04-25T23:42:00</dc:date>
            </office:change-info>
          </text:insertion>
        </text:changed-region>
        <text:changed-region xml:id="ct232549776" text:id="ct232549776">
          <text:insertion>
            <office:change-info>
              <dc:creator>Peter Camilleri</dc:creator>
              <dc:date>2015-04-26T13:40:00</dc:date>
            </office:change-info>
          </text:insertion>
        </text:changed-region>
        <text:changed-region xml:id="ct232549880" text:id="ct232549880">
          <text:insertion>
            <office:change-info>
              <dc:creator>Peter Camilleri</dc:creator>
              <dc:date>2015-04-26T13:39:00</dc:date>
            </office:change-info>
          </text:insertion>
        </text:changed-region>
        <text:changed-region xml:id="ct232549984" text:id="ct232549984">
          <text:insertion>
            <office:change-info>
              <dc:creator>Peter Camilleri</dc:creator>
              <dc:date>2015-04-26T13:40:00</dc:date>
            </office:change-info>
          </text:insertion>
        </text:changed-region>
        <text:changed-region xml:id="ct232551024" text:id="ct232551024">
          <text:insertion>
            <office:change-info>
              <dc:creator>Peter Camilleri</dc:creator>
              <dc:date>2015-04-26T13:46:00</dc:date>
            </office:change-info>
          </text:insertion>
        </text:changed-region>
        <text:changed-region xml:id="ct232551128" text:id="ct232551128">
          <text:insertion>
            <office:change-info>
              <dc:creator>Peter Camilleri</dc:creator>
              <dc:date>2015-04-26T13:47:00</dc:date>
            </office:change-info>
          </text:insertion>
        </text:changed-region>
        <text:changed-region xml:id="ct230860488" text:id="ct230860488">
          <text:insertion>
            <office:change-info>
              <dc:creator>Peter Camilleri</dc:creator>
              <dc:date>2015-04-25T13:09:00</dc:date>
            </office:change-info>
          </text:insertion>
        </text:changed-region>
        <text:changed-region xml:id="ct230860592" text:id="ct230860592">
          <text:insertion>
            <office:change-info>
              <dc:creator>Peter Camilleri</dc:creator>
              <dc:date>2015-04-25T13:10:00</dc:date>
            </office:change-info>
          </text:insertion>
        </text:changed-region>
        <text:changed-region xml:id="ct230860800" text:id="ct230860800">
          <text:insertion>
            <office:change-info>
              <dc:creator>Peter Camilleri</dc:creator>
              <dc:date>2015-04-25T13:11:00</dc:date>
            </office:change-info>
          </text:insertion>
        </text:changed-region>
        <text:changed-region xml:id="ct230860904" text:id="ct230860904">
          <text:deletion>
            <office:change-info>
              <dc:creator>Peter Camilleri</dc:creator>
              <dc:date>2015-04-25T13:26:00</dc:date>
            </office:change-info>
            <text:p text:style-name="Text_20_body">.even?</text:p>
          </text:deletion>
        </text:changed-region>
        <text:changed-region xml:id="ct230861008" text:id="ct230861008">
          <text:insertion>
            <office:change-info>
              <dc:creator>Peter Camilleri</dc:creator>
              <dc:date>2015-04-25T13:25:00</dc:date>
            </office:change-info>
          </text:insertion>
        </text:changed-region>
        <text:changed-region xml:id="ct230861112" text:id="ct230861112">
          <text:insertion>
            <office:change-info>
              <dc:creator>Peter Camilleri</dc:creator>
              <dc:date>2015-04-25T13:25:00</dc:date>
            </office:change-info>
          </text:insertion>
        </text:changed-region>
        <text:changed-region xml:id="ct230861216" text:id="ct230861216">
          <text:insertion>
            <office:change-info>
              <dc:creator>Peter Camilleri</dc:creator>
              <dc:date>2015-04-25T13:25:00</dc:date>
            </office:change-info>
          </text:insertion>
        </text:changed-region>
        <text:changed-region xml:id="ct230861320" text:id="ct230861320">
          <text:insertion>
            <office:change-info>
              <dc:creator>Peter Camilleri</dc:creator>
              <dc:date>2015-04-25T13:25:00</dc:date>
            </office:change-info>
          </text:insertion>
        </text:changed-region>
        <text:changed-region xml:id="ct230861424" text:id="ct230861424">
          <text:insertion>
            <office:change-info>
              <dc:creator>Peter Camilleri</dc:creator>
              <dc:date>2015-04-25T13:25:00</dc:date>
            </office:change-info>
          </text:insertion>
        </text:changed-region>
        <text:changed-region xml:id="ct230861528" text:id="ct230861528">
          <text:insertion>
            <office:change-info>
              <dc:creator>Peter Camilleri</dc:creator>
              <dc:date>2015-04-25T13:27:00</dc:date>
            </office:change-info>
          </text:insertion>
        </text:changed-region>
        <text:changed-region xml:id="ct230861632" text:id="ct230861632">
          <text:insertion>
            <office:change-info>
              <dc:creator>Peter Camilleri</dc:creator>
              <dc:date>2015-04-25T13:27:00</dc:date>
            </office:change-info>
          </text:insertion>
        </text:changed-region>
        <text:changed-region xml:id="ct230861736" text:id="ct230861736">
          <text:deletion>
            <office:change-info>
              <dc:creator>Peter Camilleri</dc:creator>
              <dc:date>2015-04-25T13:29:00</dc:date>
            </office:change-info>
            <text:p text:style-name="Text_20_body">.gcd</text:p>
          </text:deletion>
        </text:changed-region>
        <text:changed-region xml:id="ct230861840" text:id="ct230861840">
          <text:insertion>
            <office:change-info>
              <dc:creator>Peter Camilleri</dc:creator>
              <dc:date>2015-04-25T13:25:00</dc:date>
            </office:change-info>
          </text:insertion>
        </text:changed-region>
        <text:changed-region xml:id="ct230861944" text:id="ct230861944">
          <text:deletion>
            <office:change-info>
              <dc:creator>Peter Camilleri</dc:creator>
              <dc:date>2015-04-25T13:31:00</dc:date>
            </office:change-info>
            <text:p text:style-name="Text_20_body">.lcm</text:p>
          </text:deletion>
        </text:changed-region>
        <text:changed-region xml:id="ct230862048" text:id="ct230862048">
          <text:insertion>
            <office:change-info>
              <dc:creator>Peter Camilleri</dc:creator>
              <dc:date>2015-04-25T13:25:00</dc:date>
            </office:change-info>
          </text:insertion>
        </text:changed-region>
        <text:changed-region xml:id="ct230862256" text:id="ct230862256">
          <text:deletion>
            <office:change-info>
              <dc:creator>Peter Camilleri</dc:creator>
              <dc:date>2015-04-25T13:39:00</dc:date>
            </office:change-info>
            <text:p text:style-name="Text_20_body"/>
            <text:p text:style-name="Text_20_body"/>
          </text:deletion>
        </text:changed-region>
        <text:changed-region xml:id="ct230862152" text:id="ct230862152">
          <text:deletion>
            <office:change-info>
              <dc:creator>Peter Camilleri</dc:creator>
              <dc:date>2015-04-25T13:37:00</dc:date>
            </office:change-info>
            <text:p text:style-name="Text_20_body">.odd?</text:p>
          </text:deletion>
        </text:changed-region>
        <text:changed-region xml:id="ct230862360" text:id="ct230862360">
          <text:insertion>
            <office:change-info>
              <dc:creator>Peter Camilleri</dc:creator>
              <dc:date>2015-04-25T13:25:00</dc:date>
            </office:change-info>
          </text:insertion>
        </text:changed-region>
        <text:changed-region xml:id="ct230862464" text:id="ct230862464">
          <text:deletion>
            <office:change-info>
              <dc:creator>Peter Camilleri</dc:creator>
              <dc:date>2015-04-25T13:41:00</dc:date>
            </office:change-info>
            <text:p text:style-name="Text_20_body">2*</text:p>
          </text:deletion>
        </text:changed-region>
        <text:changed-region xml:id="ct230862568" text:id="ct230862568">
          <text:insertion>
            <office:change-info>
              <dc:creator>Peter Camilleri</dc:creator>
              <dc:date>2015-04-25T13:24:00</dc:date>
            </office:change-info>
          </text:insertion>
        </text:changed-region>
        <text:changed-region xml:id="ct230862672" text:id="ct230862672">
          <text:insertion>
            <office:change-info>
              <dc:creator>Peter Camilleri</dc:creator>
              <dc:date>2015-04-25T13:25:00</dc:date>
            </office:change-info>
          </text:insertion>
        </text:changed-region>
        <text:changed-region xml:id="ct230862776" text:id="ct230862776">
          <text:insertion>
            <office:change-info>
              <dc:creator>Peter Camilleri</dc:creator>
              <dc:date>2015-04-25T13:42:00</dc:date>
            </office:change-info>
          </text:insertion>
        </text:changed-region>
        <text:changed-region xml:id="ct230862880" text:id="ct230862880">
          <text:insertion>
            <office:change-info>
              <dc:creator>Peter Camilleri</dc:creator>
              <dc:date>2015-04-25T13:25:00</dc:date>
            </office:change-info>
          </text:insertion>
        </text:changed-region>
        <text:changed-region xml:id="ct230862984" text:id="ct230862984">
          <text:insertion>
            <office:change-info>
              <dc:creator>Peter Camilleri</dc:creator>
              <dc:date>2015-04-25T13:25:00</dc:date>
            </office:change-info>
          </text:insertion>
        </text:changed-region>
        <text:changed-region xml:id="ct230863088" text:id="ct230863088">
          <text:insertion>
            <office:change-info>
              <dc:creator>Peter Camilleri</dc:creator>
              <dc:date>2015-04-25T13:42:00</dc:date>
            </office:change-info>
          </text:insertion>
        </text:changed-region>
        <text:changed-region xml:id="ct230863192" text:id="ct230863192">
          <text:insertion>
            <office:change-info>
              <dc:creator>Peter Camilleri</dc:creator>
              <dc:date>2015-04-25T13:42:00</dc:date>
            </office:change-info>
          </text:insertion>
        </text:changed-region>
        <text:changed-region xml:id="ct230863296" text:id="ct230863296">
          <text:deletion>
            <office:change-info>
              <dc:creator>Peter Camilleri</dc:creator>
              <dc:date>2015-04-25T13:42:00</dc:date>
            </office:change-info>
            <text:p text:style-name="Text_20_body">2/</text:p>
          </text:deletion>
        </text:changed-region>
        <text:changed-region xml:id="ct230863400" text:id="ct230863400">
          <text:insertion>
            <office:change-info>
              <dc:creator>Peter Camilleri</dc:creator>
              <dc:date>2015-04-25T13:25:00</dc:date>
            </office:change-info>
          </text:insertion>
        </text:changed-region>
        <text:changed-region xml:id="ct232537160" text:id="ct232537160">
          <text:deletion>
            <office:change-info>
              <dc:creator>Peter Camilleri</dc:creator>
              <dc:date>2015-04-25T13:46:00</dc:date>
            </office:change-info>
            <text:p text:style-name="Standard"/>
            <text:p text:style-name="Text_20_body">&lt;&lt;</text:p>
          </text:deletion>
        </text:changed-region>
        <text:changed-region xml:id="ct232537264" text:id="ct232537264">
          <text:insertion>
            <office:change-info>
              <dc:creator>Peter Camilleri</dc:creator>
              <dc:date>2015-04-25T13:25:00</dc:date>
            </office:change-info>
          </text:insertion>
        </text:changed-region>
        <text:changed-region xml:id="ct232537368" text:id="ct232537368">
          <text:deletion>
            <office:change-info>
              <dc:creator>Peter Camilleri</dc:creator>
              <dc:date>2015-04-25T13:55:00</dc:date>
            </office:change-info>
            <text:p text:style-name="Standard"/>
            <text:p text:style-name="Text_20_body">&gt;&gt;</text:p>
          </text:deletion>
        </text:changed-region>
        <text:changed-region xml:id="ct232537472" text:id="ct232537472">
          <text:insertion>
            <office:change-info>
              <dc:creator>Peter Camilleri</dc:creator>
              <dc:date>2015-04-25T13:25:00</dc:date>
            </office:change-info>
          </text:insertion>
        </text:changed-region>
        <text:changed-region xml:id="ct232537576" text:id="ct232537576">
          <text:deletion>
            <office:change-info>
              <dc:creator>Peter Camilleri</dc:creator>
              <dc:date>2015-04-25T14:29:00</dc:date>
            </office:change-info>
            <text:p text:style-name="Standard"/>
            <text:p text:style-name="Text_20_body">and</text:p>
          </text:deletion>
        </text:changed-region>
        <text:changed-region xml:id="ct232537680" text:id="ct232537680">
          <text:insertion>
            <office:change-info>
              <dc:creator>Peter Camilleri</dc:creator>
              <dc:date>2015-04-25T13:25:00</dc:date>
            </office:change-info>
          </text:insertion>
        </text:changed-region>
        <text:changed-region xml:id="ct232537784" text:id="ct232537784">
          <text:deletion>
            <office:change-info>
              <dc:creator>Peter Camilleri</dc:creator>
              <dc:date>2015-04-25T14:31:00</dc:date>
            </office:change-info>
            <text:p text:style-name="Text_20_body"/>
            <text:p text:style-name="Text_20_body">com</text:p>
          </text:deletion>
        </text:changed-region>
        <text:changed-region xml:id="ct232537888" text:id="ct232537888">
          <text:insertion>
            <office:change-info>
              <dc:creator>Peter Camilleri</dc:creator>
              <dc:date>2015-04-25T13:25:00</dc:date>
            </office:change-info>
          </text:insertion>
        </text:changed-region>
        <text:changed-region xml:id="ct232537992" text:id="ct232537992">
          <text:deletion>
            <office:change-info>
              <dc:creator>Peter Camilleri</dc:creator>
              <dc:date>2015-04-25T14:33:00</dc:date>
            </office:change-info>
            <text:p text:style-name="Text_20_body"/>
            <text:p text:style-name="Text_20_body">or</text:p>
          </text:deletion>
        </text:changed-region>
        <text:changed-region xml:id="ct232538096" text:id="ct232538096">
          <text:insertion>
            <office:change-info>
              <dc:creator>Peter Camilleri</dc:creator>
              <dc:date>2015-04-25T13:25:00</dc:date>
            </office:change-info>
          </text:insertion>
        </text:changed-region>
        <text:changed-region xml:id="ct232538200" text:id="ct232538200">
          <text:insertion>
            <office:change-info>
              <dc:creator>Peter Camilleri</dc:creator>
              <dc:date>2015-04-25T14:34:00</dc:date>
            </office:change-info>
          </text:insertion>
        </text:changed-region>
        <text:changed-region xml:id="ct232538304" text:id="ct232538304">
          <text:insertion>
            <office:change-info>
              <dc:creator>Peter Camilleri</dc:creator>
              <dc:date>2015-04-25T13:25:00</dc:date>
            </office:change-info>
          </text:insertion>
        </text:changed-region>
        <text:changed-region xml:id="ct232538408" text:id="ct232538408">
          <text:insertion>
            <office:change-info>
              <dc:creator>Peter Camilleri</dc:creator>
              <dc:date>2015-04-25T13:25:00</dc:date>
            </office:change-info>
          </text:insertion>
        </text:changed-region>
        <text:changed-region xml:id="ct232538512" text:id="ct232538512">
          <text:insertion>
            <office:change-info>
              <dc:creator>Peter Camilleri</dc:creator>
              <dc:date>2015-04-25T14:35:00</dc:date>
            </office:change-info>
          </text:insertion>
        </text:changed-region>
        <text:changed-region xml:id="ct232538616" text:id="ct232538616">
          <text:insertion>
            <office:change-info>
              <dc:creator>Peter Camilleri</dc:creator>
              <dc:date>2015-04-25T14:35:00</dc:date>
            </office:change-info>
          </text:insertion>
        </text:changed-region>
        <text:changed-region xml:id="ct232538720" text:id="ct232538720">
          <text:deletion>
            <office:change-info>
              <dc:creator>Peter Camilleri</dc:creator>
              <dc:date>2015-04-25T14:35:00</dc:date>
            </office:change-info>
            <text:p text:style-name="Standard"/>
            <text:p text:style-name="Text_20_body">xor</text:p>
          </text:deletion>
        </text:changed-region>
        <text:changed-region xml:id="ct232538824" text:id="ct232538824">
          <text:insertion>
            <office:change-info>
              <dc:creator>Peter Camilleri</dc:creator>
              <dc:date>2015-04-25T13:25:00</dc:date>
            </office:change-info>
          </text:insertion>
        </text:changed-region>
        <text:changed-region xml:id="ct232538928" text:id="ct232538928">
          <text:insertion>
            <office:change-info>
              <dc:creator>Peter Camilleri</dc:creator>
              <dc:date>2015-04-25T15:11:00</dc:date>
            </office:change-info>
          </text:insertion>
        </text:changed-region>
        <text:changed-region xml:id="ct232539032" text:id="ct232539032">
          <text:insertion>
            <office:change-info>
              <dc:creator>Peter Camilleri</dc:creator>
              <dc:date>2015-04-25T15:09:00</dc:date>
            </office:change-info>
          </text:insertion>
        </text:changed-region>
        <text:changed-region xml:id="ct232539136" text:id="ct232539136">
          <text:insertion>
            <office:change-info>
              <dc:creator>Peter Camilleri</dc:creator>
              <dc:date>2015-04-25T15:09:00</dc:date>
            </office:change-info>
          </text:insertion>
        </text:changed-region>
        <text:changed-region xml:id="ct232539240" text:id="ct232539240">
          <text:insertion>
            <office:change-info>
              <dc:creator>Peter Camilleri</dc:creator>
              <dc:date>2015-04-25T15:09:00</dc:date>
            </office:change-info>
          </text:insertion>
        </text:changed-region>
        <text:changed-region xml:id="ct232539344" text:id="ct232539344">
          <text:insertion>
            <office:change-info>
              <dc:creator>Peter Camilleri</dc:creator>
              <dc:date>2015-04-25T15:10:00</dc:date>
            </office:change-info>
          </text:insertion>
        </text:changed-region>
        <text:changed-region xml:id="ct232539448" text:id="ct232539448">
          <text:insertion>
            <office:change-info>
              <dc:creator>Peter Camilleri</dc:creator>
              <dc:date>2015-04-25T15:10:00</dc:date>
            </office:change-info>
          </text:insertion>
        </text:changed-region>
        <text:changed-region xml:id="ct232539552" text:id="ct232539552">
          <text:insertion>
            <office:change-info>
              <dc:creator>Peter Camilleri</dc:creator>
              <dc:date>2015-04-25T15:10:00</dc:date>
            </office:change-info>
          </text:insertion>
        </text:changed-region>
        <text:changed-region xml:id="ct232539656" text:id="ct232539656">
          <text:insertion>
            <office:change-info>
              <dc:creator>Peter Camilleri</dc:creator>
              <dc:date>2015-04-25T15:10:00</dc:date>
            </office:change-info>
          </text:insertion>
        </text:changed-region>
        <text:changed-region xml:id="ct232539760" text:id="ct232539760">
          <text:insertion>
            <office:change-info>
              <dc:creator>Peter Camilleri</dc:creator>
              <dc:date>2015-04-25T15:10:00</dc:date>
            </office:change-info>
          </text:insertion>
        </text:changed-region>
        <text:changed-region xml:id="ct232539864" text:id="ct232539864">
          <text:insertion>
            <office:change-info>
              <dc:creator>Peter Camilleri</dc:creator>
              <dc:date>2015-04-25T15:10:00</dc:date>
            </office:change-info>
          </text:insertion>
        </text:changed-region>
        <text:changed-region xml:id="ct232539968" text:id="ct232539968">
          <text:insertion>
            <office:change-info>
              <dc:creator>Peter Camilleri</dc:creator>
              <dc:date>2015-04-25T15:10:00</dc:date>
            </office:change-info>
          </text:insertion>
        </text:changed-region>
        <text:changed-region xml:id="ct232540072" text:id="ct232540072">
          <text:insertion>
            <office:change-info>
              <dc:creator>Peter Camilleri</dc:creator>
              <dc:date>2015-04-25T15:10:00</dc:date>
            </office:change-info>
          </text:insertion>
        </text:changed-region>
        <text:changed-region xml:id="ct232540176" text:id="ct232540176">
          <text:deletion>
            <office:change-info>
              <dc:creator>Peter Camilleri</dc:creator>
              <dc:date>2015-04-25T17:35:00</dc:date>
            </office:change-info>
            <text:p text:style-name="P1">Ipsum lorem</text:p>
          </text:deletion>
        </text:changed-region>
        <text:changed-region xml:id="ct232540280" text:id="ct232540280">
          <text:insertion>
            <office:change-info>
              <dc:creator>Peter Camilleri</dc:creator>
              <dc:date>2015-04-25T17:35:00</dc:date>
            </office:change-info>
          </text:insertion>
        </text:changed-region>
        <text:changed-region xml:id="ct232540384" text:id="ct232540384">
          <text:insertion>
            <office:change-info>
              <dc:creator>Peter Camilleri</dc:creator>
              <dc:date>2015-04-25T17:36:00</dc:date>
            </office:change-info>
          </text:insertion>
        </text:changed-region>
        <text:changed-region xml:id="ct232540488" text:id="ct232540488">
          <text:insertion>
            <office:change-info>
              <dc:creator>Peter Camilleri</dc:creator>
              <dc:date>2015-04-25T17:37:00</dc:date>
            </office:change-info>
          </text:insertion>
        </text:changed-region>
        <text:changed-region xml:id="ct232540592" text:id="ct232540592">
          <text:insertion>
            <office:change-info>
              <dc:creator>Peter Camilleri</dc:creator>
              <dc:date>2015-04-25T18:11:00</dc:date>
            </office:change-info>
          </text:insertion>
        </text:changed-region>
        <text:changed-region xml:id="ct232540696" text:id="ct232540696">
          <text:insertion>
            <office:change-info>
              <dc:creator>Peter Camilleri</dc:creator>
              <dc:date>2015-04-25T18:12:00</dc:date>
            </office:change-info>
          </text:insertion>
        </text:changed-region>
        <text:changed-region xml:id="ct232540800" text:id="ct232540800">
          <text:insertion>
            <office:change-info>
              <dc:creator>Peter Camilleri</dc:creator>
              <dc:date>2015-04-25T18:14:00</dc:date>
            </office:change-info>
          </text:insertion>
        </text:changed-region>
        <text:changed-region xml:id="ct232541112" text:id="ct232541112">
          <text:insertion>
            <office:change-info>
              <dc:creator>Peter Camilleri</dc:creator>
              <dc:date>2015-04-25T18:13:00</dc:date>
            </office:change-info>
          </text:insertion>
        </text:changed-region>
        <text:changed-region xml:id="ct232541256" text:id="ct232541256">
          <text:deletion>
            <office:change-info>
              <dc:creator>Peter Camilleri</dc:creator>
              <dc:date>2015-04-25T17:45:00</dc:date>
            </office:change-info>
            <text:p text:style-name="Text_20_body"/>
            <text:p text:style-name="Text_20_body">*</text:p>
          </text:deletion>
        </text:changed-region>
        <text:changed-region xml:id="ct232541360" text:id="ct232541360">
          <text:insertion>
            <office:change-info>
              <dc:creator>Peter Camilleri</dc:creator>
              <dc:date>2015-04-25T17:38:00</dc:date>
            </office:change-info>
          </text:insertion>
        </text:changed-region>
        <text:changed-region xml:id="ct232541464" text:id="ct232541464">
          <text:deletion>
            <office:change-info>
              <dc:creator>Peter Camilleri</dc:creator>
              <dc:date>2015-04-25T18:16:00</dc:date>
            </office:change-info>
            <text:p text:style-name="Standard"/>
            <text:p text:style-name="Text_20_body">**</text:p>
          </text:deletion>
        </text:changed-region>
        <text:changed-region xml:id="ct232541568" text:id="ct232541568">
          <text:insertion>
            <office:change-info>
              <dc:creator>Peter Camilleri</dc:creator>
              <dc:date>2015-04-25T17:38:00</dc:date>
            </office:change-info>
          </text:insertion>
        </text:changed-region>
        <text:changed-region xml:id="ct232541672" text:id="ct232541672">
          <text:insertion>
            <office:change-info>
              <dc:creator>Peter Camilleri</dc:creator>
              <dc:date>2015-04-25T22:45:00</dc:date>
            </office:change-info>
          </text:insertion>
        </text:changed-region>
        <text:changed-region xml:id="ct232541776" text:id="ct232541776">
          <text:insertion>
            <office:change-info>
              <dc:creator>Peter Camilleri</dc:creator>
              <dc:date>2015-04-25T22:46:00</dc:date>
            </office:change-info>
          </text:insertion>
        </text:changed-region>
        <text:changed-region xml:id="ct232541880" text:id="ct232541880">
          <text:insertion>
            <office:change-info>
              <dc:creator>Peter Camilleri</dc:creator>
              <dc:date>2015-04-25T17:38:00</dc:date>
            </office:change-info>
          </text:insertion>
        </text:changed-region>
        <text:changed-region xml:id="ct232541984" text:id="ct232541984">
          <text:insertion>
            <office:change-info>
              <dc:creator>Peter Camilleri</dc:creator>
              <dc:date>2015-04-25T17:38:00</dc:date>
            </office:change-info>
          </text:insertion>
        </text:changed-region>
        <text:changed-region xml:id="ct232542088" text:id="ct232542088">
          <text:insertion>
            <office:change-info>
              <dc:creator>Peter Camilleri</dc:creator>
              <dc:date>2015-04-25T17:38:00</dc:date>
            </office:change-info>
          </text:insertion>
        </text:changed-region>
        <text:changed-region xml:id="ct232542192" text:id="ct232542192">
          <text:insertion>
            <office:change-info>
              <dc:creator>Peter Camilleri</dc:creator>
              <dc:date>2015-04-25T17:38:00</dc:date>
            </office:change-info>
          </text:insertion>
        </text:changed-region>
        <text:changed-region xml:id="ct232542296" text:id="ct232542296">
          <text:insertion>
            <office:change-info>
              <dc:creator>Peter Camilleri</dc:creator>
              <dc:date>2015-04-25T17:38:00</dc:date>
            </office:change-info>
          </text:insertion>
        </text:changed-region>
        <text:changed-region xml:id="ct232542400" text:id="ct232542400">
          <text:insertion>
            <office:change-info>
              <dc:creator>Peter Camilleri</dc:creator>
              <dc:date>2015-04-25T17:38:00</dc:date>
            </office:change-info>
          </text:insertion>
        </text:changed-region>
        <text:changed-region xml:id="ct232542504" text:id="ct232542504">
          <text:insertion>
            <office:change-info>
              <dc:creator>Peter Camilleri</dc:creator>
              <dc:date>2015-04-25T17:38:00</dc:date>
            </office:change-info>
          </text:insertion>
        </text:changed-region>
        <text:changed-region xml:id="ct232542608" text:id="ct232542608">
          <text:insertion>
            <office:change-info>
              <dc:creator>Peter Camilleri</dc:creator>
              <dc:date>2015-04-25T22:38:00</dc:date>
            </office:change-info>
          </text:insertion>
        </text:changed-region>
        <text:changed-region xml:id="ct232542712" text:id="ct232542712">
          <text:insertion>
            <office:change-info>
              <dc:creator>Peter Camilleri</dc:creator>
              <dc:date>2015-04-25T22:38:00</dc:date>
            </office:change-info>
          </text:insertion>
        </text:changed-region>
        <text:changed-region xml:id="ct232542816" text:id="ct232542816">
          <text:deletion>
            <office:change-info>
              <dc:creator>Peter Camilleri</dc:creator>
              <dc:date>2015-04-25T22:48:00</dc:date>
            </office:change-info>
            <text:p text:style-name="Text_20_body">+</text:p>
          </text:deletion>
        </text:changed-region>
        <text:changed-region xml:id="ct232542920" text:id="ct232542920">
          <text:insertion>
            <office:change-info>
              <dc:creator>Peter Camilleri</dc:creator>
              <dc:date>2015-04-25T17:38:00</dc:date>
            </office:change-info>
          </text:insertion>
        </text:changed-region>
        <text:changed-region xml:id="ct232543024" text:id="ct232543024">
          <text:insertion>
            <office:change-info>
              <dc:creator>Peter Camilleri</dc:creator>
              <dc:date>2015-04-25T17:38:00</dc:date>
            </office:change-info>
          </text:insertion>
        </text:changed-region>
        <text:changed-region xml:id="ct232543128" text:id="ct232543128">
          <text:insertion>
            <office:change-info>
              <dc:creator>Peter Camilleri</dc:creator>
              <dc:date>2015-04-25T17:38:00</dc:date>
            </office:change-info>
          </text:insertion>
        </text:changed-region>
        <text:changed-region xml:id="ct232543232" text:id="ct232543232">
          <text:insertion>
            <office:change-info>
              <dc:creator>Peter Camilleri</dc:creator>
              <dc:date>2015-04-25T17:38:00</dc:date>
            </office:change-info>
          </text:insertion>
        </text:changed-region>
        <text:changed-region xml:id="ct232543336" text:id="ct232543336">
          <text:insertion>
            <office:change-info>
              <dc:creator>Peter Camilleri</dc:creator>
              <dc:date>2015-04-25T17:38:00</dc:date>
            </office:change-info>
          </text:insertion>
        </text:changed-region>
        <text:changed-region xml:id="ct232543440" text:id="ct232543440">
          <text:insertion>
            <office:change-info>
              <dc:creator>Peter Camilleri</dc:creator>
              <dc:date>2015-04-26T10:10:00</dc:date>
            </office:change-info>
          </text:insertion>
        </text:changed-region>
        <text:changed-region xml:id="ct232543544" text:id="ct232543544">
          <text:insertion>
            <office:change-info>
              <dc:creator>Peter Camilleri</dc:creator>
              <dc:date>2015-04-26T10:10:00</dc:date>
            </office:change-info>
          </text:insertion>
        </text:changed-region>
        <text:changed-region xml:id="ct232543648" text:id="ct232543648">
          <text:insertion>
            <office:change-info>
              <dc:creator>Peter Camilleri</dc:creator>
              <dc:date>2015-04-25T17:38:00</dc:date>
            </office:change-info>
          </text:insertion>
        </text:changed-region>
        <text:changed-region xml:id="ct232543752" text:id="ct232543752">
          <text:insertion>
            <office:change-info>
              <dc:creator>Peter Camilleri</dc:creator>
              <dc:date>2015-04-26T10:09:00</dc:date>
            </office:change-info>
          </text:insertion>
        </text:changed-region>
        <text:changed-region xml:id="ct232543856" text:id="ct232543856">
          <text:insertion>
            <office:change-info>
              <dc:creator>Peter Camilleri</dc:creator>
              <dc:date>2015-04-26T10:09:00</dc:date>
            </office:change-info>
          </text:insertion>
        </text:changed-region>
        <text:changed-region xml:id="ct232543960" text:id="ct232543960">
          <text:insertion>
            <office:change-info>
              <dc:creator>Peter Camilleri</dc:creator>
              <dc:date>2015-04-26T10:09:00</dc:date>
            </office:change-info>
          </text:insertion>
        </text:changed-region>
        <text:changed-region xml:id="ct232544064" text:id="ct232544064">
          <text:insertion>
            <office:change-info>
              <dc:creator>Peter Camilleri</dc:creator>
              <dc:date>2015-04-26T10:11:00</dc:date>
            </office:change-info>
          </text:insertion>
        </text:changed-region>
        <text:changed-region xml:id="ct232544168" text:id="ct232544168">
          <text:insertion>
            <office:change-info>
              <dc:creator>Peter Camilleri</dc:creator>
              <dc:date>2015-04-26T10:10:00</dc:date>
            </office:change-info>
          </text:insertion>
        </text:changed-region>
        <text:changed-region xml:id="ct232544272" text:id="ct232544272">
          <text:deletion>
            <office:change-info>
              <dc:creator>Peter Camilleri</dc:creator>
              <dc:date>2015-04-25T22:49:00</dc:date>
            </office:change-info>
            <text:p text:style-name="Text_20_body"/>
            <text:p text:style-name="Text_20_body">-</text:p>
          </text:deletion>
        </text:changed-region>
        <text:changed-region xml:id="ct232544376" text:id="ct232544376">
          <text:insertion>
            <office:change-info>
              <dc:creator>Peter Camilleri</dc:creator>
              <dc:date>2015-04-25T17:38:00</dc:date>
            </office:change-info>
          </text:insertion>
        </text:changed-region>
        <text:changed-region xml:id="ct232544584" text:id="ct232544584">
          <text:deletion>
            <office:change-info>
              <dc:creator>Peter Camilleri</dc:creator>
              <dc:date>2015-04-25T22:49:00</dc:date>
            </office:change-info>
            <text:p text:style-name="Text_20_body">.1/x</text:p>
          </text:deletion>
        </text:changed-region>
        <text:changed-region xml:id="ct232544480" text:id="ct232544480">
          <text:deletion>
            <office:change-info>
              <dc:creator>Peter Camilleri</dc:creator>
              <dc:date>2015-04-25T22:50:00</dc:date>
            </office:change-info>
            <text:p text:style-name="Text_20_body"/>
            <text:p text:style-name="Text_20_body"/>
          </text:deletion>
        </text:changed-region>
        <text:changed-region xml:id="ct232544688" text:id="ct232544688">
          <text:insertion>
            <office:change-info>
              <dc:creator>Peter Camilleri</dc:creator>
              <dc:date>2015-04-25T17:38:00</dc:date>
            </office:change-info>
          </text:insertion>
        </text:changed-region>
        <text:changed-region xml:id="ct232544792" text:id="ct232544792">
          <text:deletion>
            <office:change-info>
              <dc:creator>Peter Camilleri</dc:creator>
              <dc:date>2015-04-25T22:52:00</dc:date>
            </office:change-info>
            <text:p text:style-name="Text_20_body"/>
            <text:p text:style-name="Text_20_body">.10**</text:p>
          </text:deletion>
        </text:changed-region>
        <text:changed-region xml:id="ct232544896" text:id="ct232544896">
          <text:insertion>
            <office:change-info>
              <dc:creator>Peter Camilleri</dc:creator>
              <dc:date>2015-04-25T17:38:00</dc:date>
            </office:change-info>
          </text:insertion>
        </text:changed-region>
        <text:changed-region xml:id="ct232545000" text:id="ct232545000">
          <text:deletion>
            <office:change-info>
              <dc:creator>Peter Camilleri</dc:creator>
              <dc:date>2015-04-25T23:06:00</dc:date>
            </office:change-info>
            <text:p text:style-name="Text_20_body"/>
            <text:p text:style-name="Text_20_body">.2**</text:p>
          </text:deletion>
        </text:changed-region>
        <text:changed-region xml:id="ct232545104" text:id="ct232545104">
          <text:insertion>
            <office:change-info>
              <dc:creator>Peter Camilleri</dc:creator>
              <dc:date>2015-04-25T17:38:00</dc:date>
            </office:change-info>
          </text:insertion>
        </text:changed-region>
        <text:changed-region xml:id="ct232549360" text:id="ct232549360">
          <text:deletion>
            <office:change-info>
              <dc:creator>Peter Camilleri</dc:creator>
              <dc:date>2015-04-25T23:06:00</dc:date>
            </office:change-info>
            <text:p text:style-name="Text_20_body">.abs</text:p>
          </text:deletion>
        </text:changed-region>
        <text:changed-region xml:id="ct232545208" text:id="ct232545208">
          <text:deletion>
            <office:change-info>
              <dc:creator>Peter Camilleri</dc:creator>
              <dc:date>2015-04-25T23:07:00</dc:date>
            </office:change-info>
            <text:p text:style-name="Text_20_body"/>
            <text:p text:style-name="Text_20_body"/>
          </text:deletion>
        </text:changed-region>
        <text:changed-region xml:id="ct232549464" text:id="ct232549464">
          <text:insertion>
            <office:change-info>
              <dc:creator>Peter Camilleri</dc:creator>
              <dc:date>2015-04-25T17:38:00</dc:date>
            </office:change-info>
          </text:insertion>
        </text:changed-region>
        <text:changed-region xml:id="ct232549568" text:id="ct232549568">
          <text:deletion>
            <office:change-info>
              <dc:creator>Peter Camilleri</dc:creator>
              <dc:date>2015-04-25T23:07:00</dc:date>
            </office:change-info>
            <text:p text:style-name="Text_20_body"/>
            <text:p text:style-name="Text_20_body">.acos</text:p>
          </text:deletion>
        </text:changed-region>
        <text:changed-region xml:id="ct232549672" text:id="ct232549672">
          <text:insertion>
            <office:change-info>
              <dc:creator>Peter Camilleri</dc:creator>
              <dc:date>2015-04-25T17:38:00</dc:date>
            </office:change-info>
          </text:insertion>
        </text:changed-region>
        <text:changed-region xml:id="ct232550088" text:id="ct232550088">
          <text:insertion>
            <office:change-info>
              <dc:creator>Peter Camilleri</dc:creator>
              <dc:date>2015-04-26T13:39:00</dc:date>
            </office:change-info>
          </text:insertion>
        </text:changed-region>
        <text:changed-region xml:id="ct232550192" text:id="ct232550192">
          <text:insertion>
            <office:change-info>
              <dc:creator>Peter Camilleri</dc:creator>
              <dc:date>2015-04-26T13:38:00</dc:date>
            </office:change-info>
          </text:insertion>
        </text:changed-region>
        <text:changed-region xml:id="ct232550296" text:id="ct232550296">
          <text:insertion>
            <office:change-info>
              <dc:creator>Peter Camilleri</dc:creator>
              <dc:date>2015-04-25T17:38:00</dc:date>
            </office:change-info>
          </text:insertion>
        </text:changed-region>
        <text:changed-region xml:id="ct232550400" text:id="ct232550400">
          <text:insertion>
            <office:change-info>
              <dc:creator>Peter Camilleri</dc:creator>
              <dc:date>2015-04-25T17:38:00</dc:date>
            </office:change-info>
          </text:insertion>
        </text:changed-region>
        <text:changed-region xml:id="ct232550504" text:id="ct232550504">
          <text:insertion>
            <office:change-info>
              <dc:creator>Peter Camilleri</dc:creator>
              <dc:date>2015-04-26T13:45:00</dc:date>
            </office:change-info>
          </text:insertion>
        </text:changed-region>
        <text:changed-region xml:id="ct232550608" text:id="ct232550608">
          <text:insertion>
            <office:change-info>
              <dc:creator>Peter Camilleri</dc:creator>
              <dc:date>2015-04-26T13:45:00</dc:date>
            </office:change-info>
          </text:insertion>
        </text:changed-region>
        <text:changed-region xml:id="ct232550712" text:id="ct232550712">
          <text:insertion>
            <office:change-info>
              <dc:creator>Peter Camilleri</dc:creator>
              <dc:date>2015-04-26T13:45:00</dc:date>
            </office:change-info>
          </text:insertion>
        </text:changed-region>
        <text:changed-region xml:id="ct232550816" text:id="ct232550816">
          <text:insertion>
            <office:change-info>
              <dc:creator>Peter Camilleri</dc:creator>
              <dc:date>2015-04-26T13:45:00</dc:date>
            </office:change-info>
          </text:insertion>
        </text:changed-region>
        <text:changed-region xml:id="ct232550920" text:id="ct232550920">
          <text:deletion>
            <office:change-info>
              <dc:creator>Peter Camilleri</dc:creator>
              <dc:date>2015-04-25T23:09:00</dc:date>
            </office:change-info>
            <text:p text:style-name="Text_20_body"/>
            <text:p text:style-name="Text_20_body">.acosh</text:p>
          </text:deletion>
        </text:changed-region>
        <text:changed-region xml:id="ct232551232" text:id="ct232551232">
          <text:insertion>
            <office:change-info>
              <dc:creator>Peter Camilleri</dc:creator>
              <dc:date>2015-04-25T17:38:00</dc:date>
            </office:change-info>
          </text:insertion>
        </text:changed-region>
        <text:changed-region xml:id="ct232551336" text:id="ct232551336">
          <text:insertion>
            <office:change-info>
              <dc:creator>Peter Camilleri</dc:creator>
              <dc:date>2015-04-25T17:38:00</dc:date>
            </office:change-info>
          </text:insertion>
        </text:changed-region>
        <text:changed-region xml:id="ct232551440" text:id="ct232551440">
          <text:insertion>
            <office:change-info>
              <dc:creator>Peter Camilleri</dc:creator>
              <dc:date>2015-04-25T17:38:00</dc:date>
            </office:change-info>
          </text:insertion>
        </text:changed-region>
        <text:changed-region xml:id="ct232551544" text:id="ct232551544">
          <text:deletion>
            <office:change-info>
              <dc:creator>Peter Camilleri</dc:creator>
              <dc:date>2015-04-25T23:09:00</dc:date>
            </office:change-info>
            <text:p text:style-name="Text_20_body"/>
            <text:p text:style-name="Text_20_body">.angle</text:p>
          </text:deletion>
        </text:changed-region>
        <text:changed-region xml:id="ct232551648" text:id="ct232551648">
          <text:insertion>
            <office:change-info>
              <dc:creator>Peter Camilleri</dc:creator>
              <dc:date>2015-04-25T17:38:00</dc:date>
            </office:change-info>
          </text:insertion>
        </text:changed-region>
        <text:changed-region xml:id="ct232551752" text:id="ct232551752">
          <text:insertion>
            <office:change-info>
              <dc:creator>Peter Camilleri</dc:creator>
              <dc:date>2015-04-25T17:38:00</dc:date>
            </office:change-info>
          </text:insertion>
        </text:changed-region>
        <text:changed-region xml:id="ct232551856" text:id="ct232551856">
          <text:insertion>
            <office:change-info>
              <dc:creator>Peter Camilleri</dc:creator>
              <dc:date>2015-04-25T17:38:00</dc:date>
            </office:change-info>
          </text:insertion>
        </text:changed-region>
        <text:changed-region xml:id="ct232551960" text:id="ct232551960">
          <text:insertion>
            <office:change-info>
              <dc:creator>Peter Camilleri</dc:creator>
              <dc:date>2015-04-25T17:38:00</dc:date>
            </office:change-info>
          </text:insertion>
        </text:changed-region>
        <text:changed-region xml:id="ct232552064" text:id="ct232552064">
          <text:deletion>
            <office:change-info>
              <dc:creator>Peter Camilleri</dc:creator>
              <dc:date>2015-04-25T23:09:00</dc:date>
            </office:change-info>
            <text:p text:style-name="Text_20_body"/>
            <text:p text:style-name="Text_20_body">.asin</text:p>
          </text:deletion>
        </text:changed-region>
        <text:changed-region xml:id="ct232552168" text:id="ct232552168">
          <text:insertion>
            <office:change-info>
              <dc:creator>Peter Camilleri</dc:creator>
              <dc:date>2015-04-25T17:38:00</dc:date>
            </office:change-info>
          </text:insertion>
        </text:changed-region>
        <text:changed-region xml:id="ct232552272" text:id="ct232552272">
          <text:insertion>
            <office:change-info>
              <dc:creator>Peter Camilleri</dc:creator>
              <dc:date>2015-04-25T17:38:00</dc:date>
            </office:change-info>
          </text:insertion>
        </text:changed-region>
        <text:changed-region xml:id="ct232552376" text:id="ct232552376">
          <text:insertion>
            <office:change-info>
              <dc:creator>Peter Camilleri</dc:creator>
              <dc:date>2015-04-25T17:38:00</dc:date>
            </office:change-info>
          </text:insertion>
        </text:changed-region>
        <text:changed-region xml:id="ct232552480" text:id="ct232552480">
          <text:insertion>
            <office:change-info>
              <dc:creator>Peter Camilleri</dc:creator>
              <dc:date>2015-04-25T17:38:00</dc:date>
            </office:change-info>
          </text:insertion>
        </text:changed-region>
        <text:changed-region xml:id="ct232552584" text:id="ct232552584">
          <text:insertion>
            <office:change-info>
              <dc:creator>Peter Camilleri</dc:creator>
              <dc:date>2015-04-25T17:38:00</dc:date>
            </office:change-info>
          </text:insertion>
        </text:changed-region>
        <text:changed-region xml:id="ct232552688" text:id="ct232552688">
          <text:deletion>
            <office:change-info>
              <dc:creator>Peter Camilleri</dc:creator>
              <dc:date>2015-04-25T23:09:00</dc:date>
            </office:change-info>
            <text:p text:style-name="Text_20_body"/>
            <text:p text:style-name="Text_20_body">.asinh</text:p>
          </text:deletion>
        </text:changed-region>
        <text:changed-region xml:id="ct232552792" text:id="ct232552792">
          <text:insertion>
            <office:change-info>
              <dc:creator>Peter Camilleri</dc:creator>
              <dc:date>2015-04-25T17:38:00</dc:date>
            </office:change-info>
          </text:insertion>
        </text:changed-region>
        <text:changed-region xml:id="ct232552896" text:id="ct232552896">
          <text:insertion>
            <office:change-info>
              <dc:creator>Peter Camilleri</dc:creator>
              <dc:date>2015-04-25T17:38:00</dc:date>
            </office:change-info>
          </text:insertion>
        </text:changed-region>
        <text:changed-region xml:id="ct232553000" text:id="ct232553000">
          <text:insertion>
            <office:change-info>
              <dc:creator>Peter Camilleri</dc:creator>
              <dc:date>2015-04-25T17:38:00</dc:date>
            </office:change-info>
          </text:insertion>
        </text:changed-region>
        <text:changed-region xml:id="ct232553104" text:id="ct232553104">
          <text:insertion>
            <office:change-info>
              <dc:creator>Peter Camilleri</dc:creator>
              <dc:date>2015-04-25T17:38:00</dc:date>
            </office:change-info>
          </text:insertion>
        </text:changed-region>
        <text:changed-region xml:id="ct232553208" text:id="ct232553208">
          <text:insertion>
            <office:change-info>
              <dc:creator>Peter Camilleri</dc:creator>
              <dc:date>2015-04-25T17:38:00</dc:date>
            </office:change-info>
          </text:insertion>
        </text:changed-region>
        <text:changed-region xml:id="ct232553312" text:id="ct232553312">
          <text:deletion>
            <office:change-info>
              <dc:creator>Peter Camilleri</dc:creator>
              <dc:date>2015-04-25T23:10:00</dc:date>
            </office:change-info>
            <text:p text:style-name="Text_20_body"/>
            <text:p text:style-name="Text_20_body">.atan</text:p>
          </text:deletion>
        </text:changed-region>
        <text:changed-region xml:id="ct232618992" text:id="ct232618992">
          <text:insertion>
            <office:change-info>
              <dc:creator>Peter Camilleri</dc:creator>
              <dc:date>2015-04-25T17:38:00</dc:date>
            </office:change-info>
          </text:insertion>
        </text:changed-region>
        <text:changed-region xml:id="ct232619096" text:id="ct232619096">
          <text:insertion>
            <office:change-info>
              <dc:creator>Peter Camilleri</dc:creator>
              <dc:date>2015-04-25T17:38:00</dc:date>
            </office:change-info>
          </text:insertion>
        </text:changed-region>
        <text:changed-region xml:id="ct232619200" text:id="ct232619200">
          <text:insertion>
            <office:change-info>
              <dc:creator>Peter Camilleri</dc:creator>
              <dc:date>2015-04-25T17:38:00</dc:date>
            </office:change-info>
          </text:insertion>
        </text:changed-region>
        <text:changed-region xml:id="ct232619304" text:id="ct232619304">
          <text:insertion>
            <office:change-info>
              <dc:creator>Peter Camilleri</dc:creator>
              <dc:date>2015-04-25T17:38:00</dc:date>
            </office:change-info>
          </text:insertion>
        </text:changed-region>
        <text:changed-region xml:id="ct232619408" text:id="ct232619408">
          <text:insertion>
            <office:change-info>
              <dc:creator>Peter Camilleri</dc:creator>
              <dc:date>2015-04-25T17:38:00</dc:date>
            </office:change-info>
          </text:insertion>
        </text:changed-region>
        <text:changed-region xml:id="ct232619512" text:id="ct232619512">
          <text:deletion>
            <office:change-info>
              <dc:creator>Peter Camilleri</dc:creator>
              <dc:date>2015-04-25T23:10:00</dc:date>
            </office:change-info>
            <text:p text:style-name="Text_20_body"/>
            <text:p text:style-name="Text_20_body">.atan2</text:p>
          </text:deletion>
        </text:changed-region>
        <text:changed-region xml:id="ct232619616" text:id="ct232619616">
          <text:insertion>
            <office:change-info>
              <dc:creator>Peter Camilleri</dc:creator>
              <dc:date>2015-04-25T17:38:00</dc:date>
            </office:change-info>
          </text:insertion>
        </text:changed-region>
        <text:changed-region xml:id="ct232619720" text:id="ct232619720">
          <text:insertion>
            <office:change-info>
              <dc:creator>Peter Camilleri</dc:creator>
              <dc:date>2015-04-25T17:38:00</dc:date>
            </office:change-info>
          </text:insertion>
        </text:changed-region>
        <text:changed-region xml:id="ct232619824" text:id="ct232619824">
          <text:insertion>
            <office:change-info>
              <dc:creator>Peter Camilleri</dc:creator>
              <dc:date>2015-04-25T17:38:00</dc:date>
            </office:change-info>
          </text:insertion>
        </text:changed-region>
        <text:changed-region xml:id="ct232619928" text:id="ct232619928">
          <text:insertion>
            <office:change-info>
              <dc:creator>Peter Camilleri</dc:creator>
              <dc:date>2015-04-25T17:38:00</dc:date>
            </office:change-info>
          </text:insertion>
        </text:changed-region>
        <text:changed-region xml:id="ct232620032" text:id="ct232620032">
          <text:insertion>
            <office:change-info>
              <dc:creator>Peter Camilleri</dc:creator>
              <dc:date>2015-04-25T17:38:00</dc:date>
            </office:change-info>
          </text:insertion>
        </text:changed-region>
        <text:changed-region xml:id="ct232620240" text:id="ct232620240">
          <text:deletion>
            <office:change-info>
              <dc:creator>Peter Camilleri</dc:creator>
              <dc:date>2015-04-25T23:11:00</dc:date>
            </office:change-info>
            <text:p text:style-name="Text_20_body">.atanh</text:p>
          </text:deletion>
        </text:changed-region>
        <text:changed-region xml:id="ct232620136" text:id="ct232620136">
          <text:deletion>
            <office:change-info>
              <dc:creator>Peter Camilleri</dc:creator>
              <dc:date>2015-04-25T23:12:00</dc:date>
            </office:change-info>
            <text:p text:style-name="Text_20_body"/>
            <text:p text:style-name="Text_20_body"/>
          </text:deletion>
        </text:changed-region>
        <text:changed-region xml:id="ct232620344" text:id="ct232620344">
          <text:insertion>
            <office:change-info>
              <dc:creator>Peter Camilleri</dc:creator>
              <dc:date>2015-04-25T17:38:00</dc:date>
            </office:change-info>
          </text:insertion>
        </text:changed-region>
        <text:changed-region xml:id="ct232620448" text:id="ct232620448">
          <text:insertion>
            <office:change-info>
              <dc:creator>Peter Camilleri</dc:creator>
              <dc:date>2015-04-25T17:38:00</dc:date>
            </office:change-info>
          </text:insertion>
        </text:changed-region>
        <text:changed-region xml:id="ct232620552" text:id="ct232620552">
          <text:insertion>
            <office:change-info>
              <dc:creator>Peter Camilleri</dc:creator>
              <dc:date>2015-04-25T17:38:00</dc:date>
            </office:change-info>
          </text:insertion>
        </text:changed-region>
        <text:changed-region xml:id="ct232620656" text:id="ct232620656">
          <text:insertion>
            <office:change-info>
              <dc:creator>Peter Camilleri</dc:creator>
              <dc:date>2015-04-25T17:38:00</dc:date>
            </office:change-info>
          </text:insertion>
        </text:changed-region>
        <text:changed-region xml:id="ct232620760" text:id="ct232620760">
          <text:insertion>
            <office:change-info>
              <dc:creator>Peter Camilleri</dc:creator>
              <dc:date>2015-04-25T17:38:00</dc:date>
            </office:change-info>
          </text:insertion>
        </text:changed-region>
        <text:changed-region xml:id="ct232620864" text:id="ct232620864">
          <text:deletion>
            <office:change-info>
              <dc:creator>Peter Camilleri</dc:creator>
              <dc:date>2015-04-25T23:12:00</dc:date>
            </office:change-info>
            <text:p text:style-name="Text_20_body"/>
            <text:p text:style-name="Text_20_body">.c2p</text:p>
          </text:deletion>
        </text:changed-region>
        <text:changed-region xml:id="ct232620968" text:id="ct232620968">
          <text:insertion>
            <office:change-info>
              <dc:creator>Peter Camilleri</dc:creator>
              <dc:date>2015-04-25T17:38:00</dc:date>
            </office:change-info>
          </text:insertion>
        </text:changed-region>
        <text:changed-region xml:id="ct232621072" text:id="ct232621072">
          <text:insertion>
            <office:change-info>
              <dc:creator>Peter Camilleri</dc:creator>
              <dc:date>2015-04-25T17:38:00</dc:date>
            </office:change-info>
          </text:insertion>
        </text:changed-region>
        <text:changed-region xml:id="ct232621176" text:id="ct232621176">
          <text:insertion>
            <office:change-info>
              <dc:creator>Peter Camilleri</dc:creator>
              <dc:date>2015-04-25T17:38:00</dc:date>
            </office:change-info>
          </text:insertion>
        </text:changed-region>
        <text:changed-region xml:id="ct232621280" text:id="ct232621280">
          <text:insertion>
            <office:change-info>
              <dc:creator>Peter Camilleri</dc:creator>
              <dc:date>2015-04-25T17:38:00</dc:date>
            </office:change-info>
          </text:insertion>
        </text:changed-region>
        <text:changed-region xml:id="ct232621384" text:id="ct232621384">
          <text:insertion>
            <office:change-info>
              <dc:creator>Peter Camilleri</dc:creator>
              <dc:date>2015-04-25T17:38:00</dc:date>
            </office:change-info>
          </text:insertion>
        </text:changed-region>
        <text:changed-region xml:id="ct232621592" text:id="ct232621592">
          <text:deletion>
            <office:change-info>
              <dc:creator>Peter Camilleri</dc:creator>
              <dc:date>2015-04-25T23:12:00</dc:date>
            </office:change-info>
            <text:p text:style-name="Text_20_body">.cbrt</text:p>
          </text:deletion>
        </text:changed-region>
        <text:changed-region xml:id="ct232621488" text:id="ct232621488">
          <text:deletion>
            <office:change-info>
              <dc:creator>Peter Camilleri</dc:creator>
              <dc:date>2015-04-25T23:13:00</dc:date>
            </office:change-info>
            <text:p text:style-name="Text_20_body"/>
            <text:p text:style-name="Text_20_body"/>
          </text:deletion>
        </text:changed-region>
        <text:changed-region xml:id="ct232621696" text:id="ct232621696">
          <text:insertion>
            <office:change-info>
              <dc:creator>Peter Camilleri</dc:creator>
              <dc:date>2015-04-25T17:38:00</dc:date>
            </office:change-info>
          </text:insertion>
        </text:changed-region>
        <text:changed-region xml:id="ct232621800" text:id="ct232621800">
          <text:insertion>
            <office:change-info>
              <dc:creator>Peter Camilleri</dc:creator>
              <dc:date>2015-04-25T17:38:00</dc:date>
            </office:change-info>
          </text:insertion>
        </text:changed-region>
        <text:changed-region xml:id="ct232621904" text:id="ct232621904">
          <text:insertion>
            <office:change-info>
              <dc:creator>Peter Camilleri</dc:creator>
              <dc:date>2015-04-25T17:38:00</dc:date>
            </office:change-info>
          </text:insertion>
        </text:changed-region>
        <text:changed-region xml:id="ct232622008" text:id="ct232622008">
          <text:insertion>
            <office:change-info>
              <dc:creator>Peter Camilleri</dc:creator>
              <dc:date>2015-04-25T17:38:00</dc:date>
            </office:change-info>
          </text:insertion>
        </text:changed-region>
        <text:changed-region xml:id="ct232622112" text:id="ct232622112">
          <text:insertion>
            <office:change-info>
              <dc:creator>Peter Camilleri</dc:creator>
              <dc:date>2015-04-25T17:38:00</dc:date>
            </office:change-info>
          </text:insertion>
        </text:changed-region>
        <text:changed-region xml:id="ct232622216" text:id="ct232622216">
          <text:deletion>
            <office:change-info>
              <dc:creator>Peter Camilleri</dc:creator>
              <dc:date>2015-04-25T23:13:00</dc:date>
            </office:change-info>
            <text:p text:style-name="Text_20_body"/>
            <text:p text:style-name="Text_20_body">.ceil</text:p>
          </text:deletion>
        </text:changed-region>
        <text:changed-region xml:id="ct232622320" text:id="ct232622320">
          <text:insertion>
            <office:change-info>
              <dc:creator>Peter Camilleri</dc:creator>
              <dc:date>2015-04-25T17:38:00</dc:date>
            </office:change-info>
          </text:insertion>
        </text:changed-region>
        <text:changed-region xml:id="ct232622424" text:id="ct232622424">
          <text:insertion>
            <office:change-info>
              <dc:creator>Peter Camilleri</dc:creator>
              <dc:date>2015-04-25T17:38:00</dc:date>
            </office:change-info>
          </text:insertion>
        </text:changed-region>
        <text:changed-region xml:id="ct232622528" text:id="ct232622528">
          <text:insertion>
            <office:change-info>
              <dc:creator>Peter Camilleri</dc:creator>
              <dc:date>2015-04-25T17:38:00</dc:date>
            </office:change-info>
          </text:insertion>
        </text:changed-region>
        <text:changed-region xml:id="ct232622632" text:id="ct232622632">
          <text:insertion>
            <office:change-info>
              <dc:creator>Peter Camilleri</dc:creator>
              <dc:date>2015-04-25T17:38:00</dc:date>
            </office:change-info>
          </text:insertion>
        </text:changed-region>
        <text:changed-region xml:id="ct232622736" text:id="ct232622736">
          <text:insertion>
            <office:change-info>
              <dc:creator>Peter Camilleri</dc:creator>
              <dc:date>2015-04-25T17:38:00</dc:date>
            </office:change-info>
          </text:insertion>
        </text:changed-region>
        <text:changed-region xml:id="ct232622840" text:id="ct232622840">
          <text:insertion>
            <office:change-info>
              <dc:creator>Peter Camilleri</dc:creator>
              <dc:date>2015-04-25T17:38:00</dc:date>
            </office:change-info>
          </text:insertion>
        </text:changed-region>
        <text:changed-region xml:id="ct232622944" text:id="ct232622944">
          <text:deletion>
            <office:change-info>
              <dc:creator>Peter Camilleri</dc:creator>
              <dc:date>2015-04-25T23:13:00</dc:date>
            </office:change-info>
            <text:p text:style-name="Text_20_body"/>
            <text:p text:style-name="Text_20_body">.conjugate</text:p>
          </text:deletion>
        </text:changed-region>
        <text:changed-region xml:id="ct232623088" text:id="ct232623088">
          <text:insertion>
            <office:change-info>
              <dc:creator>Peter Camilleri</dc:creator>
              <dc:date>2015-04-25T17:38:00</dc:date>
            </office:change-info>
          </text:insertion>
        </text:changed-region>
        <text:changed-region xml:id="ct232623192" text:id="ct232623192">
          <text:insertion>
            <office:change-info>
              <dc:creator>Peter Camilleri</dc:creator>
              <dc:date>2015-04-25T17:38:00</dc:date>
            </office:change-info>
          </text:insertion>
        </text:changed-region>
        <text:changed-region xml:id="ct232623296" text:id="ct232623296">
          <text:insertion>
            <office:change-info>
              <dc:creator>Peter Camilleri</dc:creator>
              <dc:date>2015-04-25T17:38:00</dc:date>
            </office:change-info>
          </text:insertion>
        </text:changed-region>
        <text:changed-region xml:id="ct232623400" text:id="ct232623400">
          <text:insertion>
            <office:change-info>
              <dc:creator>Peter Camilleri</dc:creator>
              <dc:date>2015-04-25T17:38:00</dc:date>
            </office:change-info>
          </text:insertion>
        </text:changed-region>
        <text:changed-region xml:id="ct232623504" text:id="ct232623504">
          <text:deletion>
            <office:change-info>
              <dc:creator>Peter Camilleri</dc:creator>
              <dc:date>2015-04-25T23:13:00</dc:date>
            </office:change-info>
            <text:p text:style-name="Text_20_body"/>
            <text:p text:style-name="Text_20_body">.cos</text:p>
          </text:deletion>
        </text:changed-region>
        <text:changed-region xml:id="ct232623608" text:id="ct232623608">
          <text:insertion>
            <office:change-info>
              <dc:creator>Peter Camilleri</dc:creator>
              <dc:date>2015-04-25T17:38:00</dc:date>
            </office:change-info>
          </text:insertion>
        </text:changed-region>
        <text:changed-region xml:id="ct232623712" text:id="ct232623712">
          <text:insertion>
            <office:change-info>
              <dc:creator>Peter Camilleri</dc:creator>
              <dc:date>2015-04-25T17:38:00</dc:date>
            </office:change-info>
          </text:insertion>
        </text:changed-region>
        <text:changed-region xml:id="ct232623816" text:id="ct232623816">
          <text:insertion>
            <office:change-info>
              <dc:creator>Peter Camilleri</dc:creator>
              <dc:date>2015-04-25T17:38:00</dc:date>
            </office:change-info>
          </text:insertion>
        </text:changed-region>
        <text:changed-region xml:id="ct232623920" text:id="ct232623920">
          <text:insertion>
            <office:change-info>
              <dc:creator>Peter Camilleri</dc:creator>
              <dc:date>2015-04-25T17:38:00</dc:date>
            </office:change-info>
          </text:insertion>
        </text:changed-region>
        <text:changed-region xml:id="ct232624024" text:id="ct232624024">
          <text:insertion>
            <office:change-info>
              <dc:creator>Peter Camilleri</dc:creator>
              <dc:date>2015-04-25T17:38:00</dc:date>
            </office:change-info>
          </text:insertion>
        </text:changed-region>
        <text:changed-region xml:id="ct232624232" text:id="ct232624232">
          <text:deletion>
            <office:change-info>
              <dc:creator>Peter Camilleri</dc:creator>
              <dc:date>2015-04-25T23:13:00</dc:date>
            </office:change-info>
            <text:p text:style-name="Text_20_body">.cosh</text:p>
          </text:deletion>
        </text:changed-region>
        <text:changed-region xml:id="ct232624128" text:id="ct232624128">
          <text:deletion>
            <office:change-info>
              <dc:creator>Peter Camilleri</dc:creator>
              <dc:date>2015-04-25T23:14:00</dc:date>
            </office:change-info>
            <text:p text:style-name="Text_20_body"/>
            <text:p text:style-name="Text_20_body"/>
          </text:deletion>
        </text:changed-region>
        <text:changed-region xml:id="ct232624336" text:id="ct232624336">
          <text:insertion>
            <office:change-info>
              <dc:creator>Peter Camilleri</dc:creator>
              <dc:date>2015-04-25T17:38:00</dc:date>
            </office:change-info>
          </text:insertion>
        </text:changed-region>
        <text:changed-region xml:id="ct232624440" text:id="ct232624440">
          <text:insertion>
            <office:change-info>
              <dc:creator>Peter Camilleri</dc:creator>
              <dc:date>2015-04-25T17:38:00</dc:date>
            </office:change-info>
          </text:insertion>
        </text:changed-region>
        <text:changed-region xml:id="ct232624544" text:id="ct232624544">
          <text:insertion>
            <office:change-info>
              <dc:creator>Peter Camilleri</dc:creator>
              <dc:date>2015-04-25T17:38:00</dc:date>
            </office:change-info>
          </text:insertion>
        </text:changed-region>
        <text:changed-region xml:id="ct232624648" text:id="ct232624648">
          <text:insertion>
            <office:change-info>
              <dc:creator>Peter Camilleri</dc:creator>
              <dc:date>2015-04-25T17:38:00</dc:date>
            </office:change-info>
          </text:insertion>
        </text:changed-region>
        <text:changed-region xml:id="ct232624752" text:id="ct232624752">
          <text:insertion>
            <office:change-info>
              <dc:creator>Peter Camilleri</dc:creator>
              <dc:date>2015-04-25T17:38:00</dc:date>
            </office:change-info>
          </text:insertion>
        </text:changed-region>
        <text:changed-region xml:id="ct232624856" text:id="ct232624856">
          <text:deletion>
            <office:change-info>
              <dc:creator>Peter Camilleri</dc:creator>
              <dc:date>2015-04-25T23:14:00</dc:date>
            </office:change-info>
            <text:p text:style-name="Text_20_body"/>
            <text:p text:style-name="Text_20_body">.cube</text:p>
          </text:deletion>
        </text:changed-region>
        <text:changed-region xml:id="ct232624960" text:id="ct232624960">
          <text:insertion>
            <office:change-info>
              <dc:creator>Peter Camilleri</dc:creator>
              <dc:date>2015-04-25T17:38:00</dc:date>
            </office:change-info>
          </text:insertion>
        </text:changed-region>
        <text:changed-region xml:id="ct232625064" text:id="ct232625064">
          <text:insertion>
            <office:change-info>
              <dc:creator>Peter Camilleri</dc:creator>
              <dc:date>2015-04-25T17:38:00</dc:date>
            </office:change-info>
          </text:insertion>
        </text:changed-region>
        <text:changed-region xml:id="ct232625168" text:id="ct232625168">
          <text:insertion>
            <office:change-info>
              <dc:creator>Peter Camilleri</dc:creator>
              <dc:date>2015-04-25T17:38:00</dc:date>
            </office:change-info>
          </text:insertion>
        </text:changed-region>
        <text:changed-region xml:id="ct232625272" text:id="ct232625272">
          <text:insertion>
            <office:change-info>
              <dc:creator>Peter Camilleri</dc:creator>
              <dc:date>2015-04-25T17:38:00</dc:date>
            </office:change-info>
          </text:insertion>
        </text:changed-region>
        <text:changed-region xml:id="ct232625376" text:id="ct232625376">
          <text:deletion>
            <office:change-info>
              <dc:creator>Peter Camilleri</dc:creator>
              <dc:date>2015-04-25T23:15:00</dc:date>
            </office:change-info>
            <text:p text:style-name="Text_20_body"/>
            <text:p text:style-name="Text_20_body">.d2r</text:p>
          </text:deletion>
        </text:changed-region>
        <text:changed-region xml:id="ct232625480" text:id="ct232625480">
          <text:insertion>
            <office:change-info>
              <dc:creator>Peter Camilleri</dc:creator>
              <dc:date>2015-04-25T17:38:00</dc:date>
            </office:change-info>
          </text:insertion>
        </text:changed-region>
        <text:changed-region xml:id="ct232625584" text:id="ct232625584">
          <text:insertion>
            <office:change-info>
              <dc:creator>Peter Camilleri</dc:creator>
              <dc:date>2015-04-25T17:38:00</dc:date>
            </office:change-info>
          </text:insertion>
        </text:changed-region>
        <text:changed-region xml:id="ct232625688" text:id="ct232625688">
          <text:insertion>
            <office:change-info>
              <dc:creator>Peter Camilleri</dc:creator>
              <dc:date>2015-04-25T17:38:00</dc:date>
            </office:change-info>
          </text:insertion>
        </text:changed-region>
        <text:changed-region xml:id="ct232625792" text:id="ct232625792">
          <text:insertion>
            <office:change-info>
              <dc:creator>Peter Camilleri</dc:creator>
              <dc:date>2015-04-25T17:38:00</dc:date>
            </office:change-info>
          </text:insertion>
        </text:changed-region>
        <text:changed-region xml:id="ct232625896" text:id="ct232625896">
          <text:insertion>
            <office:change-info>
              <dc:creator>Peter Camilleri</dc:creator>
              <dc:date>2015-04-25T17:38:00</dc:date>
            </office:change-info>
          </text:insertion>
        </text:changed-region>
        <text:changed-region xml:id="ct232626000" text:id="ct232626000">
          <text:deletion>
            <office:change-info>
              <dc:creator>Peter Camilleri</dc:creator>
              <dc:date>2015-04-25T23:15:00</dc:date>
            </office:change-info>
            <text:p text:style-name="Text_20_body"/>
            <text:p text:style-name="Text_20_body">.denominator</text:p>
          </text:deletion>
        </text:changed-region>
        <text:changed-region xml:id="ct232626104" text:id="ct232626104">
          <text:insertion>
            <office:change-info>
              <dc:creator>Peter Camilleri</dc:creator>
              <dc:date>2015-04-25T17:38:00</dc:date>
            </office:change-info>
          </text:insertion>
        </text:changed-region>
        <text:changed-region xml:id="ct232626208" text:id="ct232626208">
          <text:insertion>
            <office:change-info>
              <dc:creator>Peter Camilleri</dc:creator>
              <dc:date>2015-04-25T17:38:00</dc:date>
            </office:change-info>
          </text:insertion>
        </text:changed-region>
        <text:changed-region xml:id="ct232626312" text:id="ct232626312">
          <text:insertion>
            <office:change-info>
              <dc:creator>Peter Camilleri</dc:creator>
              <dc:date>2015-04-25T17:38:00</dc:date>
            </office:change-info>
          </text:insertion>
        </text:changed-region>
        <text:changed-region xml:id="ct232626416" text:id="ct232626416">
          <text:insertion>
            <office:change-info>
              <dc:creator>Peter Camilleri</dc:creator>
              <dc:date>2015-04-25T17:38:00</dc:date>
            </office:change-info>
          </text:insertion>
        </text:changed-region>
        <text:changed-region xml:id="ct232626520" text:id="ct232626520">
          <text:insertion>
            <office:change-info>
              <dc:creator>Peter Camilleri</dc:creator>
              <dc:date>2015-04-25T17:38:00</dc:date>
            </office:change-info>
          </text:insertion>
        </text:changed-region>
        <text:changed-region xml:id="ct232626624" text:id="ct232626624">
          <text:insertion>
            <office:change-info>
              <dc:creator>Peter Camilleri</dc:creator>
              <dc:date>2015-04-25T17:38:00</dc:date>
            </office:change-info>
          </text:insertion>
        </text:changed-region>
        <text:changed-region xml:id="ct232626728" text:id="ct232626728">
          <text:deletion>
            <office:change-info>
              <dc:creator>Peter Camilleri</dc:creator>
              <dc:date>2015-04-25T23:15:00</dc:date>
            </office:change-info>
            <text:p text:style-name="Text_20_body"/>
            <text:p text:style-name="Text_20_body">.e**</text:p>
          </text:deletion>
        </text:changed-region>
        <text:changed-region xml:id="ct232626832" text:id="ct232626832">
          <text:insertion>
            <office:change-info>
              <dc:creator>Peter Camilleri</dc:creator>
              <dc:date>2015-04-25T17:38:00</dc:date>
            </office:change-info>
          </text:insertion>
        </text:changed-region>
        <text:changed-region xml:id="ct232626936" text:id="ct232626936">
          <text:insertion>
            <office:change-info>
              <dc:creator>Peter Camilleri</dc:creator>
              <dc:date>2015-04-25T17:38:00</dc:date>
            </office:change-info>
          </text:insertion>
        </text:changed-region>
        <text:changed-region xml:id="ct232627040" text:id="ct232627040">
          <text:insertion>
            <office:change-info>
              <dc:creator>Peter Camilleri</dc:creator>
              <dc:date>2015-04-25T17:38:00</dc:date>
            </office:change-info>
          </text:insertion>
        </text:changed-region>
        <text:changed-region xml:id="ct232627184" text:id="ct232627184">
          <text:insertion>
            <office:change-info>
              <dc:creator>Peter Camilleri</dc:creator>
              <dc:date>2015-04-25T17:38:00</dc:date>
            </office:change-info>
          </text:insertion>
        </text:changed-region>
        <text:changed-region xml:id="ct232627288" text:id="ct232627288">
          <text:insertion>
            <office:change-info>
              <dc:creator>Peter Camilleri</dc:creator>
              <dc:date>2015-04-25T17:38:00</dc:date>
            </office:change-info>
          </text:insertion>
        </text:changed-region>
        <text:changed-region xml:id="ct232627392" text:id="ct232627392">
          <text:deletion>
            <office:change-info>
              <dc:creator>Peter Camilleri</dc:creator>
              <dc:date>2015-04-25T23:15:00</dc:date>
            </office:change-info>
            <text:p text:style-name="Text_20_body"/>
            <text:p text:style-name="Text_20_body">.emit</text:p>
          </text:deletion>
        </text:changed-region>
        <text:changed-region xml:id="ct232627496" text:id="ct232627496">
          <text:insertion>
            <office:change-info>
              <dc:creator>Peter Camilleri</dc:creator>
              <dc:date>2015-04-25T17:38:00</dc:date>
            </office:change-info>
          </text:insertion>
        </text:changed-region>
        <text:changed-region xml:id="ct232627600" text:id="ct232627600">
          <text:insertion>
            <office:change-info>
              <dc:creator>Peter Camilleri</dc:creator>
              <dc:date>2015-04-25T17:38:00</dc:date>
            </office:change-info>
          </text:insertion>
        </text:changed-region>
        <text:changed-region xml:id="ct232627704" text:id="ct232627704">
          <text:insertion>
            <office:change-info>
              <dc:creator>Peter Camilleri</dc:creator>
              <dc:date>2015-04-25T17:38:00</dc:date>
            </office:change-info>
          </text:insertion>
        </text:changed-region>
        <text:changed-region xml:id="ct232627808" text:id="ct232627808">
          <text:insertion>
            <office:change-info>
              <dc:creator>Peter Camilleri</dc:creator>
              <dc:date>2015-04-25T17:38:00</dc:date>
            </office:change-info>
          </text:insertion>
        </text:changed-region>
        <text:changed-region xml:id="ct232628016" text:id="ct232628016">
          <text:deletion>
            <office:change-info>
              <dc:creator>Peter Camilleri</dc:creator>
              <dc:date>2015-04-25T23:15:00</dc:date>
            </office:change-info>
            <text:p text:style-name="Text_20_body">.floor</text:p>
          </text:deletion>
        </text:changed-region>
        <text:changed-region xml:id="ct232627912" text:id="ct232627912">
          <text:deletion>
            <office:change-info>
              <dc:creator>Peter Camilleri</dc:creator>
              <dc:date>2015-04-25T23:16:00</dc:date>
            </office:change-info>
            <text:p text:style-name="Text_20_body"/>
            <text:p text:style-name="Text_20_body"/>
          </text:deletion>
        </text:changed-region>
        <text:changed-region xml:id="ct232628120" text:id="ct232628120">
          <text:insertion>
            <office:change-info>
              <dc:creator>Peter Camilleri</dc:creator>
              <dc:date>2015-04-25T17:38:00</dc:date>
            </office:change-info>
          </text:insertion>
        </text:changed-region>
        <text:changed-region xml:id="ct232628224" text:id="ct232628224">
          <text:insertion>
            <office:change-info>
              <dc:creator>Peter Camilleri</dc:creator>
              <dc:date>2015-04-25T17:38:00</dc:date>
            </office:change-info>
          </text:insertion>
        </text:changed-region>
        <text:changed-region xml:id="ct232628328" text:id="ct232628328">
          <text:insertion>
            <office:change-info>
              <dc:creator>Peter Camilleri</dc:creator>
              <dc:date>2015-04-25T17:38:00</dc:date>
            </office:change-info>
          </text:insertion>
        </text:changed-region>
        <text:changed-region xml:id="ct232628432" text:id="ct232628432">
          <text:insertion>
            <office:change-info>
              <dc:creator>Peter Camilleri</dc:creator>
              <dc:date>2015-04-25T17:38:00</dc:date>
            </office:change-info>
          </text:insertion>
        </text:changed-region>
        <text:changed-region xml:id="ct232628536" text:id="ct232628536">
          <text:insertion>
            <office:change-info>
              <dc:creator>Peter Camilleri</dc:creator>
              <dc:date>2015-04-25T17:38:00</dc:date>
            </office:change-info>
          </text:insertion>
        </text:changed-region>
        <text:changed-region xml:id="ct232628640" text:id="ct232628640">
          <text:insertion>
            <office:change-info>
              <dc:creator>Peter Camilleri</dc:creator>
              <dc:date>2015-04-25T17:38:00</dc:date>
            </office:change-info>
          </text:insertion>
        </text:changed-region>
        <text:changed-region xml:id="ct232628744" text:id="ct232628744">
          <text:deletion>
            <office:change-info>
              <dc:creator>Peter Camilleri</dc:creator>
              <dc:date>2015-04-25T23:16:00</dc:date>
            </office:change-info>
            <text:p text:style-name="Text_20_body"/>
            <text:p text:style-name="Text_20_body">.hypot</text:p>
          </text:deletion>
        </text:changed-region>
        <text:changed-region xml:id="ct232628848" text:id="ct232628848">
          <text:insertion>
            <office:change-info>
              <dc:creator>Peter Camilleri</dc:creator>
              <dc:date>2015-04-25T17:38:00</dc:date>
            </office:change-info>
          </text:insertion>
        </text:changed-region>
        <text:changed-region xml:id="ct232628952" text:id="ct232628952">
          <text:insertion>
            <office:change-info>
              <dc:creator>Peter Camilleri</dc:creator>
              <dc:date>2015-04-25T17:38:00</dc:date>
            </office:change-info>
          </text:insertion>
        </text:changed-region>
        <text:changed-region xml:id="ct232629056" text:id="ct232629056">
          <text:insertion>
            <office:change-info>
              <dc:creator>Peter Camilleri</dc:creator>
              <dc:date>2015-04-25T17:38:00</dc:date>
            </office:change-info>
          </text:insertion>
        </text:changed-region>
        <text:changed-region xml:id="ct232629160" text:id="ct232629160">
          <text:insertion>
            <office:change-info>
              <dc:creator>Peter Camilleri</dc:creator>
              <dc:date>2015-04-25T17:38:00</dc:date>
            </office:change-info>
          </text:insertion>
        </text:changed-region>
        <text:changed-region xml:id="ct232629264" text:id="ct232629264">
          <text:insertion>
            <office:change-info>
              <dc:creator>Peter Camilleri</dc:creator>
              <dc:date>2015-04-25T17:38:00</dc:date>
            </office:change-info>
          </text:insertion>
        </text:changed-region>
        <text:changed-region xml:id="ct232629368" text:id="ct232629368">
          <text:deletion>
            <office:change-info>
              <dc:creator>Peter Camilleri</dc:creator>
              <dc:date>2015-04-25T23:16:00</dc:date>
            </office:change-info>
            <text:p text:style-name="Text_20_body"/>
            <text:p text:style-name="Text_20_body">.imaginary</text:p>
          </text:deletion>
        </text:changed-region>
        <text:changed-region xml:id="ct232629472" text:id="ct232629472">
          <text:insertion>
            <office:change-info>
              <dc:creator>Peter Camilleri</dc:creator>
              <dc:date>2015-04-25T17:38:00</dc:date>
            </office:change-info>
          </text:insertion>
        </text:changed-region>
        <text:changed-region xml:id="ct232629576" text:id="ct232629576">
          <text:insertion>
            <office:change-info>
              <dc:creator>Peter Camilleri</dc:creator>
              <dc:date>2015-04-25T17:38:00</dc:date>
            </office:change-info>
          </text:insertion>
        </text:changed-region>
        <text:changed-region xml:id="ct232629680" text:id="ct232629680">
          <text:insertion>
            <office:change-info>
              <dc:creator>Peter Camilleri</dc:creator>
              <dc:date>2015-04-25T17:38:00</dc:date>
            </office:change-info>
          </text:insertion>
        </text:changed-region>
        <text:changed-region xml:id="ct232629784" text:id="ct232629784">
          <text:insertion>
            <office:change-info>
              <dc:creator>Peter Camilleri</dc:creator>
              <dc:date>2015-04-25T17:38:00</dc:date>
            </office:change-info>
          </text:insertion>
        </text:changed-region>
        <text:changed-region xml:id="ct232629888" text:id="ct232629888">
          <text:deletion>
            <office:change-info>
              <dc:creator>Peter Camilleri</dc:creator>
              <dc:date>2015-04-25T23:16:00</dc:date>
            </office:change-info>
            <text:p text:style-name="Text_20_body"/>
            <text:p text:style-name="Text_20_body">.ln</text:p>
          </text:deletion>
        </text:changed-region>
        <text:changed-region xml:id="ct232629992" text:id="ct232629992">
          <text:insertion>
            <office:change-info>
              <dc:creator>Peter Camilleri</dc:creator>
              <dc:date>2015-04-25T17:38:00</dc:date>
            </office:change-info>
          </text:insertion>
        </text:changed-region>
        <text:changed-region xml:id="ct232630096" text:id="ct232630096">
          <text:insertion>
            <office:change-info>
              <dc:creator>Peter Camilleri</dc:creator>
              <dc:date>2015-04-25T17:38:00</dc:date>
            </office:change-info>
          </text:insertion>
        </text:changed-region>
        <text:changed-region xml:id="ct232630200" text:id="ct232630200">
          <text:insertion>
            <office:change-info>
              <dc:creator>Peter Camilleri</dc:creator>
              <dc:date>2015-04-25T17:38:00</dc:date>
            </office:change-info>
          </text:insertion>
        </text:changed-region>
        <text:changed-region xml:id="ct232630304" text:id="ct232630304">
          <text:insertion>
            <office:change-info>
              <dc:creator>Peter Camilleri</dc:creator>
              <dc:date>2015-04-25T17:38:00</dc:date>
            </office:change-info>
          </text:insertion>
        </text:changed-region>
        <text:changed-region xml:id="ct232630408" text:id="ct232630408">
          <text:insertion>
            <office:change-info>
              <dc:creator>Peter Camilleri</dc:creator>
              <dc:date>2015-04-25T17:38:00</dc:date>
            </office:change-info>
          </text:insertion>
        </text:changed-region>
        <text:changed-region xml:id="ct232630512" text:id="ct232630512">
          <text:deletion>
            <office:change-info>
              <dc:creator>Peter Camilleri</dc:creator>
              <dc:date>2015-04-25T23:16:00</dc:date>
            </office:change-info>
            <text:p text:style-name="Text_20_body"/>
            <text:p text:style-name="Text_20_body">.log10</text:p>
          </text:deletion>
        </text:changed-region>
        <text:changed-region xml:id="ct232630616" text:id="ct232630616">
          <text:insertion>
            <office:change-info>
              <dc:creator>Peter Camilleri</dc:creator>
              <dc:date>2015-04-25T17:38:00</dc:date>
            </office:change-info>
          </text:insertion>
        </text:changed-region>
        <text:changed-region xml:id="ct232630720" text:id="ct232630720">
          <text:insertion>
            <office:change-info>
              <dc:creator>Peter Camilleri</dc:creator>
              <dc:date>2015-04-25T17:38:00</dc:date>
            </office:change-info>
          </text:insertion>
        </text:changed-region>
        <text:changed-region xml:id="ct232630824" text:id="ct232630824">
          <text:insertion>
            <office:change-info>
              <dc:creator>Peter Camilleri</dc:creator>
              <dc:date>2015-04-25T17:38:00</dc:date>
            </office:change-info>
          </text:insertion>
        </text:changed-region>
        <text:changed-region xml:id="ct232630928" text:id="ct232630928">
          <text:insertion>
            <office:change-info>
              <dc:creator>Peter Camilleri</dc:creator>
              <dc:date>2015-04-25T17:38:00</dc:date>
            </office:change-info>
          </text:insertion>
        </text:changed-region>
        <text:changed-region xml:id="ct232631032" text:id="ct232631032">
          <text:insertion>
            <office:change-info>
              <dc:creator>Peter Camilleri</dc:creator>
              <dc:date>2015-04-25T17:38:00</dc:date>
            </office:change-info>
          </text:insertion>
        </text:changed-region>
        <text:changed-region xml:id="ct232631136" text:id="ct232631136">
          <text:deletion>
            <office:change-info>
              <dc:creator>Peter Camilleri</dc:creator>
              <dc:date>2015-04-25T23:17:00</dc:date>
            </office:change-info>
            <text:p text:style-name="Text_20_body"/>
            <text:p text:style-name="Text_20_body">.log2</text:p>
          </text:deletion>
        </text:changed-region>
        <text:changed-region xml:id="ct232631280" text:id="ct232631280">
          <text:insertion>
            <office:change-info>
              <dc:creator>Peter Camilleri</dc:creator>
              <dc:date>2015-04-25T17:38:00</dc:date>
            </office:change-info>
          </text:insertion>
        </text:changed-region>
        <text:changed-region xml:id="ct232631384" text:id="ct232631384">
          <text:insertion>
            <office:change-info>
              <dc:creator>Peter Camilleri</dc:creator>
              <dc:date>2015-04-25T17:38:00</dc:date>
            </office:change-info>
          </text:insertion>
        </text:changed-region>
        <text:changed-region xml:id="ct232631488" text:id="ct232631488">
          <text:insertion>
            <office:change-info>
              <dc:creator>Peter Camilleri</dc:creator>
              <dc:date>2015-04-25T17:38:00</dc:date>
            </office:change-info>
          </text:insertion>
        </text:changed-region>
        <text:changed-region xml:id="ct232631592" text:id="ct232631592">
          <text:insertion>
            <office:change-info>
              <dc:creator>Peter Camilleri</dc:creator>
              <dc:date>2015-04-25T17:38:00</dc:date>
            </office:change-info>
          </text:insertion>
        </text:changed-region>
        <text:changed-region xml:id="ct232631696" text:id="ct232631696">
          <text:insertion>
            <office:change-info>
              <dc:creator>Peter Camilleri</dc:creator>
              <dc:date>2015-04-25T17:38:00</dc:date>
            </office:change-info>
          </text:insertion>
        </text:changed-region>
        <text:changed-region xml:id="ct232631800" text:id="ct232631800">
          <text:deletion>
            <office:change-info>
              <dc:creator>Peter Camilleri</dc:creator>
              <dc:date>2015-04-25T23:17:00</dc:date>
            </office:change-info>
            <text:p text:style-name="Text_20_body"/>
            <text:p text:style-name="Text_20_body">.magnitude</text:p>
          </text:deletion>
        </text:changed-region>
        <text:changed-region xml:id="ct232631904" text:id="ct232631904">
          <text:insertion>
            <office:change-info>
              <dc:creator>Peter Camilleri</dc:creator>
              <dc:date>2015-04-25T17:38:00</dc:date>
            </office:change-info>
          </text:insertion>
        </text:changed-region>
        <text:changed-region xml:id="ct232632008" text:id="ct232632008">
          <text:insertion>
            <office:change-info>
              <dc:creator>Peter Camilleri</dc:creator>
              <dc:date>2015-04-25T17:38:00</dc:date>
            </office:change-info>
          </text:insertion>
        </text:changed-region>
        <text:changed-region xml:id="ct232632112" text:id="ct232632112">
          <text:insertion>
            <office:change-info>
              <dc:creator>Peter Camilleri</dc:creator>
              <dc:date>2015-04-25T17:38:00</dc:date>
            </office:change-info>
          </text:insertion>
        </text:changed-region>
        <text:changed-region xml:id="ct232632216" text:id="ct232632216">
          <text:insertion>
            <office:change-info>
              <dc:creator>Peter Camilleri</dc:creator>
              <dc:date>2015-04-25T17:38:00</dc:date>
            </office:change-info>
          </text:insertion>
        </text:changed-region>
        <text:changed-region xml:id="ct232632320" text:id="ct232632320">
          <text:deletion>
            <office:change-info>
              <dc:creator>Peter Camilleri</dc:creator>
              <dc:date>2015-04-25T23:17:00</dc:date>
            </office:change-info>
            <text:p text:style-name="Text_20_body"/>
            <text:p text:style-name="Text_20_body">.numerator</text:p>
          </text:deletion>
        </text:changed-region>
        <text:changed-region xml:id="ct232632424" text:id="ct232632424">
          <text:insertion>
            <office:change-info>
              <dc:creator>Peter Camilleri</dc:creator>
              <dc:date>2015-04-25T17:38:00</dc:date>
            </office:change-info>
          </text:insertion>
        </text:changed-region>
        <text:changed-region xml:id="ct232632528" text:id="ct232632528">
          <text:insertion>
            <office:change-info>
              <dc:creator>Peter Camilleri</dc:creator>
              <dc:date>2015-04-25T17:38:00</dc:date>
            </office:change-info>
          </text:insertion>
        </text:changed-region>
        <text:changed-region xml:id="ct232632632" text:id="ct232632632">
          <text:insertion>
            <office:change-info>
              <dc:creator>Peter Camilleri</dc:creator>
              <dc:date>2015-04-25T17:38:00</dc:date>
            </office:change-info>
          </text:insertion>
        </text:changed-region>
        <text:changed-region xml:id="ct232632736" text:id="ct232632736">
          <text:insertion>
            <office:change-info>
              <dc:creator>Peter Camilleri</dc:creator>
              <dc:date>2015-04-25T17:38:00</dc:date>
            </office:change-info>
          </text:insertion>
        </text:changed-region>
        <text:changed-region xml:id="ct232632944" text:id="ct232632944">
          <text:deletion>
            <office:change-info>
              <dc:creator>Peter Camilleri</dc:creator>
              <dc:date>2015-04-25T23:17:00</dc:date>
            </office:change-info>
            <text:p text:style-name="Text_20_body">.p2c</text:p>
          </text:deletion>
        </text:changed-region>
        <text:changed-region xml:id="ct232632840" text:id="ct232632840">
          <text:deletion>
            <office:change-info>
              <dc:creator>Peter Camilleri</dc:creator>
              <dc:date>2015-04-25T23:18:00</dc:date>
            </office:change-info>
            <text:p text:style-name="Text_20_body"/>
            <text:p text:style-name="Text_20_body"/>
          </text:deletion>
        </text:changed-region>
        <text:changed-region xml:id="ct232633048" text:id="ct232633048">
          <text:insertion>
            <office:change-info>
              <dc:creator>Peter Camilleri</dc:creator>
              <dc:date>2015-04-25T17:38:00</dc:date>
            </office:change-info>
          </text:insertion>
        </text:changed-region>
        <text:changed-region xml:id="ct232633152" text:id="ct232633152">
          <text:insertion>
            <office:change-info>
              <dc:creator>Peter Camilleri</dc:creator>
              <dc:date>2015-04-25T17:38:00</dc:date>
            </office:change-info>
          </text:insertion>
        </text:changed-region>
        <text:changed-region xml:id="ct232633256" text:id="ct232633256">
          <text:insertion>
            <office:change-info>
              <dc:creator>Peter Camilleri</dc:creator>
              <dc:date>2015-04-25T17:38:00</dc:date>
            </office:change-info>
          </text:insertion>
        </text:changed-region>
        <text:changed-region xml:id="ct232633360" text:id="ct232633360">
          <text:insertion>
            <office:change-info>
              <dc:creator>Peter Camilleri</dc:creator>
              <dc:date>2015-04-25T17:38:00</dc:date>
            </office:change-info>
          </text:insertion>
        </text:changed-region>
        <text:changed-region xml:id="ct232633464" text:id="ct232633464">
          <text:insertion>
            <office:change-info>
              <dc:creator>Peter Camilleri</dc:creator>
              <dc:date>2015-04-25T17:38:00</dc:date>
            </office:change-info>
          </text:insertion>
        </text:changed-region>
        <text:changed-region xml:id="ct232633568" text:id="ct232633568">
          <text:insertion>
            <office:change-info>
              <dc:creator>Peter Camilleri</dc:creator>
              <dc:date>2015-04-25T17:38:00</dc:date>
            </office:change-info>
          </text:insertion>
        </text:changed-region>
        <text:changed-region xml:id="ct232633672" text:id="ct232633672">
          <text:deletion>
            <office:change-info>
              <dc:creator>Peter Camilleri</dc:creator>
              <dc:date>2015-04-25T23:18:00</dc:date>
            </office:change-info>
            <text:p text:style-name="Text_20_body"/>
            <text:p text:style-name="Text_20_body">.polar</text:p>
          </text:deletion>
        </text:changed-region>
        <text:changed-region xml:id="ct232633776" text:id="ct232633776">
          <text:insertion>
            <office:change-info>
              <dc:creator>Peter Camilleri</dc:creator>
              <dc:date>2015-04-25T17:38:00</dc:date>
            </office:change-info>
          </text:insertion>
        </text:changed-region>
        <text:changed-region xml:id="ct232633880" text:id="ct232633880">
          <text:insertion>
            <office:change-info>
              <dc:creator>Peter Camilleri</dc:creator>
              <dc:date>2015-04-25T17:38:00</dc:date>
            </office:change-info>
          </text:insertion>
        </text:changed-region>
        <text:changed-region xml:id="ct232633984" text:id="ct232633984">
          <text:insertion>
            <office:change-info>
              <dc:creator>Peter Camilleri</dc:creator>
              <dc:date>2015-04-25T17:38:00</dc:date>
            </office:change-info>
          </text:insertion>
        </text:changed-region>
        <text:changed-region xml:id="ct232634088" text:id="ct232634088">
          <text:insertion>
            <office:change-info>
              <dc:creator>Peter Camilleri</dc:creator>
              <dc:date>2015-04-25T17:38:00</dc:date>
            </office:change-info>
          </text:insertion>
        </text:changed-region>
        <text:changed-region xml:id="ct232634192" text:id="ct232634192">
          <text:insertion>
            <office:change-info>
              <dc:creator>Peter Camilleri</dc:creator>
              <dc:date>2015-04-25T17:38:00</dc:date>
            </office:change-info>
          </text:insertion>
        </text:changed-region>
        <text:changed-region xml:id="ct232634296" text:id="ct232634296">
          <text:insertion>
            <office:change-info>
              <dc:creator>Peter Camilleri</dc:creator>
              <dc:date>2015-04-25T17:38:00</dc:date>
            </office:change-info>
          </text:insertion>
        </text:changed-region>
        <text:changed-region xml:id="ct232634400" text:id="ct232634400">
          <text:deletion>
            <office:change-info>
              <dc:creator>Peter Camilleri</dc:creator>
              <dc:date>2015-04-25T23:18:00</dc:date>
            </office:change-info>
            <text:p text:style-name="Text_20_body"/>
            <text:p text:style-name="Text_20_body">.r2d</text:p>
          </text:deletion>
        </text:changed-region>
        <text:changed-region xml:id="ct232634504" text:id="ct232634504">
          <text:insertion>
            <office:change-info>
              <dc:creator>Peter Camilleri</dc:creator>
              <dc:date>2015-04-25T17:38:00</dc:date>
            </office:change-info>
          </text:insertion>
        </text:changed-region>
        <text:changed-region xml:id="ct232634608" text:id="ct232634608">
          <text:insertion>
            <office:change-info>
              <dc:creator>Peter Camilleri</dc:creator>
              <dc:date>2015-04-25T17:38:00</dc:date>
            </office:change-info>
          </text:insertion>
        </text:changed-region>
        <text:changed-region xml:id="ct232634712" text:id="ct232634712">
          <text:insertion>
            <office:change-info>
              <dc:creator>Peter Camilleri</dc:creator>
              <dc:date>2015-04-25T17:38:00</dc:date>
            </office:change-info>
          </text:insertion>
        </text:changed-region>
        <text:changed-region xml:id="ct232634816" text:id="ct232634816">
          <text:insertion>
            <office:change-info>
              <dc:creator>Peter Camilleri</dc:creator>
              <dc:date>2015-04-25T17:38:00</dc:date>
            </office:change-info>
          </text:insertion>
        </text:changed-region>
        <text:changed-region xml:id="ct232634920" text:id="ct232634920">
          <text:insertion>
            <office:change-info>
              <dc:creator>Peter Camilleri</dc:creator>
              <dc:date>2015-04-25T17:38:00</dc:date>
            </office:change-info>
          </text:insertion>
        </text:changed-region>
        <text:changed-region xml:id="ct232635024" text:id="ct232635024">
          <text:deletion>
            <office:change-info>
              <dc:creator>Peter Camilleri</dc:creator>
              <dc:date>2015-04-25T23:18:00</dc:date>
            </office:change-info>
            <text:p text:style-name="Text_20_body"/>
            <text:p text:style-name="Text_20_body">.real</text:p>
          </text:deletion>
        </text:changed-region>
        <text:changed-region xml:id="ct232635128" text:id="ct232635128">
          <text:insertion>
            <office:change-info>
              <dc:creator>Peter Camilleri</dc:creator>
              <dc:date>2015-04-25T17:39:00</dc:date>
            </office:change-info>
          </text:insertion>
        </text:changed-region>
        <text:changed-region xml:id="ct232635232" text:id="ct232635232">
          <text:insertion>
            <office:change-info>
              <dc:creator>Peter Camilleri</dc:creator>
              <dc:date>2015-04-25T17:39:00</dc:date>
            </office:change-info>
          </text:insertion>
        </text:changed-region>
        <text:changed-region xml:id="ct232635376" text:id="ct232635376">
          <text:insertion>
            <office:change-info>
              <dc:creator>Peter Camilleri</dc:creator>
              <dc:date>2015-04-25T17:39:00</dc:date>
            </office:change-info>
          </text:insertion>
        </text:changed-region>
        <text:changed-region xml:id="ct232635480" text:id="ct232635480">
          <text:insertion>
            <office:change-info>
              <dc:creator>Peter Camilleri</dc:creator>
              <dc:date>2015-04-25T17:39:00</dc:date>
            </office:change-info>
          </text:insertion>
        </text:changed-region>
        <text:changed-region xml:id="ct232635584" text:id="ct232635584">
          <text:deletion>
            <office:change-info>
              <dc:creator>Peter Camilleri</dc:creator>
              <dc:date>2015-04-25T23:19:00</dc:date>
            </office:change-info>
            <text:p text:style-name="Text_20_body"/>
            <text:p text:style-name="Text_20_body">.round</text:p>
          </text:deletion>
        </text:changed-region>
        <text:changed-region xml:id="ct232635688" text:id="ct232635688">
          <text:insertion>
            <office:change-info>
              <dc:creator>Peter Camilleri</dc:creator>
              <dc:date>2015-04-25T17:39:00</dc:date>
            </office:change-info>
          </text:insertion>
        </text:changed-region>
        <text:changed-region xml:id="ct232635792" text:id="ct232635792">
          <text:insertion>
            <office:change-info>
              <dc:creator>Peter Camilleri</dc:creator>
              <dc:date>2015-04-25T17:39:00</dc:date>
            </office:change-info>
          </text:insertion>
        </text:changed-region>
        <text:changed-region xml:id="ct232635896" text:id="ct232635896">
          <text:insertion>
            <office:change-info>
              <dc:creator>Peter Camilleri</dc:creator>
              <dc:date>2015-04-25T17:39:00</dc:date>
            </office:change-info>
          </text:insertion>
        </text:changed-region>
        <text:changed-region xml:id="ct232636000" text:id="ct232636000">
          <text:insertion>
            <office:change-info>
              <dc:creator>Peter Camilleri</dc:creator>
              <dc:date>2015-04-25T17:39:00</dc:date>
            </office:change-info>
          </text:insertion>
        </text:changed-region>
        <text:changed-region xml:id="ct232636104" text:id="ct232636104">
          <text:insertion>
            <office:change-info>
              <dc:creator>Peter Camilleri</dc:creator>
              <dc:date>2015-04-25T17:39:00</dc:date>
            </office:change-info>
          </text:insertion>
        </text:changed-region>
        <text:changed-region xml:id="ct232636208" text:id="ct232636208">
          <text:insertion>
            <office:change-info>
              <dc:creator>Peter Camilleri</dc:creator>
              <dc:date>2015-04-25T17:39:00</dc:date>
            </office:change-info>
          </text:insertion>
        </text:changed-region>
        <text:changed-region xml:id="ct232636312" text:id="ct232636312">
          <text:deletion>
            <office:change-info>
              <dc:creator>Peter Camilleri</dc:creator>
              <dc:date>2015-04-25T23:19:00</dc:date>
            </office:change-info>
            <text:p text:style-name="Text_20_body"/>
            <text:p text:style-name="Text_20_body">.sin</text:p>
          </text:deletion>
        </text:changed-region>
        <text:changed-region xml:id="ct232636416" text:id="ct232636416">
          <text:insertion>
            <office:change-info>
              <dc:creator>Peter Camilleri</dc:creator>
              <dc:date>2015-04-25T17:39:00</dc:date>
            </office:change-info>
          </text:insertion>
        </text:changed-region>
        <text:changed-region xml:id="ct232636520" text:id="ct232636520">
          <text:insertion>
            <office:change-info>
              <dc:creator>Peter Camilleri</dc:creator>
              <dc:date>2015-04-25T17:39:00</dc:date>
            </office:change-info>
          </text:insertion>
        </text:changed-region>
        <text:changed-region xml:id="ct232636624" text:id="ct232636624">
          <text:insertion>
            <office:change-info>
              <dc:creator>Peter Camilleri</dc:creator>
              <dc:date>2015-04-25T17:39:00</dc:date>
            </office:change-info>
          </text:insertion>
        </text:changed-region>
        <text:changed-region xml:id="ct232636728" text:id="ct232636728">
          <text:insertion>
            <office:change-info>
              <dc:creator>Peter Camilleri</dc:creator>
              <dc:date>2015-04-25T17:39:00</dc:date>
            </office:change-info>
          </text:insertion>
        </text:changed-region>
        <text:changed-region xml:id="ct232636832" text:id="ct232636832">
          <text:insertion>
            <office:change-info>
              <dc:creator>Peter Camilleri</dc:creator>
              <dc:date>2015-04-25T17:39:00</dc:date>
            </office:change-info>
          </text:insertion>
        </text:changed-region>
        <text:changed-region xml:id="ct232636936" text:id="ct232636936">
          <text:deletion>
            <office:change-info>
              <dc:creator>Peter Camilleri</dc:creator>
              <dc:date>2015-04-25T23:19:00</dc:date>
            </office:change-info>
            <text:p text:style-name="Text_20_body"/>
            <text:p text:style-name="Text_20_body">.sinh</text:p>
          </text:deletion>
        </text:changed-region>
        <text:changed-region xml:id="ct232637040" text:id="ct232637040">
          <text:insertion>
            <office:change-info>
              <dc:creator>Peter Camilleri</dc:creator>
              <dc:date>2015-04-25T17:39:00</dc:date>
            </office:change-info>
          </text:insertion>
        </text:changed-region>
        <text:changed-region xml:id="ct232637144" text:id="ct232637144">
          <text:insertion>
            <office:change-info>
              <dc:creator>Peter Camilleri</dc:creator>
              <dc:date>2015-04-25T17:39:00</dc:date>
            </office:change-info>
          </text:insertion>
        </text:changed-region>
        <text:changed-region xml:id="ct232637248" text:id="ct232637248">
          <text:insertion>
            <office:change-info>
              <dc:creator>Peter Camilleri</dc:creator>
              <dc:date>2015-04-25T17:39:00</dc:date>
            </office:change-info>
          </text:insertion>
        </text:changed-region>
        <text:changed-region xml:id="ct232637352" text:id="ct232637352">
          <text:insertion>
            <office:change-info>
              <dc:creator>Peter Camilleri</dc:creator>
              <dc:date>2015-04-25T17:39:00</dc:date>
            </office:change-info>
          </text:insertion>
        </text:changed-region>
        <text:changed-region xml:id="ct232637456" text:id="ct232637456">
          <text:insertion>
            <office:change-info>
              <dc:creator>Peter Camilleri</dc:creator>
              <dc:date>2015-04-25T17:39:00</dc:date>
            </office:change-info>
          </text:insertion>
        </text:changed-region>
        <text:changed-region xml:id="ct232637560" text:id="ct232637560">
          <text:deletion>
            <office:change-info>
              <dc:creator>Peter Camilleri</dc:creator>
              <dc:date>2015-04-25T23:19:00</dc:date>
            </office:change-info>
            <text:p text:style-name="Text_20_body"/>
            <text:p text:style-name="Text_20_body">.sleep</text:p>
          </text:deletion>
        </text:changed-region>
        <text:changed-region xml:id="ct232637664" text:id="ct232637664">
          <text:insertion>
            <office:change-info>
              <dc:creator>Peter Camilleri</dc:creator>
              <dc:date>2015-04-25T17:39:00</dc:date>
            </office:change-info>
          </text:insertion>
        </text:changed-region>
        <text:changed-region xml:id="ct232637768" text:id="ct232637768">
          <text:insertion>
            <office:change-info>
              <dc:creator>Peter Camilleri</dc:creator>
              <dc:date>2015-04-25T17:39:00</dc:date>
            </office:change-info>
          </text:insertion>
        </text:changed-region>
        <text:changed-region xml:id="ct232637872" text:id="ct232637872">
          <text:insertion>
            <office:change-info>
              <dc:creator>Peter Camilleri</dc:creator>
              <dc:date>2015-04-25T17:39:00</dc:date>
            </office:change-info>
          </text:insertion>
        </text:changed-region>
        <text:changed-region xml:id="ct232637976" text:id="ct232637976">
          <text:insertion>
            <office:change-info>
              <dc:creator>Peter Camilleri</dc:creator>
              <dc:date>2015-04-25T17:39:00</dc:date>
            </office:change-info>
          </text:insertion>
        </text:changed-region>
        <text:changed-region xml:id="ct232638080" text:id="ct232638080">
          <text:deletion>
            <office:change-info>
              <dc:creator>Peter Camilleri</dc:creator>
              <dc:date>2015-04-25T23:20:00</dc:date>
            </office:change-info>
            <text:p text:style-name="Text_20_body"/>
            <text:p text:style-name="Text_20_body">.sqr</text:p>
          </text:deletion>
        </text:changed-region>
        <text:changed-region xml:id="ct232638184" text:id="ct232638184">
          <text:insertion>
            <office:change-info>
              <dc:creator>Peter Camilleri</dc:creator>
              <dc:date>2015-04-25T17:39:00</dc:date>
            </office:change-info>
          </text:insertion>
        </text:changed-region>
        <text:changed-region xml:id="ct232638288" text:id="ct232638288">
          <text:insertion>
            <office:change-info>
              <dc:creator>Peter Camilleri</dc:creator>
              <dc:date>2015-04-25T17:39:00</dc:date>
            </office:change-info>
          </text:insertion>
        </text:changed-region>
        <text:changed-region xml:id="ct232638392" text:id="ct232638392">
          <text:insertion>
            <office:change-info>
              <dc:creator>Peter Camilleri</dc:creator>
              <dc:date>2015-04-25T17:39:00</dc:date>
            </office:change-info>
          </text:insertion>
        </text:changed-region>
        <text:changed-region xml:id="ct232638496" text:id="ct232638496">
          <text:insertion>
            <office:change-info>
              <dc:creator>Peter Camilleri</dc:creator>
              <dc:date>2015-04-25T17:39:00</dc:date>
            </office:change-info>
          </text:insertion>
        </text:changed-region>
        <text:changed-region xml:id="ct232638600" text:id="ct232638600">
          <text:deletion>
            <office:change-info>
              <dc:creator>Peter Camilleri</dc:creator>
              <dc:date>2015-04-25T23:20:00</dc:date>
            </office:change-info>
            <text:p text:style-name="Text_20_body"/>
            <text:p text:style-name="Text_20_body">.sqrt</text:p>
          </text:deletion>
        </text:changed-region>
        <text:changed-region xml:id="ct232638704" text:id="ct232638704">
          <text:insertion>
            <office:change-info>
              <dc:creator>Peter Camilleri</dc:creator>
              <dc:date>2015-04-25T17:39:00</dc:date>
            </office:change-info>
          </text:insertion>
        </text:changed-region>
        <text:changed-region xml:id="ct232638808" text:id="ct232638808">
          <text:insertion>
            <office:change-info>
              <dc:creator>Peter Camilleri</dc:creator>
              <dc:date>2015-04-25T17:39:00</dc:date>
            </office:change-info>
          </text:insertion>
        </text:changed-region>
        <text:changed-region xml:id="ct232638912" text:id="ct232638912">
          <text:insertion>
            <office:change-info>
              <dc:creator>Peter Camilleri</dc:creator>
              <dc:date>2015-04-25T17:39:00</dc:date>
            </office:change-info>
          </text:insertion>
        </text:changed-region>
        <text:changed-region xml:id="ct232639016" text:id="ct232639016">
          <text:insertion>
            <office:change-info>
              <dc:creator>Peter Camilleri</dc:creator>
              <dc:date>2015-04-25T17:39:00</dc:date>
            </office:change-info>
          </text:insertion>
        </text:changed-region>
        <text:changed-region xml:id="ct232639120" text:id="ct232639120">
          <text:insertion>
            <office:change-info>
              <dc:creator>Peter Camilleri</dc:creator>
              <dc:date>2015-04-25T17:39:00</dc:date>
            </office:change-info>
          </text:insertion>
        </text:changed-region>
        <text:changed-region xml:id="ct232639224" text:id="ct232639224">
          <text:deletion>
            <office:change-info>
              <dc:creator>Peter Camilleri</dc:creator>
              <dc:date>2015-04-25T23:20:00</dc:date>
            </office:change-info>
            <text:p text:style-name="Text_20_body"/>
            <text:p text:style-name="Text_20_body">.tan</text:p>
          </text:deletion>
        </text:changed-region>
        <text:changed-region xml:id="ct232639328" text:id="ct232639328">
          <text:insertion>
            <office:change-info>
              <dc:creator>Peter Camilleri</dc:creator>
              <dc:date>2015-04-25T17:39:00</dc:date>
            </office:change-info>
          </text:insertion>
        </text:changed-region>
        <text:changed-region xml:id="ct232659864" text:id="ct232659864">
          <text:insertion>
            <office:change-info>
              <dc:creator>Peter Camilleri</dc:creator>
              <dc:date>2015-04-25T17:39:00</dc:date>
            </office:change-info>
          </text:insertion>
        </text:changed-region>
        <text:changed-region xml:id="ct232659968" text:id="ct232659968">
          <text:insertion>
            <office:change-info>
              <dc:creator>Peter Camilleri</dc:creator>
              <dc:date>2015-04-25T17:39:00</dc:date>
            </office:change-info>
          </text:insertion>
        </text:changed-region>
        <text:changed-region xml:id="ct232660072" text:id="ct232660072">
          <text:insertion>
            <office:change-info>
              <dc:creator>Peter Camilleri</dc:creator>
              <dc:date>2015-04-25T17:39:00</dc:date>
            </office:change-info>
          </text:insertion>
        </text:changed-region>
        <text:changed-region xml:id="ct232660176" text:id="ct232660176">
          <text:insertion>
            <office:change-info>
              <dc:creator>Peter Camilleri</dc:creator>
              <dc:date>2015-04-25T17:39:00</dc:date>
            </office:change-info>
          </text:insertion>
        </text:changed-region>
        <text:changed-region xml:id="ct232660280" text:id="ct232660280">
          <text:deletion>
            <office:change-info>
              <dc:creator>Peter Camilleri</dc:creator>
              <dc:date>2015-04-25T23:20:00</dc:date>
            </office:change-info>
            <text:p text:style-name="Text_20_body"/>
            <text:p text:style-name="Text_20_body">.tanh</text:p>
          </text:deletion>
        </text:changed-region>
        <text:changed-region xml:id="ct232660384" text:id="ct232660384">
          <text:insertion>
            <office:change-info>
              <dc:creator>Peter Camilleri</dc:creator>
              <dc:date>2015-04-25T17:39:00</dc:date>
            </office:change-info>
          </text:insertion>
        </text:changed-region>
        <text:changed-region xml:id="ct232660488" text:id="ct232660488">
          <text:insertion>
            <office:change-info>
              <dc:creator>Peter Camilleri</dc:creator>
              <dc:date>2015-04-25T17:39:00</dc:date>
            </office:change-info>
          </text:insertion>
        </text:changed-region>
        <text:changed-region xml:id="ct232660592" text:id="ct232660592">
          <text:insertion>
            <office:change-info>
              <dc:creator>Peter Camilleri</dc:creator>
              <dc:date>2015-04-25T17:39:00</dc:date>
            </office:change-info>
          </text:insertion>
        </text:changed-region>
        <text:changed-region xml:id="ct232660696" text:id="ct232660696">
          <text:insertion>
            <office:change-info>
              <dc:creator>Peter Camilleri</dc:creator>
              <dc:date>2015-04-25T17:39:00</dc:date>
            </office:change-info>
          </text:insertion>
        </text:changed-region>
        <text:changed-region xml:id="ct232660800" text:id="ct232660800">
          <text:insertion>
            <office:change-info>
              <dc:creator>Peter Camilleri</dc:creator>
              <dc:date>2015-04-25T17:39:00</dc:date>
            </office:change-info>
          </text:insertion>
        </text:changed-region>
        <text:changed-region xml:id="ct232660904" text:id="ct232660904">
          <text:deletion>
            <office:change-info>
              <dc:creator>Peter Camilleri</dc:creator>
              <dc:date>2015-04-25T23:20:00</dc:date>
            </office:change-info>
            <text:p text:style-name="Text_20_body"/>
            <text:p text:style-name="Text_20_body">/</text:p>
          </text:deletion>
        </text:changed-region>
        <text:changed-region xml:id="ct232661008" text:id="ct232661008">
          <text:insertion>
            <office:change-info>
              <dc:creator>Peter Camilleri</dc:creator>
              <dc:date>2015-04-25T17:39:00</dc:date>
            </office:change-info>
          </text:insertion>
        </text:changed-region>
        <text:changed-region xml:id="ct232661112" text:id="ct232661112">
          <text:insertion>
            <office:change-info>
              <dc:creator>Peter Camilleri</dc:creator>
              <dc:date>2015-04-25T17:39:00</dc:date>
            </office:change-info>
          </text:insertion>
        </text:changed-region>
        <text:changed-region xml:id="ct232661216" text:id="ct232661216">
          <text:insertion>
            <office:change-info>
              <dc:creator>Peter Camilleri</dc:creator>
              <dc:date>2015-04-25T17:39:00</dc:date>
            </office:change-info>
          </text:insertion>
        </text:changed-region>
        <text:changed-region xml:id="ct232661320" text:id="ct232661320">
          <text:insertion>
            <office:change-info>
              <dc:creator>Peter Camilleri</dc:creator>
              <dc:date>2015-04-25T17:39:00</dc:date>
            </office:change-info>
          </text:insertion>
        </text:changed-region>
        <text:changed-region xml:id="ct232661424" text:id="ct232661424">
          <text:deletion>
            <office:change-info>
              <dc:creator>Peter Camilleri</dc:creator>
              <dc:date>2015-04-25T23:21:00</dc:date>
            </office:change-info>
            <text:p text:style-name="Text_20_body"/>
            <text:p text:style-name="Text_20_body">0&lt;</text:p>
          </text:deletion>
        </text:changed-region>
        <text:changed-region xml:id="ct232661528" text:id="ct232661528">
          <text:insertion>
            <office:change-info>
              <dc:creator>Peter Camilleri</dc:creator>
              <dc:date>2015-04-25T17:39:00</dc:date>
            </office:change-info>
          </text:insertion>
        </text:changed-region>
        <text:changed-region xml:id="ct232661632" text:id="ct232661632">
          <text:insertion>
            <office:change-info>
              <dc:creator>Peter Camilleri</dc:creator>
              <dc:date>2015-04-25T17:39:00</dc:date>
            </office:change-info>
          </text:insertion>
        </text:changed-region>
        <text:changed-region xml:id="ct232661736" text:id="ct232661736">
          <text:insertion>
            <office:change-info>
              <dc:creator>Peter Camilleri</dc:creator>
              <dc:date>2015-04-25T17:39:00</dc:date>
            </office:change-info>
          </text:insertion>
        </text:changed-region>
        <text:changed-region xml:id="ct232661840" text:id="ct232661840">
          <text:insertion>
            <office:change-info>
              <dc:creator>Peter Camilleri</dc:creator>
              <dc:date>2015-04-25T17:39:00</dc:date>
            </office:change-info>
          </text:insertion>
        </text:changed-region>
        <text:changed-region xml:id="ct232661944" text:id="ct232661944">
          <text:deletion>
            <office:change-info>
              <dc:creator>Peter Camilleri</dc:creator>
              <dc:date>2015-04-25T23:21:00</dc:date>
            </office:change-info>
            <text:p text:style-name="Text_20_body"/>
            <text:p text:style-name="Text_20_body">0&lt;=</text:p>
          </text:deletion>
        </text:changed-region>
        <text:changed-region xml:id="ct232662048" text:id="ct232662048">
          <text:insertion>
            <office:change-info>
              <dc:creator>Peter Camilleri</dc:creator>
              <dc:date>2015-04-25T17:39:00</dc:date>
            </office:change-info>
          </text:insertion>
        </text:changed-region>
        <text:changed-region xml:id="ct232662152" text:id="ct232662152">
          <text:insertion>
            <office:change-info>
              <dc:creator>Peter Camilleri</dc:creator>
              <dc:date>2015-04-25T17:39:00</dc:date>
            </office:change-info>
          </text:insertion>
        </text:changed-region>
        <text:changed-region xml:id="ct232662256" text:id="ct232662256">
          <text:insertion>
            <office:change-info>
              <dc:creator>Peter Camilleri</dc:creator>
              <dc:date>2015-04-25T17:39:00</dc:date>
            </office:change-info>
          </text:insertion>
        </text:changed-region>
        <text:changed-region xml:id="ct232662360" text:id="ct232662360">
          <text:insertion>
            <office:change-info>
              <dc:creator>Peter Camilleri</dc:creator>
              <dc:date>2015-04-25T17:39:00</dc:date>
            </office:change-info>
          </text:insertion>
        </text:changed-region>
        <text:changed-region xml:id="ct232662464" text:id="ct232662464">
          <text:deletion>
            <office:change-info>
              <dc:creator>Peter Camilleri</dc:creator>
              <dc:date>2015-04-25T23:21:00</dc:date>
            </office:change-info>
            <text:p text:style-name="Text_20_body"/>
            <text:p text:style-name="Text_20_body">0&lt;=&gt;</text:p>
          </text:deletion>
        </text:changed-region>
        <text:changed-region xml:id="ct232662568" text:id="ct232662568">
          <text:insertion>
            <office:change-info>
              <dc:creator>Peter Camilleri</dc:creator>
              <dc:date>2015-04-25T17:39:00</dc:date>
            </office:change-info>
          </text:insertion>
        </text:changed-region>
        <text:changed-region xml:id="ct232662672" text:id="ct232662672">
          <text:insertion>
            <office:change-info>
              <dc:creator>Peter Camilleri</dc:creator>
              <dc:date>2015-04-25T17:39:00</dc:date>
            </office:change-info>
          </text:insertion>
        </text:changed-region>
        <text:changed-region xml:id="ct232662776" text:id="ct232662776">
          <text:insertion>
            <office:change-info>
              <dc:creator>Peter Camilleri</dc:creator>
              <dc:date>2015-04-25T17:39:00</dc:date>
            </office:change-info>
          </text:insertion>
        </text:changed-region>
        <text:changed-region xml:id="ct232662880" text:id="ct232662880">
          <text:insertion>
            <office:change-info>
              <dc:creator>Peter Camilleri</dc:creator>
              <dc:date>2015-04-25T17:39:00</dc:date>
            </office:change-info>
          </text:insertion>
        </text:changed-region>
        <text:changed-region xml:id="ct232662984" text:id="ct232662984">
          <text:insertion>
            <office:change-info>
              <dc:creator>Peter Camilleri</dc:creator>
              <dc:date>2015-04-25T17:39:00</dc:date>
            </office:change-info>
          </text:insertion>
        </text:changed-region>
        <text:changed-region xml:id="ct232663192" text:id="ct232663192">
          <text:deletion>
            <office:change-info>
              <dc:creator>Peter Camilleri</dc:creator>
              <dc:date>2015-04-25T23:21:00</dc:date>
            </office:change-info>
            <text:p text:style-name="Text_20_body">0&lt;&gt;</text:p>
          </text:deletion>
        </text:changed-region>
        <text:changed-region xml:id="ct232663088" text:id="ct232663088">
          <text:deletion>
            <office:change-info>
              <dc:creator>Peter Camilleri</dc:creator>
              <dc:date>2015-04-25T23:22:00</dc:date>
            </office:change-info>
            <text:p text:style-name="Text_20_body"/>
            <text:p text:style-name="Text_20_body"/>
          </text:deletion>
        </text:changed-region>
        <text:changed-region xml:id="ct232663296" text:id="ct232663296">
          <text:insertion>
            <office:change-info>
              <dc:creator>Peter Camilleri</dc:creator>
              <dc:date>2015-04-25T17:39:00</dc:date>
            </office:change-info>
          </text:insertion>
        </text:changed-region>
        <text:changed-region xml:id="ct232663400" text:id="ct232663400">
          <text:insertion>
            <office:change-info>
              <dc:creator>Peter Camilleri</dc:creator>
              <dc:date>2015-04-25T17:39:00</dc:date>
            </office:change-info>
          </text:insertion>
        </text:changed-region>
        <text:changed-region xml:id="ct232663504" text:id="ct232663504">
          <text:insertion>
            <office:change-info>
              <dc:creator>Peter Camilleri</dc:creator>
              <dc:date>2015-04-25T17:39:00</dc:date>
            </office:change-info>
          </text:insertion>
        </text:changed-region>
        <text:changed-region xml:id="ct232663608" text:id="ct232663608">
          <text:insertion>
            <office:change-info>
              <dc:creator>Peter Camilleri</dc:creator>
              <dc:date>2015-04-25T17:39:00</dc:date>
            </office:change-info>
          </text:insertion>
        </text:changed-region>
        <text:changed-region xml:id="ct232663712" text:id="ct232663712">
          <text:deletion>
            <office:change-info>
              <dc:creator>Peter Camilleri</dc:creator>
              <dc:date>2015-04-25T23:22:00</dc:date>
            </office:change-info>
            <text:p text:style-name="Text_20_body"/>
            <text:p text:style-name="Text_20_body">0=</text:p>
          </text:deletion>
        </text:changed-region>
        <text:changed-region xml:id="ct232663816" text:id="ct232663816">
          <text:insertion>
            <office:change-info>
              <dc:creator>Peter Camilleri</dc:creator>
              <dc:date>2015-04-25T17:39:00</dc:date>
            </office:change-info>
          </text:insertion>
        </text:changed-region>
        <text:changed-region xml:id="ct232663960" text:id="ct232663960">
          <text:insertion>
            <office:change-info>
              <dc:creator>Peter Camilleri</dc:creator>
              <dc:date>2015-04-25T17:39:00</dc:date>
            </office:change-info>
          </text:insertion>
        </text:changed-region>
        <text:changed-region xml:id="ct232664064" text:id="ct232664064">
          <text:insertion>
            <office:change-info>
              <dc:creator>Peter Camilleri</dc:creator>
              <dc:date>2015-04-25T17:39:00</dc:date>
            </office:change-info>
          </text:insertion>
        </text:changed-region>
        <text:changed-region xml:id="ct232664168" text:id="ct232664168">
          <text:insertion>
            <office:change-info>
              <dc:creator>Peter Camilleri</dc:creator>
              <dc:date>2015-04-25T17:39:00</dc:date>
            </office:change-info>
          </text:insertion>
        </text:changed-region>
        <text:changed-region xml:id="ct232664272" text:id="ct232664272">
          <text:deletion>
            <office:change-info>
              <dc:creator>Peter Camilleri</dc:creator>
              <dc:date>2015-04-25T23:22:00</dc:date>
            </office:change-info>
            <text:p text:style-name="Text_20_body"/>
            <text:p text:style-name="Text_20_body">0&gt;</text:p>
          </text:deletion>
        </text:changed-region>
        <text:changed-region xml:id="ct232664376" text:id="ct232664376">
          <text:insertion>
            <office:change-info>
              <dc:creator>Peter Camilleri</dc:creator>
              <dc:date>2015-04-25T17:39:00</dc:date>
            </office:change-info>
          </text:insertion>
        </text:changed-region>
        <text:changed-region xml:id="ct232664480" text:id="ct232664480">
          <text:insertion>
            <office:change-info>
              <dc:creator>Peter Camilleri</dc:creator>
              <dc:date>2015-04-25T17:39:00</dc:date>
            </office:change-info>
          </text:insertion>
        </text:changed-region>
        <text:changed-region xml:id="ct232664584" text:id="ct232664584">
          <text:insertion>
            <office:change-info>
              <dc:creator>Peter Camilleri</dc:creator>
              <dc:date>2015-04-25T17:39:00</dc:date>
            </office:change-info>
          </text:insertion>
        </text:changed-region>
        <text:changed-region xml:id="ct232664688" text:id="ct232664688">
          <text:insertion>
            <office:change-info>
              <dc:creator>Peter Camilleri</dc:creator>
              <dc:date>2015-04-25T17:39:00</dc:date>
            </office:change-info>
          </text:insertion>
        </text:changed-region>
        <text:changed-region xml:id="ct232664792" text:id="ct232664792">
          <text:deletion>
            <office:change-info>
              <dc:creator>Peter Camilleri</dc:creator>
              <dc:date>2015-04-25T23:22:00</dc:date>
            </office:change-info>
            <text:p text:style-name="Text_20_body"/>
            <text:p text:style-name="Text_20_body">0&gt;=</text:p>
          </text:deletion>
        </text:changed-region>
        <text:changed-region xml:id="ct232664896" text:id="ct232664896">
          <text:insertion>
            <office:change-info>
              <dc:creator>Peter Camilleri</dc:creator>
              <dc:date>2015-04-25T17:39:00</dc:date>
            </office:change-info>
          </text:insertion>
        </text:changed-region>
        <text:changed-region xml:id="ct232665000" text:id="ct232665000">
          <text:insertion>
            <office:change-info>
              <dc:creator>Peter Camilleri</dc:creator>
              <dc:date>2015-04-25T17:39:00</dc:date>
            </office:change-info>
          </text:insertion>
        </text:changed-region>
        <text:changed-region xml:id="ct232665104" text:id="ct232665104">
          <text:insertion>
            <office:change-info>
              <dc:creator>Peter Camilleri</dc:creator>
              <dc:date>2015-04-25T17:39:00</dc:date>
            </office:change-info>
          </text:insertion>
        </text:changed-region>
        <text:changed-region xml:id="ct232665208" text:id="ct232665208">
          <text:insertion>
            <office:change-info>
              <dc:creator>Peter Camilleri</dc:creator>
              <dc:date>2015-04-25T17:39:00</dc:date>
            </office:change-info>
          </text:insertion>
        </text:changed-region>
        <text:changed-region xml:id="ct232665312" text:id="ct232665312">
          <text:deletion>
            <office:change-info>
              <dc:creator>Peter Camilleri</dc:creator>
              <dc:date>2015-04-25T23:22:00</dc:date>
            </office:change-info>
            <text:p text:style-name="Text_20_body"/>
            <text:p text:style-name="Text_20_body">1+</text:p>
          </text:deletion>
        </text:changed-region>
        <text:changed-region xml:id="ct232665416" text:id="ct232665416">
          <text:insertion>
            <office:change-info>
              <dc:creator>Peter Camilleri</dc:creator>
              <dc:date>2015-04-25T17:39:00</dc:date>
            </office:change-info>
          </text:insertion>
        </text:changed-region>
        <text:changed-region xml:id="ct232665520" text:id="ct232665520">
          <text:insertion>
            <office:change-info>
              <dc:creator>Peter Camilleri</dc:creator>
              <dc:date>2015-04-25T17:39:00</dc:date>
            </office:change-info>
          </text:insertion>
        </text:changed-region>
        <text:changed-region xml:id="ct232665624" text:id="ct232665624">
          <text:insertion>
            <office:change-info>
              <dc:creator>Peter Camilleri</dc:creator>
              <dc:date>2015-04-25T17:39:00</dc:date>
            </office:change-info>
          </text:insertion>
        </text:changed-region>
        <text:changed-region xml:id="ct232665728" text:id="ct232665728">
          <text:insertion>
            <office:change-info>
              <dc:creator>Peter Camilleri</dc:creator>
              <dc:date>2015-04-25T17:39:00</dc:date>
            </office:change-info>
          </text:insertion>
        </text:changed-region>
        <text:changed-region xml:id="ct232665832" text:id="ct232665832">
          <text:deletion>
            <office:change-info>
              <dc:creator>Peter Camilleri</dc:creator>
              <dc:date>2015-04-25T23:22:00</dc:date>
            </office:change-info>
            <text:p text:style-name="Text_20_body"/>
            <text:p text:style-name="Text_20_body">1-</text:p>
          </text:deletion>
        </text:changed-region>
        <text:changed-region xml:id="ct232665936" text:id="ct232665936">
          <text:insertion>
            <office:change-info>
              <dc:creator>Peter Camilleri</dc:creator>
              <dc:date>2015-04-25T17:39:00</dc:date>
            </office:change-info>
          </text:insertion>
        </text:changed-region>
        <text:changed-region xml:id="ct232666040" text:id="ct232666040">
          <text:insertion>
            <office:change-info>
              <dc:creator>Peter Camilleri</dc:creator>
              <dc:date>2015-04-25T17:39:00</dc:date>
            </office:change-info>
          </text:insertion>
        </text:changed-region>
        <text:changed-region xml:id="ct232666144" text:id="ct232666144">
          <text:insertion>
            <office:change-info>
              <dc:creator>Peter Camilleri</dc:creator>
              <dc:date>2015-04-25T17:39:00</dc:date>
            </office:change-info>
          </text:insertion>
        </text:changed-region>
        <text:changed-region xml:id="ct232666248" text:id="ct232666248">
          <text:insertion>
            <office:change-info>
              <dc:creator>Peter Camilleri</dc:creator>
              <dc:date>2015-04-25T17:39:00</dc:date>
            </office:change-info>
          </text:insertion>
        </text:changed-region>
        <text:changed-region xml:id="ct232666352" text:id="ct232666352">
          <text:deletion>
            <office:change-info>
              <dc:creator>Peter Camilleri</dc:creator>
              <dc:date>2015-04-25T23:23:00</dc:date>
            </office:change-info>
            <text:p text:style-name="Text_20_body"/>
            <text:p text:style-name="Text_20_body">2*</text:p>
          </text:deletion>
        </text:changed-region>
        <text:changed-region xml:id="ct232666456" text:id="ct232666456">
          <text:insertion>
            <office:change-info>
              <dc:creator>Peter Camilleri</dc:creator>
              <dc:date>2015-04-25T17:39:00</dc:date>
            </office:change-info>
          </text:insertion>
        </text:changed-region>
        <text:changed-region xml:id="ct232666560" text:id="ct232666560">
          <text:insertion>
            <office:change-info>
              <dc:creator>Peter Camilleri</dc:creator>
              <dc:date>2015-04-25T17:39:00</dc:date>
            </office:change-info>
          </text:insertion>
        </text:changed-region>
        <text:changed-region xml:id="ct232666664" text:id="ct232666664">
          <text:insertion>
            <office:change-info>
              <dc:creator>Peter Camilleri</dc:creator>
              <dc:date>2015-04-25T17:39:00</dc:date>
            </office:change-info>
          </text:insertion>
        </text:changed-region>
        <text:changed-region xml:id="ct232666768" text:id="ct232666768">
          <text:insertion>
            <office:change-info>
              <dc:creator>Peter Camilleri</dc:creator>
              <dc:date>2015-04-25T17:39:00</dc:date>
            </office:change-info>
          </text:insertion>
        </text:changed-region>
        <text:changed-region xml:id="ct232666872" text:id="ct232666872">
          <text:deletion>
            <office:change-info>
              <dc:creator>Peter Camilleri</dc:creator>
              <dc:date>2015-04-25T23:23:00</dc:date>
            </office:change-info>
            <text:p text:style-name="Text_20_body"/>
            <text:p text:style-name="Text_20_body">2+</text:p>
          </text:deletion>
        </text:changed-region>
        <text:changed-region xml:id="ct232666976" text:id="ct232666976">
          <text:insertion>
            <office:change-info>
              <dc:creator>Peter Camilleri</dc:creator>
              <dc:date>2015-04-25T17:39:00</dc:date>
            </office:change-info>
          </text:insertion>
        </text:changed-region>
        <text:changed-region xml:id="ct232667080" text:id="ct232667080">
          <text:insertion>
            <office:change-info>
              <dc:creator>Peter Camilleri</dc:creator>
              <dc:date>2015-04-25T17:39:00</dc:date>
            </office:change-info>
          </text:insertion>
        </text:changed-region>
        <text:changed-region xml:id="ct232667184" text:id="ct232667184">
          <text:insertion>
            <office:change-info>
              <dc:creator>Peter Camilleri</dc:creator>
              <dc:date>2015-04-25T17:39:00</dc:date>
            </office:change-info>
          </text:insertion>
        </text:changed-region>
        <text:changed-region xml:id="ct232667288" text:id="ct232667288">
          <text:insertion>
            <office:change-info>
              <dc:creator>Peter Camilleri</dc:creator>
              <dc:date>2015-04-25T17:39:00</dc:date>
            </office:change-info>
          </text:insertion>
        </text:changed-region>
        <text:changed-region xml:id="ct232667392" text:id="ct232667392">
          <text:deletion>
            <office:change-info>
              <dc:creator>Peter Camilleri</dc:creator>
              <dc:date>2015-04-25T23:23:00</dc:date>
            </office:change-info>
            <text:p text:style-name="Text_20_body"/>
            <text:p text:style-name="Text_20_body">2-</text:p>
          </text:deletion>
        </text:changed-region>
        <text:changed-region xml:id="ct232667496" text:id="ct232667496">
          <text:insertion>
            <office:change-info>
              <dc:creator>Peter Camilleri</dc:creator>
              <dc:date>2015-04-25T17:39:00</dc:date>
            </office:change-info>
          </text:insertion>
        </text:changed-region>
        <text:changed-region xml:id="ct232667600" text:id="ct232667600">
          <text:insertion>
            <office:change-info>
              <dc:creator>Peter Camilleri</dc:creator>
              <dc:date>2015-04-25T17:39:00</dc:date>
            </office:change-info>
          </text:insertion>
        </text:changed-region>
        <text:changed-region xml:id="ct232667704" text:id="ct232667704">
          <text:insertion>
            <office:change-info>
              <dc:creator>Peter Camilleri</dc:creator>
              <dc:date>2015-04-25T17:39:00</dc:date>
            </office:change-info>
          </text:insertion>
        </text:changed-region>
        <text:changed-region xml:id="ct232667808" text:id="ct232667808">
          <text:insertion>
            <office:change-info>
              <dc:creator>Peter Camilleri</dc:creator>
              <dc:date>2015-04-25T17:39:00</dc:date>
            </office:change-info>
          </text:insertion>
        </text:changed-region>
        <text:changed-region xml:id="ct232667912" text:id="ct232667912">
          <text:deletion>
            <office:change-info>
              <dc:creator>Peter Camilleri</dc:creator>
              <dc:date>2015-04-25T23:24:00</dc:date>
            </office:change-info>
            <text:p text:style-name="Text_20_body"/>
            <text:p text:style-name="Text_20_body">2/</text:p>
          </text:deletion>
        </text:changed-region>
        <text:changed-region xml:id="ct232668016" text:id="ct232668016">
          <text:insertion>
            <office:change-info>
              <dc:creator>Peter Camilleri</dc:creator>
              <dc:date>2015-04-25T17:39:00</dc:date>
            </office:change-info>
          </text:insertion>
        </text:changed-region>
        <text:changed-region xml:id="ct232668120" text:id="ct232668120">
          <text:insertion>
            <office:change-info>
              <dc:creator>Peter Camilleri</dc:creator>
              <dc:date>2015-04-25T17:39:00</dc:date>
            </office:change-info>
          </text:insertion>
        </text:changed-region>
        <text:changed-region xml:id="ct232668224" text:id="ct232668224">
          <text:insertion>
            <office:change-info>
              <dc:creator>Peter Camilleri</dc:creator>
              <dc:date>2015-04-25T17:39:00</dc:date>
            </office:change-info>
          </text:insertion>
        </text:changed-region>
        <text:changed-region xml:id="ct232668328" text:id="ct232668328">
          <text:insertion>
            <office:change-info>
              <dc:creator>Peter Camilleri</dc:creator>
              <dc:date>2015-04-25T17:39:00</dc:date>
            </office:change-info>
          </text:insertion>
        </text:changed-region>
        <text:changed-region xml:id="ct232668432" text:id="ct232668432">
          <text:deletion>
            <office:change-info>
              <dc:creator>Peter Camilleri</dc:creator>
              <dc:date>2015-04-25T23:24:00</dc:date>
            </office:change-info>
            <text:p text:style-name="Text_20_body"/>
            <text:p text:style-name="Text_20_body">&lt;</text:p>
          </text:deletion>
        </text:changed-region>
        <text:changed-region xml:id="ct232668536" text:id="ct232668536">
          <text:insertion>
            <office:change-info>
              <dc:creator>Peter Camilleri</dc:creator>
              <dc:date>2015-04-25T17:39:00</dc:date>
            </office:change-info>
          </text:insertion>
        </text:changed-region>
        <text:changed-region xml:id="ct232668640" text:id="ct232668640">
          <text:insertion>
            <office:change-info>
              <dc:creator>Peter Camilleri</dc:creator>
              <dc:date>2015-04-25T17:39:00</dc:date>
            </office:change-info>
          </text:insertion>
        </text:changed-region>
        <text:changed-region xml:id="ct232668744" text:id="ct232668744">
          <text:insertion>
            <office:change-info>
              <dc:creator>Peter Camilleri</dc:creator>
              <dc:date>2015-04-25T17:39:00</dc:date>
            </office:change-info>
          </text:insertion>
        </text:changed-region>
        <text:changed-region xml:id="ct232668848" text:id="ct232668848">
          <text:insertion>
            <office:change-info>
              <dc:creator>Peter Camilleri</dc:creator>
              <dc:date>2015-04-25T17:39:00</dc:date>
            </office:change-info>
          </text:insertion>
        </text:changed-region>
        <text:changed-region xml:id="ct232668952" text:id="ct232668952">
          <text:insertion>
            <office:change-info>
              <dc:creator>Peter Camilleri</dc:creator>
              <dc:date>2015-04-25T17:39:00</dc:date>
            </office:change-info>
          </text:insertion>
        </text:changed-region>
        <text:changed-region xml:id="ct232669056" text:id="ct232669056">
          <text:deletion>
            <office:change-info>
              <dc:creator>Peter Camilleri</dc:creator>
              <dc:date>2015-04-25T23:24:00</dc:date>
            </office:change-info>
            <text:p text:style-name="Text_20_body"/>
            <text:p text:style-name="Text_20_body">&lt;=</text:p>
          </text:deletion>
        </text:changed-region>
        <text:changed-region xml:id="ct232669160" text:id="ct232669160">
          <text:insertion>
            <office:change-info>
              <dc:creator>Peter Camilleri</dc:creator>
              <dc:date>2015-04-25T17:39:00</dc:date>
            </office:change-info>
          </text:insertion>
        </text:changed-region>
        <text:changed-region xml:id="ct232669264" text:id="ct232669264">
          <text:insertion>
            <office:change-info>
              <dc:creator>Peter Camilleri</dc:creator>
              <dc:date>2015-04-25T17:39:00</dc:date>
            </office:change-info>
          </text:insertion>
        </text:changed-region>
        <text:changed-region xml:id="ct232669368" text:id="ct232669368">
          <text:insertion>
            <office:change-info>
              <dc:creator>Peter Camilleri</dc:creator>
              <dc:date>2015-04-25T17:39:00</dc:date>
            </office:change-info>
          </text:insertion>
        </text:changed-region>
        <text:changed-region xml:id="ct232669472" text:id="ct232669472">
          <text:insertion>
            <office:change-info>
              <dc:creator>Peter Camilleri</dc:creator>
              <dc:date>2015-04-25T17:39:00</dc:date>
            </office:change-info>
          </text:insertion>
        </text:changed-region>
        <text:changed-region xml:id="ct232669576" text:id="ct232669576">
          <text:insertion>
            <office:change-info>
              <dc:creator>Peter Camilleri</dc:creator>
              <dc:date>2015-04-25T17:39:00</dc:date>
            </office:change-info>
          </text:insertion>
        </text:changed-region>
        <text:changed-region xml:id="ct232669680" text:id="ct232669680">
          <text:deletion>
            <office:change-info>
              <dc:creator>Peter Camilleri</dc:creator>
              <dc:date>2015-04-25T23:24:00</dc:date>
            </office:change-info>
            <text:p text:style-name="Text_20_body"/>
            <text:p text:style-name="Text_20_body">&lt;=&gt;</text:p>
          </text:deletion>
        </text:changed-region>
        <text:changed-region xml:id="ct232669784" text:id="ct232669784">
          <text:insertion>
            <office:change-info>
              <dc:creator>Peter Camilleri</dc:creator>
              <dc:date>2015-04-25T17:39:00</dc:date>
            </office:change-info>
          </text:insertion>
        </text:changed-region>
        <text:changed-region xml:id="ct232669888" text:id="ct232669888">
          <text:insertion>
            <office:change-info>
              <dc:creator>Peter Camilleri</dc:creator>
              <dc:date>2015-04-25T17:39:00</dc:date>
            </office:change-info>
          </text:insertion>
        </text:changed-region>
        <text:changed-region xml:id="ct232669992" text:id="ct232669992">
          <text:insertion>
            <office:change-info>
              <dc:creator>Peter Camilleri</dc:creator>
              <dc:date>2015-04-25T17:39:00</dc:date>
            </office:change-info>
          </text:insertion>
        </text:changed-region>
        <text:changed-region xml:id="ct232670096" text:id="ct232670096">
          <text:insertion>
            <office:change-info>
              <dc:creator>Peter Camilleri</dc:creator>
              <dc:date>2015-04-25T17:39:00</dc:date>
            </office:change-info>
          </text:insertion>
        </text:changed-region>
        <text:changed-region xml:id="ct232670200" text:id="ct232670200">
          <text:insertion>
            <office:change-info>
              <dc:creator>Peter Camilleri</dc:creator>
              <dc:date>2015-04-25T17:39:00</dc:date>
            </office:change-info>
          </text:insertion>
        </text:changed-region>
        <text:changed-region xml:id="ct232670408" text:id="ct232670408">
          <text:deletion>
            <office:change-info>
              <dc:creator>Peter Camilleri</dc:creator>
              <dc:date>2015-04-25T23:24:00</dc:date>
            </office:change-info>
            <text:p text:style-name="Text_20_body">&gt;</text:p>
          </text:deletion>
        </text:changed-region>
        <text:changed-region xml:id="ct232670304" text:id="ct232670304">
          <text:deletion>
            <office:change-info>
              <dc:creator>Peter Camilleri</dc:creator>
              <dc:date>2015-04-25T23:25:00</dc:date>
            </office:change-info>
            <text:p text:style-name="Text_20_body"/>
            <text:p text:style-name="Text_20_body"/>
          </text:deletion>
        </text:changed-region>
        <text:changed-region xml:id="ct232670512" text:id="ct232670512">
          <text:insertion>
            <office:change-info>
              <dc:creator>Peter Camilleri</dc:creator>
              <dc:date>2015-04-25T17:39:00</dc:date>
            </office:change-info>
          </text:insertion>
        </text:changed-region>
        <text:changed-region xml:id="ct232670616" text:id="ct232670616">
          <text:insertion>
            <office:change-info>
              <dc:creator>Peter Camilleri</dc:creator>
              <dc:date>2015-04-25T17:39:00</dc:date>
            </office:change-info>
          </text:insertion>
        </text:changed-region>
        <text:changed-region xml:id="ct232670720" text:id="ct232670720">
          <text:insertion>
            <office:change-info>
              <dc:creator>Peter Camilleri</dc:creator>
              <dc:date>2015-04-25T17:39:00</dc:date>
            </office:change-info>
          </text:insertion>
        </text:changed-region>
        <text:changed-region xml:id="ct232670824" text:id="ct232670824">
          <text:insertion>
            <office:change-info>
              <dc:creator>Peter Camilleri</dc:creator>
              <dc:date>2015-04-25T17:39:00</dc:date>
            </office:change-info>
          </text:insertion>
        </text:changed-region>
        <text:changed-region xml:id="ct232670928" text:id="ct232670928">
          <text:insertion>
            <office:change-info>
              <dc:creator>Peter Camilleri</dc:creator>
              <dc:date>2015-04-25T17:39:00</dc:date>
            </office:change-info>
          </text:insertion>
        </text:changed-region>
        <text:changed-region xml:id="ct232671032" text:id="ct232671032">
          <text:deletion>
            <office:change-info>
              <dc:creator>Peter Camilleri</dc:creator>
              <dc:date>2015-04-25T23:25:00</dc:date>
            </office:change-info>
            <text:p text:style-name="Text_20_body"/>
            <text:p text:style-name="Text_20_body">&gt;=</text:p>
          </text:deletion>
        </text:changed-region>
        <text:changed-region xml:id="ct232671136" text:id="ct232671136">
          <text:insertion>
            <office:change-info>
              <dc:creator>Peter Camilleri</dc:creator>
              <dc:date>2015-04-25T17:39:00</dc:date>
            </office:change-info>
          </text:insertion>
        </text:changed-region>
        <text:changed-region xml:id="ct232671240" text:id="ct232671240">
          <text:insertion>
            <office:change-info>
              <dc:creator>Peter Camilleri</dc:creator>
              <dc:date>2015-04-25T17:39:00</dc:date>
            </office:change-info>
          </text:insertion>
        </text:changed-region>
        <text:changed-region xml:id="ct232671344" text:id="ct232671344">
          <text:insertion>
            <office:change-info>
              <dc:creator>Peter Camilleri</dc:creator>
              <dc:date>2015-04-25T17:39:00</dc:date>
            </office:change-info>
          </text:insertion>
        </text:changed-region>
        <text:changed-region xml:id="ct232671448" text:id="ct232671448">
          <text:insertion>
            <office:change-info>
              <dc:creator>Peter Camilleri</dc:creator>
              <dc:date>2015-04-25T17:39:00</dc:date>
            </office:change-info>
          </text:insertion>
        </text:changed-region>
        <text:changed-region xml:id="ct232671552" text:id="ct232671552">
          <text:insertion>
            <office:change-info>
              <dc:creator>Peter Camilleri</dc:creator>
              <dc:date>2015-04-25T17:39:00</dc:date>
            </office:change-info>
          </text:insertion>
        </text:changed-region>
        <text:changed-region xml:id="ct232671656" text:id="ct232671656">
          <text:deletion>
            <office:change-info>
              <dc:creator>Peter Camilleri</dc:creator>
              <dc:date>2015-04-25T23:25:00</dc:date>
            </office:change-info>
            <text:p text:style-name="Text_20_body"/>
            <text:p text:style-name="Text_20_body">mod</text:p>
          </text:deletion>
        </text:changed-region>
        <text:changed-region xml:id="ct232671760" text:id="ct232671760">
          <text:insertion>
            <office:change-info>
              <dc:creator>Peter Camilleri</dc:creator>
              <dc:date>2015-04-25T17:39:00</dc:date>
            </office:change-info>
          </text:insertion>
        </text:changed-region>
        <text:changed-region xml:id="ct232671864" text:id="ct232671864">
          <text:insertion>
            <office:change-info>
              <dc:creator>Peter Camilleri</dc:creator>
              <dc:date>2015-04-25T17:39:00</dc:date>
            </office:change-info>
          </text:insertion>
        </text:changed-region>
        <text:changed-region xml:id="ct232671968" text:id="ct232671968">
          <text:insertion>
            <office:change-info>
              <dc:creator>Peter Camilleri</dc:creator>
              <dc:date>2015-04-25T17:39:00</dc:date>
            </office:change-info>
          </text:insertion>
        </text:changed-region>
        <text:changed-region xml:id="ct232672152" text:id="ct232672152">
          <text:insertion>
            <office:change-info>
              <dc:creator>Peter Camilleri</dc:creator>
              <dc:date>2015-04-25T17:39:00</dc:date>
            </office:change-info>
          </text:insertion>
        </text:changed-region>
        <text:changed-region xml:id="ct232672256" text:id="ct232672256">
          <text:deletion>
            <office:change-info>
              <dc:creator>Peter Camilleri</dc:creator>
              <dc:date>2015-04-25T23:25:00</dc:date>
            </office:change-info>
            <text:p text:style-name="Text_20_body"/>
            <text:p text:style-name="Text_20_body">neg</text:p>
          </text:deletion>
        </text:changed-region>
        <text:changed-region xml:id="ct232672360" text:id="ct232672360">
          <text:insertion>
            <office:change-info>
              <dc:creator>Peter Camilleri</dc:creator>
              <dc:date>2015-04-25T17:39:00</dc:date>
            </office:change-info>
          </text:insertion>
        </text:changed-region>
        <text:changed-region xml:id="ct232672464" text:id="ct232672464">
          <text:insertion>
            <office:change-info>
              <dc:creator>Peter Camilleri</dc:creator>
              <dc:date>2015-04-25T17:39:00</dc:date>
            </office:change-info>
          </text:insertion>
        </text:changed-region>
        <text:changed-region xml:id="ct232672568" text:id="ct232672568">
          <text:insertion>
            <office:change-info>
              <dc:creator>Peter Camilleri</dc:creator>
              <dc:date>2015-04-25T17:39:00</dc:date>
            </office:change-info>
          </text:insertion>
        </text:changed-region>
        <text:changed-region xml:id="ct232672672" text:id="ct232672672">
          <text:insertion>
            <office:change-info>
              <dc:creator>Peter Camilleri</dc:creator>
              <dc:date>2015-04-25T17:39:00</dc:date>
            </office:change-info>
          </text:insertion>
        </text:changed-region>
        <text:changed-region xml:id="ct232672776" text:id="ct2326727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9,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3</text:p>
          <text:p text:style-name="P63">Queue<text:tab/>134</text:p>
          <text:p text:style-name="P64">Instance Methods<text:tab/>134</text:p>
          <text:p text:style-name="P64">See Also<text:tab/>135</text:p>
          <text:p text:style-name="P63">Rational<text:tab/>136</text:p>
          <text:p text:style-name="P64">Rational Literals<text:tab/>136</text:p>
          <text:p text:style-name="P64">Instance Methods<text:tab/>136</text:p>
          <text:p text:style-name="P64">See Also<text:tab/>137</text:p>
          <text:p text:style-name="P63">Stack<text:tab/>138</text:p>
          <text:p text:style-name="P64">Instance Methods<text:tab/>138</text:p>
          <text:p text:style-name="P64">See Also<text:tab/>139</text:p>
          <text:p text:style-name="P63">String<text:tab/>140</text:p>
          <text:p text:style-name="P64">String Literals<text:tab/>140</text:p>
          <text:p text:style-name="P64">Instance Methods<text:tab/>140</text:p>
          <text:p text:style-name="P64">See Also<text:tab/>141</text:p>
          <text:p text:style-name="P63">Thread<text:tab/>142</text:p>
          <text:p text:style-name="P64">Class Methods<text:tab/>142</text:p>
          <text:p text:style-name="P64">Instance Methods<text:tab/>142</text:p>
          <text:p text:style-name="P64">See Also<text:tab/>142</text:p>
          <text:p text:style-name="P63">TrueClass<text:tab/>143</text:p>
          <text:p text:style-name="P64">TrueClass Literals<text:tab/>143</text:p>
          <text:p text:style-name="P64">See Also<text:tab/>143</text:p>
          <text:p text:style-name="P63">VirtualMachine<text:tab/>144</text:p>
          <text:p text:style-name="P64">Instance Methods<text:tab/>144</text:p>
          <text:p text:style-name="P64">Commands<text:tab/>149</text:p>
          <text:p text:style-name="P64">See Also<text:tab/>150</text:p>
          <text:p text:style-name="P63">Appendix A – Symbol Glossary<text:tab/>151</text:p>
          <text:p text:style-name="P63">Appendix B – Regular Expressions<text:tab/>153</text:p>
          <text:p text:style-name="P63">Edit History:<text:tab/>156</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256098292484657185" text:style-name="L1">
        <text:list-item>
          <text:p text:style-name="P70">A Simple, Easy-to-Understand syntax that is none the less, Expressive and Compact:</text:p>
        </text:list-item>
      </text:list>
      <text:list xml:id="list3701725452748501110" text:style-name="L2">
        <text:list-item>
          <text:list>
            <text:list-item>
              <text:p text:style-name="P71">Source code in fOOrth is free-form with no line oriented limitations or rules.</text:p>
            </text:list-item>
            <text:list-item>
              <text:p text:style-name="P71">Support is given to the easy representation of common literal data such as strings, integers, floating point numbers, rational numbers, and complex numbers.</text:p>
            </text:list-item>
          </text:list>
        </text:list-item>
      </text:list>
      <text:list xml:id="list31677082" text:continue-list="list5256098292484657185" text:style-name="L1">
        <text:list-item>
          <text:p text:style-name="P70">Safe Data and Data Structures:</text:p>
        </text:list-item>
      </text:list>
      <text:list xml:id="list7126826540852385094"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31694742" text:continue-list="list31677082" text:style-name="L1">
        <text:list-item>
          <text:p text:style-name="P70">Message Passing:</text:p>
        </text:list-item>
      </text:list>
      <text:list xml:id="list8313527555422963923"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31687550" text:continue-list="list31694742" text:style-name="L1">
        <text:list-item>
          <text:p text:style-name="P70">Object Oriented Design:</text:p>
        </text:list-item>
      </text:list>
      <text:list xml:id="list3579670669579449607"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31701410" text:continue-list="list31687550" text:style-name="L1">
        <text:list-item>
          <text:p text:style-name="P70">Meta programming: </text:p>
        </text:list-item>
      </text:list>
      <text:list xml:id="list3702136673066979719" text:style-name="L6">
        <text:list-item>
          <text:list>
            <text:list-item>
              <text:p text:style-name="P92">Support extensible language constructs by making the compiler an accessible part of the system.</text:p>
            </text:list-item>
          </text:list>
        </text:list-item>
      </text:list>
      <text:list xml:id="list31703632" text:continue-list="list31701410" text:style-name="L1">
        <text:list-item>
          <text:p text:style-name="P70">Reliability:</text:p>
        </text:list-item>
      </text:list>
      <text:list xml:id="list5208869860099426932"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31683813" text:continue-list="list31703632" text:style-name="L1">
        <text:list-item>
          <text:p text:style-name="P75">Building on the host language:</text:p>
        </text:list-item>
      </text:list>
      <text:list xml:id="list7779160045940938111"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96360892"/>Thanks<text:alphabetical-index-mark-end text:id="IMark9636089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731343947341593661"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96360892"/>Rake<text:alphabetical-index-mark-end text:id="IMark96360892"/>:</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360892"/>Demo.rb<text:alphabetical-index-mark-end text:id="IMark963608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96360892"/>Testing<text:alphabetical-index-mark-end text:id="IMark963608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6360892"/>Known Issues<text:alphabetical-index-mark-end text:id="IMark963608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96360892"/>Archive<text:alphabetical-index-mark-end text:id="IMark963608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0860488"/>F10:<text:change-end text:change-id="ct230860488"/><text:change-start text:change-id="ct230860592"/> <text:change-end text:change-id="ct2308605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6208564"/>drop<text:alphabetical-index-mark-end text:id="IMark962085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6208564"/>dup<text:alphabetical-index-mark-end text:id="IMark962085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96208564"/>nip<text:alphabetical-index-mark-end text:id="IMark962085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6208564"/>over<text:alphabetical-index-mark-end text:id="IMark962085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6208564"/>pick<text:alphabetical-index-mark-end text:id="IMark962085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6208564"/>swap<text:alphabetical-index-mark-end text:id="IMark962085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96208564"/>tuck<text:alphabetical-index-mark-end text:id="IMark962085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001639609914994226"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464532"/>if<text:alphabetical-index-mark-end text:id="IMark964645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6464532"/>else<text:alphabetical-index-mark-end text:id="IMark96464532"/>” and “<text:alphabetical-index-mark-start text:id="IMark96461892"/>then<text:alphabetical-index-mark-end text:id="IMark964618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6461892"/>switch<text:alphabetical-index-mark-end text:id="IMark9646189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6461892"/>do<text:alphabetical-index-mark-end text:id="IMark9646189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96461892"/>loop<text:alphabetical-index-mark-end text:id="IMark96461892"/>” commands mark the boundaries of the loop; The “<text:alphabetical-index-mark-start text:id="IMark96464532"/>i<text:alphabetical-index-mark-end text:id="IMark96464532"/>” command is used to retrieve the current loop counter value. For nested loops, the “<text:alphabetical-index-mark-start text:id="IMark96462756"/>j<text:alphabetical-index-mark-end text:id="IMark96462756"/>” command retrieves the value of the outer loops counter value. <text:s/>By default, the “loop” command adds one to the loop value. For more flexible looping, the “<text:alphabetical-index-mark-start text:id="IMark96464772"/>+loop<text:alphabetical-index-mark-end text:id="IMark964647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464772"/>-i<text:alphabetical-index-mark-end text:id="IMark96464772"/> and <text:alphabetical-index-mark-start text:id="IMark96462756"/>-j<text:alphabetical-index-mark-end text:id="IMark964627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6462756"/>begin<text:alphabetical-index-mark-end text:id="IMark964627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775300564677211282" text:style-name="L11">
        <text:list-item>
          <text:p text:style-name="P78">begin … <text:alphabetical-index-mark-start text:id="IMark96464532"/>until<text:alphabetical-index-mark-end text:id="IMark96464532"/> – loops until the top of stack is true.</text:p>
        </text:list-item>
        <text:list-item>
          <text:p text:style-name="P78">begin … <text:alphabetical-index-mark-start text:id="IMark96462756"/>again<text:alphabetical-index-mark-end text:id="IMark96462756"/> – loops indefinitely </text:p>
        </text:list-item>
        <text:list-item>
          <text:p text:style-name="P78">begin … <text:alphabetical-index-mark-start text:id="IMark96464532"/>repeat<text:alphabetical-index-mark-end text:id="IMark9646453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6464532"/>Typing<text:alphabetical-index-mark-end text:id="IMark9646453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6464532"/>Duck Typing<text:alphabetical-index-mark-end text:id="IMark9646453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464532"/>Declarations<text:alphabetical-index-mark-end text:id="IMark9646453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464532"/>Scoping<text:alphabetical-index-mark-end text:id="IMark9646453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464532"/><text:span text:style-name="T7">val:</text:span><text:alphabetical-index-mark-end text:id="IMark96464532"/> and <text:alphabetical-index-mark-start text:id="IMark96464772"/><text:span text:style-name="T7">var:</text:span><text:alphabetical-index-mark-end text:id="IMark96464772"/></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464772"/><text:span text:style-name="T7">.init</text:span><text:alphabetical-index-mark-end text:id="IMark96464772"/> method being the most popular since it is called to initialize a new instance of the object.</text:p>
      <text:p text:style-name="P1">Methods: <text:alphabetical-index-mark-start text:id="IMark96464772"/><text:span text:style-name="T7">val@:</text:span><text:alphabetical-index-mark-end text:id="IMark96464772"/> and <text:alphabetical-index-mark-start text:id="IMark96464532"/><text:span text:style-name="T7">var@:</text:span><text:alphabetical-index-mark-end text:id="IMark96464532"/></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464532"/><text:span text:style-name="T7">val#:</text:span><text:alphabetical-index-mark-end text:id="IMark96464532"/> and <text:alphabetical-index-mark-start text:id="IMark96464772"/><text:span text:style-name="T7">var#:</text:span><text:alphabetical-index-mark-end text:id="IMark9646477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464772"/><text:span text:style-name="T7">val$:</text:span><text:alphabetical-index-mark-end text:id="IMark96464772"/> and <text:alphabetical-index-mark-start text:id="IMark96464532"/><text:span text:style-name="T7">var$:</text:span><text:alphabetical-index-mark-end text:id="IMark96464532"/></text:p>
      <text:p text:style-name="P1">Regex for valid local variable names: <text:span text:style-name="T7">/^\$[a-z][a-z0-9_]*$/</text:span></text:p>
      <text:p text:style-name="Text_20_body">Notes:</text:p>
      <text:p text:style-name="Text_20_body"/>
      <text:h text:style-name="Heading_20_2" text:outline-level="2"><text:alphabetical-index-mark-start text:id="IMark96464532"/>Referencing<text:alphabetical-index-mark-end text:id="IMark9646453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464532"/>Mutation<text:alphabetical-index-mark-end text:id="IMark9646453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96208564"/>dup<text:alphabetical-index-mark-end text:id="IMark96208564"/></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96208564"/>copy<text:alphabetical-index-mark-end text:id="IMark9620856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96208564"/>.copy<text:alphabetical-index-mark-end text:id="IMark9620856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96208564"/>clone<text:alphabetical-index-mark-end text:id="IMark9620856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96208564"/>.clone<text:alphabetical-index-mark-end text:id="IMark9620856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78473506322551674"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5624648"/>.clone_exclude<text:alphabetical-index-mark-end text:id="IMark956246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5624648"/>try<text:alphabetical-index-mark-end text:id="IMark95624648"/> block</text:h>
      <text:p text:style-name="P1">The bare basics of an exception handled code block is:</text:p>
      <text:p text:style-name="Code"/>
      <text:p text:style-name="Code">try (dangerous code here) <text:alphabetical-index-mark-start text:id="IMark95624648"/>catch<text:alphabetical-index-mark-end text:id="IMark9562464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5174468"/>?"<text:alphabetical-index-mark-end text:id="IMark1151744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15174468"/>bounce<text:alphabetical-index-mark-end text:id="IMark1151744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15174468"/>bounce<text:alphabetical-index-mark-end text:id="IMark1151744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15174468"/>finally<text:alphabetical-index-mark-end text:id="IMark11517446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15174468"/>try<text:alphabetical-index-mark-end text:id="IMark115174468"/></text:p>
      <text:p text:style-name="Code"><text:s text:c="2"/>(dangerous code)</text:p>
      <text:p text:style-name="Code">(optional) <text:alphabetical-index-mark-start text:id="IMark115174468"/>catch<text:alphabetical-index-mark-end text:id="IMark115174468"/></text:p>
      <text:p text:style-name="Code"><text:s text:c="2"/>(exception handler with optional <text:alphabetical-index-mark-start text:id="IMark115174468"/>?"<text:alphabetical-index-mark-end text:id="IMark115174468"/>Exx" and <text:alphabetical-index-mark-start text:id="IMark96487528"/>bounce<text:alphabetical-index-mark-end text:id="IMark96487528"/>)</text:p>
      <text:p text:style-name="Code">(optional) <text:alphabetical-index-mark-start text:id="IMark96487528"/>finally<text:alphabetical-index-mark-end text:id="IMark9648752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6487528"/>throw"<text:alphabetical-index-mark-end text:id="IMark96487528"/>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96487528"/>.throw<text:alphabetical-index-mark-end text:id="IMark9648752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96249916"/>Classes<text:alphabetical-index-mark-end text:id="IMark9624991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96249916"/>Inheritance<text:alphabetical-index-mark-end text:id="IMark9624991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96249916"/>Methods<text:alphabetical-index-mark-end text:id="IMark96249916"/></text:h>
      <text:p text:style-name="P1">All code in fOOrth is contained in methods. A method is a fragment of code that an object uses to respond to a message that has been sent to that object. In fOOrth there are three sorts of methods:</text:p>
      <text:list xml:id="list6343016584061767850"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15174468"/>Late Binding<text:alphabetical-index-mark-end text:id="IMark115174468"/> and <text:alphabetical-index-mark-start text:id="IMark96487528"/>Polymorphism<text:alphabetical-index-mark-end text:id="IMark9648752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96487528"/>Prototypes<text:alphabetical-index-mark-end text:id="IMark9648752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96487528"/>Method Mapping<text:alphabetical-index-mark-end text:id="IMark964875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317425960869909166"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15174468"/>SymbolMap<text:alphabetical-index-mark-end text:id="IMark115174468"/> class. This class creates mappings in one of two ways:</text:p>
      <text:list xml:id="list4562908615728018132"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15174468"/>Routing<text:alphabetical-index-mark-end text:id="IMark11517446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573814228287269179"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6015458834429061436"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1673774"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96445164"/>:<text:alphabetical-index-mark-end text:id="IMark9644516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96445164"/>.:<text:alphabetical-index-mark-end text:id="IMark9644516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96445164"/>.::<text:alphabetical-index-mark-end text:id="IMark9644516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6463764"/>do_map_name<text:alphabetical-index-mark-end text:id="IMark9646376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860800"/>F10: <text:change-end text:change-id="ct23086080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96463764"/>self<text:alphabetical-index-mark-end text:id="IMark9646376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51889308791143257"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6463764"/>.with{<text:alphabetical-index-mark-end text:id="IMark9646376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725085311093299699"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96463764"/>Boolean<text:alphabetical-index-mark-end text:id="IMark964637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6464244"/>FalseClass<text:alphabetical-index-mark-end text:id="IMark96464244"/></text:p>
            <text:p text:style-name="P13"><text:alphabetical-index-mark-start text:id="IMark96464244"/>NilClass<text:alphabetical-index-mark-end text:id="IMark96464244"/></text:p>
          </table:table-cell>
          <table:table-cell table:style-name="Table118.B2" office:value-type="string">
            <text:p text:style-name="P13"><text:alphabetical-index-mark-start text:id="IMark96464244"/>Object<text:alphabetical-index-mark-end text:id="IMark96464244"/></text:p>
          </table:table-cell>
        </table:table-row>
      </table:table>
      <text:p text:style-name="P10"/>
      <text:p text:style-name="P11">Note that while false processing occurs in FalseClass and NilClass, true processing occurs in Object and not <text:alphabetical-index-mark-start text:id="IMark96463764"/>TrueClass<text:alphabetical-index-mark-end text:id="IMark964637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96463764"/>Numeric<text:alphabetical-index-mark-end text:id="IMark964637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77728353652971643"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96463764"/>Array<text:alphabetical-index-mark-end text:id="IMark9646376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3234263010118858285"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4888598099016535708" text:style-name="L22">
        <text:list-item>
          <text:p text:style-name="P88">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6464244"/>.new<text:alphabetical-index-mark-end text:id="IMark96464244"/>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6464244"/>.new{<text:alphabetical-index-mark-end text:id="IMark96464244"/>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6464244"/>x<text:alphabetical-index-mark-end text:id="IMark96464244"/>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6464244"/>}<text:alphabetical-index-mark-end text:id="IMark96464244"/>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6464244"/>.new_size<text:alphabetical-index-mark-end text:id="IMark96464244"/>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6464244"/>.new_value<text:alphabetical-index-mark-end text:id="IMark96464244"/>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6464244"/>.new_values<text:alphabetical-index-mark-end text:id="IMark96464244"/>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6464244"/>!<text:alphabetical-index-mark-end text:id="IMark964642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6464244"/>+<text:alphabetical-index-mark-end text:id="IMark964642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6464244"/>.+left<text:alphabetical-index-mark-end text:id="IMark964642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6464244"/>.+mid<text:alphabetical-index-mark-end text:id="IMark964642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6464244"/>.+midlr<text:alphabetical-index-mark-end text:id="IMark964642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6464244"/>.+right<text:alphabetical-index-mark-end text:id="IMark9646424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6464244"/>.-left<text:alphabetical-index-mark-end text:id="IMark9646424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6464244"/>.-mid<text:alphabetical-index-mark-end text:id="IMark9646424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6464244"/>.-midlr<text:alphabetical-index-mark-end text:id="IMark9646424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6464244"/>.-right<text:alphabetical-index-mark-end text:id="IMark9646424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6464244"/>.[]!<text:alphabetical-index-mark-end text:id="IMark96464244"/>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6464244"/>.[]@<text:alphabetical-index-mark-end text:id="IMark96464244"/>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464244"/>.left<text:alphabetical-index-mark-end text:id="IMark9646424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464244"/>.length<text:alphabetical-index-mark-end text:id="IMark9646424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464244"/>.max<text:alphabetical-index-mark-end text:id="IMark9646424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464244"/>.mid<text:alphabetical-index-mark-end text:id="IMark9646424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464244"/>.midlr<text:alphabetical-index-mark-end text:id="IMark9646424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6464244"/>.min<text:alphabetical-index-mark-end text:id="IMark9646424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464244"/>.pp<text:alphabetical-index-mark-end text:id="IMark9646424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464244"/>.reverse<text:alphabetical-index-mark-end text:id="IMark9646424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6464244"/>.right<text:alphabetical-index-mark-end text:id="IMark9646424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464244"/>.shuffle<text:alphabetical-index-mark-end text:id="IMark9646424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464244"/>.sort<text:alphabetical-index-mark-end text:id="IMark9646424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464244"/>.strmax<text:alphabetical-index-mark-end text:id="IMark9646424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464244"/>&lt;&lt;<text:alphabetical-index-mark-end text:id="IMark9646424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464244"/>@<text:alphabetical-index-mark-end text:id="IMark9646424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463764"/>Class<text:alphabetical-index-mark-end text:id="IMark9646376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464244"/>.is_class?<text:alphabetical-index-mark-end text:id="IMark9646424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6464244"/>.new<text:alphabetical-index-mark-end text:id="IMark9646424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6464244"/>.parent_class<text:alphabetical-index-mark-end text:id="IMark9646424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464244"/>.subclass:<text:alphabetical-index-mark-end text:id="IMark96464244"/>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6464244"/>.to_s<text:alphabetical-index-mark-end text:id="IMark964642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96463764"/>Commands<text:alphabetical-index-mark-end text:id="IMark9646376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6464244"/>)methods<text:alphabetical-index-mark-end text:id="IMark96464244"/>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6464244"/>)stubs<text:alphabetical-index-mark-end text:id="IMark96464244"/> []</text:h>
            <text:p text:style-name="Text_20_body">Routing: TOS</text:p>
            <text:p text:style-name="P1">List the stub methods defined for this class. Stubs are place holder methods that serve one of two purposes:</text:p>
            <text:list xml:id="list299144721076204750"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463764"/>Complex<text:alphabetical-index-mark-end text:id="IMark9646376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6464148"/>.cbrt<text:alphabetical-index-mark-end text:id="IMark9646414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6461988"/>.e**<text:alphabetical-index-mark-end text:id="IMark9646198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6464148"/>.split<text:alphabetical-index-mark-end text:id="IMark964641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6461988"/>.sqrt<text:alphabetical-index-mark-end text:id="IMark9646198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96461556"/>FalseClass<text:alphabetical-index-mark-end text:id="IMark9646155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6461988"/>&amp;&amp;<text:alphabetical-index-mark-end text:id="IMark9646198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6461988"/>^^<text:alphabetical-index-mark-end text:id="IMark9646198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6461988"/>||<text:alphabetical-index-mark-end text:id="IMark9646198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6461556"/>Float<text:alphabetical-index-mark-end text:id="IMark9646155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6462660"/>Hash<text:alphabetical-index-mark-end text:id="IMark9646266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6462660"/><text:span text:style-name="T7">{</text:span><text:alphabetical-index-mark-end text:id="IMark96462660"/>” and the locally defined methods “<text:alphabetical-index-mark-start text:id="IMark96463668"/><text:span text:style-name="T7">-&gt;</text:span><text:alphabetical-index-mark-end text:id="IMark96463668"/>” and “<text:alphabetical-index-mark-start text:id="IMark96462852"/><text:span text:style-name="T7">}</text:span><text:alphabetical-index-mark-end text:id="IMark964628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1699091" text:continue-list="list3234263010118858285"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6461460"/>.[]!<text:alphabetical-index-mark-end text:id="IMark964614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6461460"/>.[]@<text:alphabetical-index-mark-end text:id="IMark964614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6461460"/>.keys<text:alphabetical-index-mark-end text:id="IMark96461460"/>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6461460"/>.pp<text:alphabetical-index-mark-end text:id="IMark964614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6461460"/>.strmax2<text:alphabetical-index-mark-end text:id="IMark964614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6461460"/>.values<text:alphabetical-index-mark-end text:id="IMark96461460"/>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6463668"/>InStream<text:alphabetical-index-mark-end text:id="IMark9646366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6461460"/>.get_all<text:alphabetical-index-mark-end text:id="IMark964614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6461460"/>.open<text:alphabetical-index-mark-end text:id="IMark9646146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6461460"/>.open{<text:alphabetical-index-mark-end text:id="IMark9646146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6461460"/>.close<text:alphabetical-index-mark-end text:id="IMark964614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6461460"/>.getc<text:alphabetical-index-mark-end text:id="IMark9646146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6461460"/>.gets<text:alphabetical-index-mark-end text:id="IMark9646146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6461460"/>~getc<text:alphabetical-index-mark-end text:id="IMark9646146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6461460"/>~gets<text:alphabetical-index-mark-end text:id="IMark9646146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96463668"/>Integer<text:alphabetical-index-mark-end text:id="IMark9646366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086090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0861008"/>[an_integer] <text:alphabetical-index-mark-start text:id="IMark96462852"/>.even?<text:alphabetical-index-mark-end text:id="IMark96462852"/> [a_boolean]</text:h>
            <text:p text:style-name="Text_20_body">Routing: TOS</text:p>
            <text:p text:style-name="P1">This method returns true if the integer is even and false if it is odd.<text:change-end text:change-id="ct230861008"/></text:p>
          </table:table-cell>
          <table:covered-table-cell/>
        </table:table-row>
        <table:table-row table:style-name="Table120.1">
          <table:table-cell table:style-name="Table120.A2" office:value-type="string">
            <text:p text:style-name="P15"><text:change-start text:change-id="ct230861112"/>Code<text:change-end text:change-id="ct230861112"/></text:p>
          </table:table-cell>
          <table:table-cell table:style-name="Table120.B2" office:value-type="string">
            <text:p text:style-name="P15"><text:change-start text:change-id="ct230861216"/>Result<text:change-end text:change-id="ct230861216"/></text:p>
          </table:table-cell>
        </table:table-row>
        <table:table-row table:style-name="Table120.1">
          <table:table-cell table:style-name="Table120.A2" office:value-type="string">
            <text:p text:style-name="Snippet"><text:change-start text:change-id="ct230861320"/>2 .even?<text:change-end text:change-id="ct230861320"/></text:p>
          </table:table-cell>
          <table:table-cell table:style-name="Table120.B2" office:value-type="string">
            <text:p text:style-name="P2"><text:change-start text:change-id="ct230861424"/>true<text:change-end text:change-id="ct230861424"/></text:p>
          </table:table-cell>
        </table:table-row>
        <table:table-row table:style-name="Table120.1">
          <table:table-cell table:style-name="Table120.A2" office:value-type="string">
            <text:p text:style-name="Snippet"><text:change-start text:change-id="ct230861528"/>3 .even?<text:change-end text:change-id="ct230861528"/></text:p>
          </table:table-cell>
          <table:table-cell table:style-name="Table120.B2" office:value-type="string">
            <text:p text:style-name="P2"><text:change-start text:change-id="ct230861632"/>false<text:change-end text:change-id="ct230861632"/></text:p>
          </table:table-cell>
        </table:table-row>
      </table:table>
      <text:p text:style-name="Text_20_body"><text:change text:change-id="ct230861736"/><text:change-start text:change-id="ct2308618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6462852"/>.gcd<text:alphabetical-index-mark-end text:id="IMark9646285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0861840"/><text:change text:change-id="ct230861944"/><text:change-start text:change-id="ct2308620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6462852"/>.lcm<text:alphabetical-index-mark-end text:id="IMark9646285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0862048"/><text:change text:change-id="ct230862256"/><text:change text:change-id="ct230862152"/><text:change-start text:change-id="ct2308623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96462852"/>.odd?<text:alphabetical-index-mark-end text:id="IMark9646285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0862360"/></text:p>
      <text:p text:style-name="Text_20_body"><text:change text:change-id="ct230862464"/><text:change-start text:change-id="ct230862568"/></text:p>
      <text:p text:style-name="Text_20_body"><text:change-end text:change-id="ct23086256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0862672"/>[an_integer] <text:alphabetical-index-mark-start text:id="IMark96462852"/>2*<text:alphabetical-index-mark-end text:id="IMark96462852"/> [an_integer]</text:h>
            <text:p text:style-name="Text_20_body">Routing: TOS</text:p>
            <text:p text:style-name="P1"><text:change-end text:change-id="ct230862672"/><text:change-start text:change-id="ct230862776"/>Double the value of the integer.<text:change-end text:change-id="ct230862776"/></text:p>
          </table:table-cell>
          <table:covered-table-cell/>
        </table:table-row>
        <table:table-row table:style-name="Table124.1">
          <table:table-cell table:style-name="Table124.A2" office:value-type="string">
            <text:p text:style-name="P15"><text:change-start text:change-id="ct230862880"/>Code<text:change-end text:change-id="ct230862880"/></text:p>
          </table:table-cell>
          <table:table-cell table:style-name="Table124.B2" office:value-type="string">
            <text:p text:style-name="P15"><text:change-start text:change-id="ct230862984"/>Result<text:change-end text:change-id="ct230862984"/></text:p>
          </table:table-cell>
        </table:table-row>
        <table:table-row table:style-name="Table124.1">
          <table:table-cell table:style-name="Table124.A2" office:value-type="string">
            <text:p text:style-name="Snippet"><text:change-start text:change-id="ct230863088"/>13 2*<text:change-end text:change-id="ct230863088"/></text:p>
          </table:table-cell>
          <table:table-cell table:style-name="Table124.B2" office:value-type="string">
            <text:p text:style-name="P2"><text:change-start text:change-id="ct230863192"/>26<text:change-end text:change-id="ct230863192"/></text:p>
          </table:table-cell>
        </table:table-row>
      </table:table>
      <text:p text:style-name="Standard"/>
      <text:p text:style-name="Text_20_body"><text:change text:change-id="ct230863296"/><text:change-start text:change-id="ct2308634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6462852"/>2/<text:alphabetical-index-mark-end text:id="IMark9646285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0863400"/><text:change text:change-id="ct232537160"/><text:change-start text:change-id="ct2325372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6462852"/>&lt;&lt;<text:alphabetical-index-mark-end text:id="IMark9646285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2537264"/><text:change text:change-id="ct232537368"/><text:change-start text:change-id="ct2325374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6462852"/>&gt;&gt;<text:alphabetical-index-mark-end text:id="IMark9646285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2537472"/><text:change text:change-id="ct232537576"/><text:change-start text:change-id="ct2325376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6462852"/>and<text:alphabetical-index-mark-end text:id="IMark9646285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537680"/><text:change text:change-id="ct232537784"/><text:change-start text:change-id="ct2325378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6462852"/>com<text:alphabetical-index-mark-end text:id="IMark9646285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537888"/><text:change text:change-id="ct23253799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2538096"/>[an_integer an_integer] <text:alphabetical-index-mark-start text:id="IMark96462852"/>or<text:alphabetical-index-mark-end text:id="IMark96462852"/> [an_integer]</text:h>
            <text:p text:style-name="Text_20_body">Routing: NOS</text:p>
            <text:p text:style-name="P1"><text:change-end text:change-id="ct232538096"/><text:change-start text:change-id="ct232538200"/>Compute the bit-wise inclusive or function of the two integer values.<text:change-end text:change-id="ct232538200"/></text:p>
          </table:table-cell>
          <table:covered-table-cell/>
        </table:table-row>
        <table:table-row table:style-name="Table130.1">
          <table:table-cell table:style-name="Table130.A2" office:value-type="string">
            <text:p text:style-name="P15"><text:change-start text:change-id="ct232538304"/>Code<text:change-end text:change-id="ct232538304"/></text:p>
          </table:table-cell>
          <table:table-cell table:style-name="Table130.B2" office:value-type="string">
            <text:p text:style-name="P15"><text:change-start text:change-id="ct232538408"/>Result<text:change-end text:change-id="ct232538408"/></text:p>
          </table:table-cell>
        </table:table-row>
        <table:table-row table:style-name="Table130.1">
          <table:table-cell table:style-name="Table130.A2" office:value-type="string">
            <text:p text:style-name="Snippet"><text:change-start text:change-id="ct232538512"/>15 40 or<text:change-end text:change-id="ct232538512"/></text:p>
          </table:table-cell>
          <table:table-cell table:style-name="Table130.B2" office:value-type="string">
            <text:p text:style-name="P2"><text:change-start text:change-id="ct232538616"/>47<text:change-end text:change-id="ct232538616"/></text:p>
          </table:table-cell>
        </table:table-row>
      </table:table>
      <text:p text:style-name="Standard"><text:change text:change-id="ct232538720"/><text:change-start text:change-id="ct2325388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6462852"/>xor<text:alphabetical-index-mark-end text:id="IMark9646285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253882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96462612"/><text:alphabetical-index-mark-start text:id="IMark96462708"/><text:alphabetical-index-mark-start text:id="IMark96462276"/>NilClass<text:alphabetical-index-mark-end text:id="IMark96462276"/><text:alphabetical-index-mark-end text:id="IMark96462708"/><text:alphabetical-index-mark-end text:id="IMark9646261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2538928"/> </text:p>
      <text:p text:style-name="P1">Note that in Boolean expressions, nil is treated as an alias for false.<text:change-end text:change-id="ct2325389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6462852"/>&amp;&amp;<text:alphabetical-index-mark-end text:id="IMark9646285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2539032"/>nil true &amp;&amp;<text:change-end text:change-id="ct232539032"/></text:p>
          </table:table-cell>
          <table:table-cell table:style-name="Table26.B2" office:value-type="string">
            <text:p text:style-name="P2"><text:change-start text:change-id="ct232539136"/>false<text:change-end text:change-id="ct2325391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6462852"/>^^<text:alphabetical-index-mark-end text:id="IMark9646285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2539240"/>nil <text:change-end text:change-id="ct232539240"/><text:change-start text:change-id="ct232539344"/>false ^^<text:change-end text:change-id="ct232539344"/></text:p>
          </table:table-cell>
          <table:table-cell table:style-name="Table27.B2" office:value-type="string">
            <text:p text:style-name="P2"><text:change-start text:change-id="ct232539448"/>false<text:change-end text:change-id="ct232539448"/></text:p>
          </table:table-cell>
        </table:table-row>
        <table:table-row table:style-name="Table27.2">
          <table:table-cell table:style-name="Table27.A2" office:value-type="string">
            <text:p text:style-name="Snippet"><text:change-start text:change-id="ct232539552"/>nil true ^^<text:change-end text:change-id="ct232539552"/></text:p>
          </table:table-cell>
          <table:table-cell table:style-name="Table27.B2" office:value-type="string">
            <text:p text:style-name="P2"><text:change-start text:change-id="ct232539656"/>true<text:change-end text:change-id="ct2325396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6462852"/>||<text:alphabetical-index-mark-end text:id="IMark9646285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2539760"/>nil false ||<text:change-end text:change-id="ct232539760"/></text:p>
          </table:table-cell>
          <table:table-cell table:style-name="Table28.B2" office:value-type="string">
            <text:p text:style-name="P2"><text:change-start text:change-id="ct232539864"/>false<text:change-end text:change-id="ct232539864"/></text:p>
          </table:table-cell>
        </table:table-row>
        <table:table-row table:style-name="Table28.2">
          <table:table-cell table:style-name="Table28.A2" office:value-type="string">
            <text:p text:style-name="Snippet"><text:change-start text:change-id="ct232539968"/>nil true ||<text:change-end text:change-id="ct232539968"/></text:p>
          </table:table-cell>
          <table:table-cell table:style-name="Table28.B2" office:value-type="string">
            <text:p text:style-name="P2"><text:change-start text:change-id="ct232540072"/>true<text:change-end text:change-id="ct23254007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6462612"/>Numeric<text:alphabetical-index-mark-end text:id="IMark9646261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2540176"/><text:change-start text:change-id="ct232540280"/>The Numeric class is the abstract base class for num<text:change-end text:change-id="ct232540280"/><text:change-start text:change-id="ct232540384"/>eric data. It is the location for the vast majority of methods that act on such data. In use, data will be instances of <text:change-end text:change-id="ct232540384"/><text:change-start text:change-id="ct232540488"/>Complex, Float, Integer (via Bignum and Fixnum), and Rational data.<text:change-end text:change-id="ct232540488"/><text:change-start text:change-id="ct232540592"/></text:p>
      <text:h text:style-name="Heading_20_2" text:outline-level="2">Specia<text:change-end text:change-id="ct232540592"/><text:change-start text:change-id="ct232540696"/>l Numeric Values</text:h>
      <text:p text:style-name="Text_20_body"><text:change-end text:change-id="ct232540696"/><text:change-start text:change-id="ct23254080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96462852"/>dpr<text:alphabetical-index-mark-end text:id="IMark9646285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540800"/><text:change-start text:change-id="ct23254111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6462852"/>e<text:alphabetical-index-mark-end text:id="IMark9646285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96462852"/>pi<text:alphabetical-index-mark-end text:id="IMark9646285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2540904"/>In 1897, an attempt was made <text:change-end text:change-id="ct232540904"/><text:change-start text:change-id="ct232541008"/>to legislate the value of pi. Fortunately, this effort was unsuccessful.<text:change-end text:change-id="ct232541008"/></text:p></text:note-body></text:note></text:p>
          </table:table-cell>
        </table:table-row>
      </table:table>
      <text:p text:style-name="Text_20_body"><text:change-end text:change-id="ct232541112"/></text:p>
      <text:h text:style-name="Heading_20_2" text:outline-level="2">Instance Methods</text:h>
      <text:p text:style-name="Text_20_body"><text:change text:change-id="ct232541256"/><text:change-start text:change-id="ct232541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6462852"/>*<text:alphabetical-index-mark-end text:id="IMark9646285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2541360"/><text:change text:change-id="ct23254146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541568"/>[a_numeric a_numeric] <text:alphabetical-index-mark-start text:id="IMark96462852"/>**<text:alphabetical-index-mark-end text:id="IMark96462852"/> [a_numeric]</text:h>
            <text:p text:style-name="Text_20_body">Routing: NOS</text:p>
            <text:p text:style-name="P1"><text:change-end text:change-id="ct232541568"/><text:change-start text:change-id="ct232541672"/>The exponentiation operator is impleme<text:change-end text:change-id="ct232541672"/><text:change-start text:change-id="ct232541776"/>nted by this method. Note the the second operand, the power, is converted to a Float first.<text:change-end text:change-id="ct232541776"/></text:p>
          </table:table-cell>
          <table:covered-table-cell/>
        </table:table-row>
        <table:table-row table:style-name="Table133.1">
          <table:table-cell table:style-name="Table133.A2" office:value-type="string">
            <text:p text:style-name="P15"><text:change-start text:change-id="ct232541880"/>Code<text:change-end text:change-id="ct232541880"/></text:p>
          </table:table-cell>
          <table:table-cell table:style-name="Table133.B2" office:value-type="string">
            <text:p text:style-name="P15"><text:change-start text:change-id="ct232541984"/>Result<text:change-end text:change-id="ct232541984"/></text:p>
          </table:table-cell>
        </table:table-row>
        <table:table-row table:style-name="Table133.1">
          <table:table-cell table:style-name="Table133.A2" office:value-type="string">
            <text:p text:style-name="Snippet"><text:change-start text:change-id="ct232542088"/>2 10 **<text:change-end text:change-id="ct232542088"/></text:p>
          </table:table-cell>
          <table:table-cell table:style-name="Table133.B2" office:value-type="string">
            <text:p text:style-name="P2"><text:change-start text:change-id="ct232542192"/>1024<text:change-end text:change-id="ct232542192"/></text:p>
          </table:table-cell>
        </table:table-row>
        <table:table-row table:style-name="Table133.1">
          <table:table-cell table:style-name="Table133.A2" office:value-type="string">
            <text:p text:style-name="Snippet"><text:change-start text:change-id="ct232542296"/>3 4 **<text:change-end text:change-id="ct232542296"/></text:p>
          </table:table-cell>
          <table:table-cell table:style-name="Table133.B2" office:value-type="string">
            <text:p text:style-name="P2"><text:change-start text:change-id="ct232542400"/>81<text:change-end text:change-id="ct232542400"/></text:p>
          </table:table-cell>
        </table:table-row>
        <table:table-row table:style-name="Table133.1">
          <table:table-cell table:style-name="Table133.A2" office:value-type="string">
            <text:p text:style-name="Snippet"><text:change-start text:change-id="ct232542504"/>2 1/2 <text:change-end text:change-id="ct232542504"/><text:change-start text:change-id="ct232542608"/>**<text:change-end text:change-id="ct232542608"/></text:p>
          </table:table-cell>
          <table:table-cell table:style-name="Table133.B2" office:value-type="string">
            <text:p text:style-name="P2"><text:change-start text:change-id="ct232542712"/>1.4142135623730951<text:change-end text:change-id="ct232542712"/></text:p>
          </table:table-cell>
        </table:table-row>
      </table:table>
      <text:p text:style-name="Text_20_body"/>
      <text:p text:style-name="Text_20_body"><text:change text:change-id="ct23254281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2542920"/>[a_numeric a_numeric] <text:alphabetical-index-mark-start text:id="IMark96462852"/>+<text:alphabetical-index-mark-end text:id="IMark96462852"/> [a_numeric]</text:h>
            <text:p text:style-name="Text_20_body">Routing: NOS</text:p>
            <text:p text:style-name="P1">The addition operator is implemented by this method.<text:change-end text:change-id="ct232542920"/></text:p>
          </table:table-cell>
          <table:covered-table-cell/>
        </table:table-row>
        <table:table-row table:style-name="Table134.1">
          <table:table-cell table:style-name="Table134.A2" office:value-type="string">
            <text:p text:style-name="P15"><text:change-start text:change-id="ct232543024"/>Code<text:change-end text:change-id="ct232543024"/></text:p>
          </table:table-cell>
          <table:table-cell table:style-name="Table134.B2" office:value-type="string">
            <text:p text:style-name="P15"><text:change-start text:change-id="ct232543128"/>Result<text:change-end text:change-id="ct232543128"/></text:p>
          </table:table-cell>
        </table:table-row>
        <table:table-row table:style-name="Table134.1">
          <table:table-cell table:style-name="Table134.A2" office:value-type="string">
            <text:p text:style-name="Snippet"><text:change-start text:change-id="ct232543232"/>1 1 +<text:change-end text:change-id="ct232543232"/></text:p>
          </table:table-cell>
          <table:table-cell table:style-name="Table134.B2" office:value-type="string">
            <text:p text:style-name="P2"><text:change-start text:change-id="ct232543336"/>2<text:change-end text:change-id="ct232543336"/></text:p>
          </table:table-cell>
        </table:table-row>
        <table:table-row table:style-name="Table134.1">
          <table:table-cell table:style-name="Table134.A2" office:value-type="string">
            <text:p text:style-name="Snippet"><text:change-start text:change-id="ct232543440"/>1.0 7.2 +<text:change-end text:change-id="ct232543440"/></text:p>
          </table:table-cell>
          <table:table-cell table:style-name="Table134.B2" office:value-type="string">
            <text:p text:style-name="P2"><text:change-start text:change-id="ct232543544"/>8.2<text:change-end text:change-id="ct232543544"/></text:p>
          </table:table-cell>
        </table:table-row>
        <table:table-row table:style-name="Table134.1">
          <table:table-cell table:style-name="Table134.A2" office:value-type="string">
            <text:p text:style-name="Snippet"><text:change-start text:change-id="ct232543648"/>1/2<text:change-end text:change-id="ct232543648"/><text:change-start text:change-id="ct232543752"/> 1/3 +<text:change-end text:change-id="ct232543752"/></text:p>
          </table:table-cell>
          <table:table-cell table:style-name="Table134.B2" office:value-type="string">
            <text:p text:style-name="P2"><text:change-start text:change-id="ct232543856"/>5/6<text:change-end text:change-id="ct232543856"/></text:p>
          </table:table-cell>
        </table:table-row>
        <table:table-row table:style-name="Table134.1">
          <table:table-cell table:style-name="Table134.A2" office:value-type="string">
            <text:p text:style-name="Snippet"><text:change-start text:change-id="ct232543960"/>1+2i 1+3i<text:change-end text:change-id="ct232543960"/><text:change-start text:change-id="ct232544064"/> +<text:change-end text:change-id="ct232544064"/></text:p>
          </table:table-cell>
          <table:table-cell table:style-name="Table134.B2" office:value-type="string">
            <text:p text:style-name="P2"><text:change-start text:change-id="ct232544168"/>2+5i<text:change-end text:change-id="ct232544168"/></text:p>
          </table:table-cell>
        </table:table-row>
      </table:table>
      <text:p text:style-name="Text_20_body"><text:change text:change-id="ct232544272"/><text:change-start text:change-id="ct2325443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96462852"/>-<text:alphabetical-index-mark-end text:id="IMark9646285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544376"/><text:change text:change-id="ct232544584"/><text:change text:change-id="ct232544480"/><text:change-start text:change-id="ct2325446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6462852"/>.1/x<text:alphabetical-index-mark-end text:id="IMark9646285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544688"/><text:change text:change-id="ct232544792"/><text:change-start text:change-id="ct23254489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96462852"/>.10**<text:alphabetical-index-mark-end text:id="IMark96462852"/>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544896"/><text:change text:change-id="ct232545000"/><text:change-start text:change-id="ct23254510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96462852"/>.2**<text:alphabetical-index-mark-end text:id="IMark96462852"/>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545104"/><text:change text:change-id="ct232549360"/><text:change text:change-id="ct232545208"/><text:change-start text:change-id="ct2325494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6462852"/>.abs<text:alphabetical-index-mark-end text:id="IMark9646285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549464"/><text:change text:change-id="ct23254956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2549672"/>[a_numeric] <text:alphabetical-index-mark-start text:id="IMark96462852"/>.acos<text:alphabetical-index-mark-end text:id="IMark96462852"/> [a_float]</text:h>
            <text:p text:style-name="Text_20_body">Routing: TOS</text:p>
            <text:p text:style-name="P1">This method computes the arc-cosine (cos(x)<text:span text:style-name="T10">-1</text:span>) of the value. That is it computes the angle in radians <text:change-end text:change-id="ct232549672"/><text:change-start text:change-id="ct232550088"/>whose cosine is the argument<text:note text:id="ftn65" text:note-class="footnote"><text:note-citation>65</text:note-citation><text:note-body><text:p text:style-name="Footnote"><text:change-start text:change-id="ct232549776"/>Please s<text:change-end text:change-id="ct232549776"/><text:change-start text:change-id="ct232549880"/>ee <text:a xlink:type="simple" xlink:href="http://en.wikipedia.org/wiki/Inverse_trigonometric_functions" text:style-name="Internet_20_link" text:visited-style-name="Visited_20_Internet_20_Link">http://en.wikipedia.org/wiki/Inverse_trigonometric_functions</text:a> for m<text:change-end text:change-id="ct232549880"/><text:change-start text:change-id="ct232549984"/>ore details on inverse trigonometric functions.<text:change-end text:change-id="ct232549984"/></text:p></text:note-body></text:note>.<text:change-end text:change-id="ct232550088"/><text:change-start text:change-id="ct232550192"/> <text:span text:style-name="T10"><text:s text:c="11"/></text:span><text:change-end text:change-id="ct232550192"/></text:p>
          </table:table-cell>
          <table:covered-table-cell/>
        </table:table-row>
        <table:table-row table:style-name="Table140.1">
          <table:table-cell table:style-name="Table140.A2" office:value-type="string">
            <text:p text:style-name="P15"><text:change-start text:change-id="ct232550296"/>Code<text:change-end text:change-id="ct232550296"/></text:p>
          </table:table-cell>
          <table:table-cell table:style-name="Table140.B2" office:value-type="string">
            <text:p text:style-name="P15"><text:change-start text:change-id="ct232550400"/>Result<text:change-end text:change-id="ct232550400"/></text:p>
          </table:table-cell>
        </table:table-row>
        <table:table-row table:style-name="Table140.1">
          <table:table-cell table:style-name="Table140.A2" office:value-type="string">
            <text:p text:style-name="Snippet"><text:change-start text:change-id="ct232550504"/>1 .acos<text:change-end text:change-id="ct232550504"/></text:p>
          </table:table-cell>
          <table:table-cell table:style-name="Table140.B2" office:value-type="string">
            <text:p text:style-name="P2"><text:change-start text:change-id="ct232550608"/>0.0<text:change-end text:change-id="ct232550608"/></text:p>
          </table:table-cell>
        </table:table-row>
        <table:table-row table:style-name="Table140.1">
          <table:table-cell table:style-name="Table140.A2" office:value-type="string">
            <text:p text:style-name="Snippet"><text:change-start text:change-id="ct232550712"/>0 .acos<text:change-end text:change-id="ct232550712"/></text:p>
          </table:table-cell>
          <table:table-cell table:style-name="Table140.B2" office:value-type="string">
            <text:p text:style-name="P2"><text:change-start text:change-id="ct232550816"/>1.5707963267948966<text:change-end text:change-id="ct232550816"/></text:p>
          </table:table-cell>
        </table:table-row>
      </table:table>
      <text:p text:style-name="Text_20_body"><text:change text:change-id="ct232550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2551232"/>[a_numeric] <text:alphabetical-index-mark-start text:id="IMark96462852"/>.acosh<text:alphabetical-index-mark-end text:id="IMark96462852"/>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2551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551024"/><text:change-start text:change-id="ct232551128"/>bolic trigonometric functions.<text:change-end text:change-id="ct232551128"/></text:p></text:note-body></text:note>.<text:change-end text:change-id="ct232551232"/></text:p>
          </table:table-cell>
          <table:covered-table-cell/>
        </table:table-row>
        <table:table-row table:style-name="Table141.1">
          <table:table-cell table:style-name="Table141.A2" office:value-type="string">
            <text:p text:style-name="P15"><text:change-start text:change-id="ct232551336"/>Code<text:change-end text:change-id="ct232551336"/></text:p>
          </table:table-cell>
          <table:table-cell table:style-name="Table141.B2" office:value-type="string">
            <text:p text:style-name="P15"><text:change-start text:change-id="ct232551440"/>Result<text:change-end text:change-id="ct2325514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5515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551648"/>[a_numeric] <text:alphabetical-index-mark-start text:id="IMark96462852"/>.angle<text:alphabetical-index-mark-end text:id="IMark96462852"/> [a_float]</text:h>
            <text:p text:style-name="Text_20_body">Routing:<text:change-end text:change-id="ct232551648"/> TOS<text:change-start text:change-id="ct232551752"/></text:p>
            <text:p text:style-name="P1"><text:change-end text:change-id="ct2325517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2551856"/>Code<text:change-end text:change-id="ct232551856"/></text:p>
          </table:table-cell>
          <table:table-cell table:style-name="Table142.B2" office:value-type="string">
            <text:p text:style-name="P15"><text:change-start text:change-id="ct232551960"/>Result<text:change-end text:change-id="ct232551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55206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2552168"/>[a_numeric] <text:alphabetical-index-mark-start text:id="IMark96462852"/>.asin<text:alphabetical-index-mark-end text:id="IMark96462852"/> [a_<text:change-end text:change-id="ct232552168"/>float<text:change-start text:change-id="ct232552272"/>]</text:h>
            <text:p text:style-name="Text_20_body">Routing:<text:change-end text:change-id="ct232552272"/> TOS<text:change-start text:change-id="ct232552376"/></text:p>
            <text:p text:style-name="P1"><text:change-end text:change-id="ct23255237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2552480"/>Code<text:change-end text:change-id="ct232552480"/></text:p>
          </table:table-cell>
          <table:table-cell table:style-name="Table143.B2" office:value-type="string">
            <text:p text:style-name="P15"><text:change-start text:change-id="ct232552584"/>Result<text:change-end text:change-id="ct232552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552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2552792"/>[a_numeric] <text:alphabetical-index-mark-start text:id="IMark96462852"/>.asinh<text:alphabetical-index-mark-end text:id="IMark96462852"/> [a_<text:change-end text:change-id="ct232552792"/>float<text:change-start text:change-id="ct232552896"/>]</text:h>
            <text:p text:style-name="Text_20_body">Routing:<text:change-end text:change-id="ct232552896"/> TOS<text:change-start text:change-id="ct232553000"/></text:p>
            <text:p text:style-name="P1"><text:change-end text:change-id="ct23255300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2553104"/>Code<text:change-end text:change-id="ct232553104"/></text:p>
          </table:table-cell>
          <table:table-cell table:style-name="Table144.B2" office:value-type="string">
            <text:p text:style-name="P15"><text:change-start text:change-id="ct232553208"/>Result<text:change-end text:change-id="ct232553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5533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618992"/>[a_numeric] <text:alphabetical-index-mark-start text:id="IMark96462852"/>.atan<text:alphabetical-index-mark-end text:id="IMark96462852"/> [a_<text:change-end text:change-id="ct232618992"/>float<text:change-start text:change-id="ct232619096"/>]</text:h>
            <text:p text:style-name="Text_20_body">Routing:<text:change-end text:change-id="ct232619096"/> TOS<text:change-start text:change-id="ct232619200"/></text:p>
            <text:p text:style-name="P1"><text:change-end text:change-id="ct23261920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2619304"/>Code<text:change-end text:change-id="ct232619304"/></text:p>
          </table:table-cell>
          <table:table-cell table:style-name="Table145.B2" office:value-type="string">
            <text:p text:style-name="P15"><text:change-start text:change-id="ct232619408"/>Result<text:change-end text:change-id="ct2326194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6195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2619616"/>[a_numeric a_numeric] <text:alphabetical-index-mark-start text:id="IMark96462852"/>.atan2<text:alphabetical-index-mark-end text:id="IMark96462852"/> [a_<text:change-end text:change-id="ct232619616"/>float<text:change-start text:change-id="ct232619720"/>]</text:h>
            <text:p text:style-name="Text_20_body">Routing:<text:change-end text:change-id="ct232619720"/> TOS<text:change-start text:change-id="ct232619824"/></text:p>
            <text:p text:style-name="P1"><text:change-end text:change-id="ct2326198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2619928"/>Code<text:change-end text:change-id="ct232619928"/></text:p>
          </table:table-cell>
          <table:table-cell table:style-name="Table146.B2" office:value-type="string">
            <text:p text:style-name="P15"><text:change-start text:change-id="ct232620032"/>Result<text:change-end text:change-id="ct2326200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620240"/><text:change text:change-id="ct2326201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2620344"/>[a_numeric] <text:alphabetical-index-mark-start text:id="IMark96462852"/>.atanh<text:alphabetical-index-mark-end text:id="IMark96462852"/> [a_<text:change-end text:change-id="ct232620344"/>float<text:change-start text:change-id="ct232620448"/>]</text:h>
            <text:p text:style-name="Text_20_body">Routing:<text:change-end text:change-id="ct232620448"/> TOS<text:change-start text:change-id="ct232620552"/></text:p>
            <text:p text:style-name="P1"><text:change-end text:change-id="ct23262055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2620656"/>Code<text:change-end text:change-id="ct232620656"/></text:p>
          </table:table-cell>
          <table:table-cell table:style-name="Table147.B2" office:value-type="string">
            <text:p text:style-name="P15"><text:change-start text:change-id="ct232620760"/>Result<text:change-end text:change-id="ct2326207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6208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620968"/>[a_numeric a_numeric] <text:alphabetical-index-mark-start text:id="IMark96462852"/>.c2p<text:alphabetical-index-mark-end text:id="IMark96462852"/> [a_<text:change-end text:change-id="ct232620968"/>float<text:change-start text:change-id="ct232621072"/> a_<text:change-end text:change-id="ct232621072"/>float<text:change-start text:change-id="ct232621176"/>]</text:h>
            <text:p text:style-name="Text_20_body">Routing: TOS</text:p>
            <text:p text:style-name="P1"><text:change-end text:change-id="ct2326211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2621280"/>Code<text:change-end text:change-id="ct232621280"/></text:p>
          </table:table-cell>
          <table:table-cell table:style-name="Table148.B2" office:value-type="string">
            <text:p text:style-name="P15"><text:change-start text:change-id="ct232621384"/>Result<text:change-end text:change-id="ct2326213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621592"/><text:change text:change-id="ct23262148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2621696"/>[a_numeric] <text:alphabetical-index-mark-start text:id="IMark96462852"/>.cbrt<text:alphabetical-index-mark-end text:id="IMark96462852"/> [a_<text:change-end text:change-id="ct232621696"/>float<text:change-start text:change-id="ct232621800"/>]</text:h>
            <text:p text:style-name="Text_20_body">Routing:<text:change-end text:change-id="ct232621800"/> TOS<text:change-start text:change-id="ct232621904"/></text:p>
            <text:p text:style-name="P1"><text:change-end text:change-id="ct23262190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2622008"/>Code<text:change-end text:change-id="ct232622008"/></text:p>
          </table:table-cell>
          <table:table-cell table:style-name="Table149.B2" office:value-type="string">
            <text:p text:style-name="P15"><text:change-start text:change-id="ct232622112"/>Result<text:change-end text:change-id="ct2326221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6222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622320"/>[a_numeric] <text:alphabetical-index-mark-start text:id="IMark96462852"/>.ceil<text:alphabetical-index-mark-end text:id="IMark96462852"/> [a<text:change-end text:change-id="ct232622320"/>n<text:change-start text:change-id="ct232622424"/>_<text:change-end text:change-id="ct232622424"/>integer<text:change-start text:change-id="ct232622528"/>]</text:h>
            <text:p text:style-name="Text_20_body">Routing:<text:change-end text:change-id="ct232622528"/> TOS<text:change-start text:change-id="ct232622632"/></text:p>
            <text:p text:style-name="P1"><text:change-end text:change-id="ct23262263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2622736"/>Code<text:change-end text:change-id="ct232622736"/></text:p>
          </table:table-cell>
          <table:table-cell table:style-name="Table150.B2" office:value-type="string">
            <text:p text:style-name="P15"><text:change-start text:change-id="ct232622840"/>Result<text:change-end text:change-id="ct2326228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6229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2623088"/>[a_numeric] <text:alphabetical-index-mark-start text:id="IMark96462852"/>.conjugate<text:alphabetical-index-mark-end text:id="IMark96462852"/> [a_numeric]</text:h>
            <text:p text:style-name="Text_20_body">Routing:<text:change-end text:change-id="ct232623088"/> TOS<text:change-start text:change-id="ct232623192"/></text:p>
            <text:p text:style-name="P1"><text:change-end text:change-id="ct23262319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2623296"/>Code<text:change-end text:change-id="ct232623296"/></text:p>
          </table:table-cell>
          <table:table-cell table:style-name="Table151.B2" office:value-type="string">
            <text:p text:style-name="P15"><text:change-start text:change-id="ct232623400"/>Result<text:change-end text:change-id="ct2326234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6235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623608"/>[a_numeric] <text:alphabetical-index-mark-start text:id="IMark96462852"/>.cos<text:alphabetical-index-mark-end text:id="IMark96462852"/> [a_<text:change-end text:change-id="ct232623608"/>float<text:change-start text:change-id="ct232623712"/>]</text:h>
            <text:p text:style-name="Text_20_body">Routing:<text:change-end text:change-id="ct232623712"/> TOS<text:change-start text:change-id="ct232623816"/></text:p>
            <text:p text:style-name="P1"><text:change-end text:change-id="ct23262381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2623920"/>Code<text:change-end text:change-id="ct232623920"/></text:p>
          </table:table-cell>
          <table:table-cell table:style-name="Table152.B2" office:value-type="string">
            <text:p text:style-name="P15"><text:change-start text:change-id="ct232624024"/>Result<text:change-end text:change-id="ct2326240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624232"/><text:change text:change-id="ct23262412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2624336"/>[a_numeric] <text:alphabetical-index-mark-start text:id="IMark96462852"/>.cosh<text:alphabetical-index-mark-end text:id="IMark96462852"/> [a_<text:change-end text:change-id="ct232624336"/>float<text:change-start text:change-id="ct232624440"/>]</text:h>
            <text:p text:style-name="Text_20_body">Routing:<text:change-end text:change-id="ct232624440"/> TOS<text:change-start text:change-id="ct232624544"/></text:p>
            <text:p text:style-name="P1"><text:change-end text:change-id="ct23262454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2624648"/>Code<text:change-end text:change-id="ct232624648"/></text:p>
          </table:table-cell>
          <table:table-cell table:style-name="Table153.B2" office:value-type="string">
            <text:p text:style-name="P15"><text:change-start text:change-id="ct232624752"/>Result<text:change-end text:change-id="ct2326247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6248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624960"/>[a_numeric] <text:alphabetical-index-mark-start text:id="IMark96462852"/>.cube<text:alphabetical-index-mark-end text:id="IMark96462852"/> [a_numeric]</text:h>
            <text:p text:style-name="Text_20_body">Routing:<text:change-end text:change-id="ct232624960"/> TOS<text:change-start text:change-id="ct232625064"/></text:p>
            <text:p text:style-name="P1"><text:change-end text:change-id="ct23262506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2625168"/>Code<text:change-end text:change-id="ct232625168"/></text:p>
          </table:table-cell>
          <table:table-cell table:style-name="Table154.B2" office:value-type="string">
            <text:p text:style-name="P15"><text:change-start text:change-id="ct232625272"/>Result<text:change-end text:change-id="ct2326252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6253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2625480"/>[a_numeric] <text:alphabetical-index-mark-start text:id="IMark96462852"/>.d2r<text:alphabetical-index-mark-end text:id="IMark96462852"/> [a_<text:change-end text:change-id="ct232625480"/>float<text:change-start text:change-id="ct232625584"/>]</text:h>
            <text:p text:style-name="Text_20_body">Routing:<text:change-end text:change-id="ct232625584"/> TOS<text:change-start text:change-id="ct232625688"/></text:p>
            <text:p text:style-name="P1"><text:change-end text:change-id="ct232625688"/>This method converts the argument number from degrees to radians.</text:p>
          </table:table-cell>
          <table:covered-table-cell/>
        </table:table-row>
        <table:table-row table:style-name="Table155.1">
          <table:table-cell table:style-name="Table155.A2" office:value-type="string">
            <text:p text:style-name="P15"><text:change-start text:change-id="ct232625792"/>Code<text:change-end text:change-id="ct232625792"/></text:p>
          </table:table-cell>
          <table:table-cell table:style-name="Table155.B2" office:value-type="string">
            <text:p text:style-name="P15"><text:change-start text:change-id="ct232625896"/>Result<text:change-end text:change-id="ct2326258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62600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2626104"/>[a_numeric] <text:alphabetical-index-mark-start text:id="IMark96462852"/>.denominator<text:alphabetical-index-mark-end text:id="IMark96462852"/> [a<text:change-end text:change-id="ct232626104"/>n<text:change-start text:change-id="ct232626208"/>_<text:change-end text:change-id="ct232626208"/>integer<text:change-start text:change-id="ct232626312"/>]</text:h>
            <text:p text:style-name="Text_20_body">Routing:<text:change-end text:change-id="ct232626312"/> TOS<text:change-start text:change-id="ct232626416"/></text:p>
            <text:p text:style-name="P1"><text:change-end text:change-id="ct2326264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2626520"/>Code<text:change-end text:change-id="ct232626520"/></text:p>
          </table:table-cell>
          <table:table-cell table:style-name="Table156.B2" office:value-type="string">
            <text:p text:style-name="P15"><text:change-start text:change-id="ct232626624"/>Result<text:change-end text:change-id="ct2326266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62672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626832"/>[a_numeric] <text:alphabetical-index-mark-start text:id="IMark96462852"/>.e**<text:alphabetical-index-mark-end text:id="IMark96462852"/> [a_<text:change-end text:change-id="ct232626832"/>float<text:change-start text:change-id="ct232626936"/>]</text:h>
            <text:p text:style-name="Text_20_body">Routing:<text:change-end text:change-id="ct232626936"/> TOS<text:change-start text:change-id="ct232627040"/></text:p>
            <text:p text:style-name="P1"><text:change-end text:change-id="ct23262704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2627184"/>Code<text:change-end text:change-id="ct232627184"/></text:p>
          </table:table-cell>
          <table:table-cell table:style-name="Table157.B2" office:value-type="string">
            <text:p text:style-name="P15"><text:change-start text:change-id="ct232627288"/>Result<text:change-end text:change-id="ct2326272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6273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627496"/>[a_numeric] <text:alphabetical-index-mark-start text:id="IMark96462852"/>.emit<text:alphabetical-index-mark-end text:id="IMark96462852"/> []</text:h>
            <text:p text:style-name="Text_20_body">Routing:<text:change-end text:change-id="ct232627496"/> TOS<text:change-start text:change-id="ct232627600"/></text:p>
            <text:p text:style-name="P1"><text:change-end text:change-id="ct232627600"/>This method emits a character with the code of numeric argument.</text:p>
          </table:table-cell>
          <table:covered-table-cell/>
        </table:table-row>
        <table:table-row table:style-name="Table158.1">
          <table:table-cell table:style-name="Table158.A2" office:value-type="string">
            <text:p text:style-name="P15"><text:change-start text:change-id="ct232627704"/>Code<text:change-end text:change-id="ct232627704"/></text:p>
          </table:table-cell>
          <table:table-cell table:style-name="Table158.B2" office:value-type="string">
            <text:p text:style-name="P15"><text:change-start text:change-id="ct232627808"/>Result<text:change-end text:change-id="ct2326278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628016"/><text:change text:change-id="ct2326279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2628120"/>[a_numeric] <text:alphabetical-index-mark-start text:id="IMark96462852"/>.floor<text:alphabetical-index-mark-end text:id="IMark96462852"/> [a<text:change-end text:change-id="ct232628120"/>n<text:change-start text:change-id="ct232628224"/>_<text:change-end text:change-id="ct232628224"/>integer<text:change-start text:change-id="ct232628328"/>]</text:h>
            <text:p text:style-name="Text_20_body">Routing:<text:change-end text:change-id="ct232628328"/> TOS<text:change-start text:change-id="ct232628432"/></text:p>
            <text:p text:style-name="P1"><text:change-end text:change-id="ct23262843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2628536"/>Code<text:change-end text:change-id="ct232628536"/></text:p>
          </table:table-cell>
          <table:table-cell table:style-name="Table159.B2" office:value-type="string">
            <text:p text:style-name="P15"><text:change-start text:change-id="ct232628640"/>Result<text:change-end text:change-id="ct2326286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6287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628848"/>[a_numeric a_numeric] <text:alphabetical-index-mark-start text:id="IMark96462852"/>.hypot<text:alphabetical-index-mark-end text:id="IMark96462852"/> [a_<text:change-end text:change-id="ct232628848"/>float<text:change-start text:change-id="ct232628952"/>]</text:h>
            <text:p text:style-name="Text_20_body">Routing:<text:change-end text:change-id="ct232628952"/> TOS<text:change-start text:change-id="ct232629056"/></text:p>
            <text:p text:style-name="P1"><text:change-end text:change-id="ct232629056"/>Given two lengths, this method computes the length of the hypotenuse. </text:p>
          </table:table-cell>
          <table:covered-table-cell/>
        </table:table-row>
        <table:table-row table:style-name="Table160.1">
          <table:table-cell table:style-name="Table160.A2" office:value-type="string">
            <text:p text:style-name="P15"><text:change-start text:change-id="ct232629160"/>Code<text:change-end text:change-id="ct232629160"/></text:p>
          </table:table-cell>
          <table:table-cell table:style-name="Table160.B2" office:value-type="string">
            <text:p text:style-name="P15"><text:change-start text:change-id="ct232629264"/>Result<text:change-end text:change-id="ct2326292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62936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2629472"/>[a_numeric] <text:alphabetical-index-mark-start text:id="IMark96462852"/>.imaginary<text:alphabetical-index-mark-end text:id="IMark96462852"/> [a_numeric]</text:h>
            <text:p text:style-name="Text_20_body">Routing:<text:change-end text:change-id="ct232629472"/> TOS<text:change-start text:change-id="ct232629576"/></text:p>
            <text:p text:style-name="P1"><text:change-end text:change-id="ct2326295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2629680"/>Code<text:change-end text:change-id="ct232629680"/></text:p>
          </table:table-cell>
          <table:table-cell table:style-name="Table161.B2" office:value-type="string">
            <text:p text:style-name="P15"><text:change-start text:change-id="ct232629784"/>Result<text:change-end text:change-id="ct2326297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6298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629992"/>[a_numeric] <text:alphabetical-index-mark-start text:id="IMark96462852"/>.ln<text:alphabetical-index-mark-end text:id="IMark96462852"/> [a_<text:change-end text:change-id="ct232629992"/>float<text:change-start text:change-id="ct232630096"/>]</text:h>
            <text:p text:style-name="Text_20_body">Routing:<text:change-end text:change-id="ct232630096"/> TOS<text:change-start text:change-id="ct232630200"/></text:p>
            <text:p text:style-name="P1"><text:change-end text:change-id="ct23263020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2630304"/>Code<text:change-end text:change-id="ct232630304"/></text:p>
          </table:table-cell>
          <table:table-cell table:style-name="Table162.B2" office:value-type="string">
            <text:p text:style-name="P15"><text:change-start text:change-id="ct232630408"/>Result<text:change-end text:change-id="ct2326304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6305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2630616"/>[a_numeric] <text:alphabetical-index-mark-start text:id="IMark96462852"/>.log10<text:alphabetical-index-mark-end text:id="IMark96462852"/> [a_<text:change-end text:change-id="ct232630616"/>float<text:change-start text:change-id="ct232630720"/>]</text:h>
            <text:p text:style-name="Text_20_body">Routing:<text:change-end text:change-id="ct232630720"/> TOS<text:change-start text:change-id="ct232630824"/></text:p>
            <text:p text:style-name="P1"><text:change-end text:change-id="ct23263082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2630928"/>Code<text:change-end text:change-id="ct232630928"/></text:p>
          </table:table-cell>
          <table:table-cell table:style-name="Table163.B2" office:value-type="string">
            <text:p text:style-name="P15"><text:change-start text:change-id="ct232631032"/>Result<text:change-end text:change-id="ct2326310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63113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2631280"/>[a_numeric] <text:alphabetical-index-mark-start text:id="IMark96462852"/>.log2<text:alphabetical-index-mark-end text:id="IMark96462852"/> [a_<text:change-end text:change-id="ct232631280"/>float<text:change-start text:change-id="ct232631384"/>]</text:h>
            <text:p text:style-name="Text_20_body">Routing:<text:change-end text:change-id="ct232631384"/> TOS<text:change-start text:change-id="ct232631488"/></text:p>
            <text:p text:style-name="P1"><text:change-end text:change-id="ct232631488"/>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2631592"/>Code<text:change-end text:change-id="ct232631592"/></text:p>
          </table:table-cell>
          <table:table-cell table:style-name="Table164.B2" office:value-type="string">
            <text:p text:style-name="P15"><text:change-start text:change-id="ct232631696"/>Result<text:change-end text:change-id="ct23263169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6318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631904"/>[a_numeric] <text:alphabetical-index-mark-start text:id="IMark96462852"/>.magnitude<text:alphabetical-index-mark-end text:id="IMark96462852"/> [a_numeric]</text:h>
            <text:p text:style-name="Text_20_body">Routing:<text:change-end text:change-id="ct232631904"/> TOS<text:change-start text:change-id="ct232632008"/></text:p>
            <text:p text:style-name="P1"><text:change-end text:change-id="ct2326320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2632112"/>Code<text:change-end text:change-id="ct232632112"/></text:p>
          </table:table-cell>
          <table:table-cell table:style-name="Table165.B2" office:value-type="string">
            <text:p text:style-name="P15"><text:change-start text:change-id="ct232632216"/>Result<text:change-end text:change-id="ct2326322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632320"/></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2632424"/>[a_numeric] <text:alphabetical-index-mark-start text:id="IMark96462852"/>.numerator<text:alphabetical-index-mark-end text:id="IMark96462852"/> [a_numeric]</text:h>
            <text:p text:style-name="Text_20_body">Routing:<text:change-end text:change-id="ct232632424"/> TOS<text:change-start text:change-id="ct232632528"/></text:p>
            <text:p text:style-name="P1"><text:change-end text:change-id="ct2326325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2632632"/>Code<text:change-end text:change-id="ct232632632"/></text:p>
          </table:table-cell>
          <table:table-cell table:style-name="Table166.B2" office:value-type="string">
            <text:p text:style-name="P15"><text:change-start text:change-id="ct232632736"/>Result<text:change-end text:change-id="ct2326327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632944"/><text:change text:change-id="ct232632840"/></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2633048"/>[a_numeric a_numeric] <text:alphabetical-index-mark-start text:id="IMark96462852"/>.p2c<text:alphabetical-index-mark-end text:id="IMark96462852"/> [a_<text:change-end text:change-id="ct232633048"/>float<text:change-start text:change-id="ct232633152"/> a_<text:change-end text:change-id="ct232633152"/>float<text:change-start text:change-id="ct232633256"/>]</text:h>
            <text:p text:style-name="Text_20_body">Routing:<text:change-end text:change-id="ct232633256"/> TOS<text:change-start text:change-id="ct232633360"/></text:p>
            <text:p text:style-name="P1"><text:change-end text:change-id="ct2326333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2633464"/>Code<text:change-end text:change-id="ct232633464"/></text:p>
          </table:table-cell>
          <table:table-cell table:style-name="Table167.B2" office:value-type="string">
            <text:p text:style-name="P15"><text:change-start text:change-id="ct232633568"/>Result<text:change-end text:change-id="ct2326335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6336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633776"/>[a_numeric] <text:alphabetical-index-mark-start text:id="IMark96462852"/>.polar<text:alphabetical-index-mark-end text:id="IMark96462852"/> [a_<text:change-end text:change-id="ct232633776"/>float<text:change-start text:change-id="ct232633880"/> a_<text:change-end text:change-id="ct232633880"/>float<text:change-start text:change-id="ct232633984"/>]</text:h>
            <text:p text:style-name="Text_20_body">Routing:<text:change-end text:change-id="ct232633984"/> TOS<text:change-start text:change-id="ct232634088"/></text:p>
            <text:p text:style-name="P1"><text:change-end text:change-id="ct2326340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2634192"/>Code<text:change-end text:change-id="ct232634192"/></text:p>
          </table:table-cell>
          <table:table-cell table:style-name="Table168.B2" office:value-type="string">
            <text:p text:style-name="P15"><text:change-start text:change-id="ct232634296"/>Result<text:change-end text:change-id="ct2326342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6344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2634504"/>[a_numeric] <text:alphabetical-index-mark-start text:id="IMark96462852"/>.r2d<text:alphabetical-index-mark-end text:id="IMark96462852"/> [a_<text:change-end text:change-id="ct232634504"/>float<text:change-start text:change-id="ct232634608"/>]</text:h>
            <text:p text:style-name="Text_20_body">Routing:<text:change-end text:change-id="ct232634608"/> TOS<text:change-start text:change-id="ct232634712"/></text:p>
            <text:p text:style-name="P1"><text:change-end text:change-id="ct232634712"/>Convert a angle value from radians to degrees.</text:p>
          </table:table-cell>
          <table:covered-table-cell/>
        </table:table-row>
        <table:table-row table:style-name="Table169.1">
          <table:table-cell table:style-name="Table169.A2" office:value-type="string">
            <text:p text:style-name="P15"><text:change-start text:change-id="ct232634816"/>Code<text:change-end text:change-id="ct232634816"/></text:p>
          </table:table-cell>
          <table:table-cell table:style-name="Table169.B2" office:value-type="string">
            <text:p text:style-name="P15"><text:change-start text:change-id="ct232634920"/>Result<text:change-end text:change-id="ct2326349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26350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635128"/>[a_numeric] <text:alphabetical-index-mark-start text:id="IMark96462852"/>.real<text:alphabetical-index-mark-end text:id="IMark96462852"/> [a_numeric]</text:h>
            <text:p text:style-name="Text_20_body">Routing:<text:change-end text:change-id="ct232635128"/> TOS<text:change-start text:change-id="ct232635232"/></text:p>
            <text:p text:style-name="P1"><text:change-end text:change-id="ct2326352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2635376"/>Code<text:change-end text:change-id="ct232635376"/></text:p>
          </table:table-cell>
          <table:table-cell table:style-name="Table170.B2" office:value-type="string">
            <text:p text:style-name="P15"><text:change-start text:change-id="ct232635480"/>Result<text:change-end text:change-id="ct2326354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63558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635688"/>[a_numeric] <text:alphabetical-index-mark-start text:id="IMark96462852"/>.round<text:alphabetical-index-mark-end text:id="IMark96462852"/> [a<text:change-end text:change-id="ct232635688"/>n<text:change-start text:change-id="ct232635792"/>_<text:change-end text:change-id="ct232635792"/>integer<text:change-start text:change-id="ct232635896"/>]</text:h>
            <text:p text:style-name="Text_20_body">Routing:<text:change-end text:change-id="ct232635896"/> TOS<text:change-start text:change-id="ct232636000"/></text:p>
            <text:p text:style-name="P1"><text:change-end text:change-id="ct232636000"/>This method rounds the argument number to the nearest integer.</text:p>
          </table:table-cell>
          <table:covered-table-cell/>
        </table:table-row>
        <table:table-row table:style-name="Table171.1">
          <table:table-cell table:style-name="Table171.A2" office:value-type="string">
            <text:p text:style-name="P15"><text:change-start text:change-id="ct232636104"/>Code<text:change-end text:change-id="ct232636104"/></text:p>
          </table:table-cell>
          <table:table-cell table:style-name="Table171.B2" office:value-type="string">
            <text:p text:style-name="P15"><text:change-start text:change-id="ct232636208"/>Result<text:change-end text:change-id="ct23263620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263631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636416"/>[a_numeric] <text:alphabetical-index-mark-start text:id="IMark96462852"/>.sin<text:alphabetical-index-mark-end text:id="IMark96462852"/> [a_<text:change-end text:change-id="ct232636416"/>float<text:change-start text:change-id="ct232636520"/>]</text:h>
            <text:p text:style-name="Text_20_body">Routing:<text:change-end text:change-id="ct232636520"/> TOS<text:change-start text:change-id="ct232636624"/></text:p>
            <text:p text:style-name="P1"><text:change-end text:change-id="ct232636624"/>This method computes the sine of the argument angle in radians.</text:p>
          </table:table-cell>
          <table:covered-table-cell/>
        </table:table-row>
        <table:table-row table:style-name="Table172.1">
          <table:table-cell table:style-name="Table172.A2" office:value-type="string">
            <text:p text:style-name="P15"><text:change-start text:change-id="ct232636728"/>Code<text:change-end text:change-id="ct232636728"/></text:p>
          </table:table-cell>
          <table:table-cell table:style-name="Table172.B2" office:value-type="string">
            <text:p text:style-name="P15"><text:change-start text:change-id="ct232636832"/>Result<text:change-end text:change-id="ct23263683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63693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637040"/>[a_numeric] <text:alphabetical-index-mark-start text:id="IMark96462852"/>.sinh<text:alphabetical-index-mark-end text:id="IMark96462852"/> [a_<text:change-end text:change-id="ct232637040"/>float<text:change-start text:change-id="ct232637144"/>]</text:h>
            <text:p text:style-name="Text_20_body">Routing:<text:change-end text:change-id="ct232637144"/> TOS<text:change-start text:change-id="ct232637248"/></text:p>
            <text:p text:style-name="P1"><text:change-end text:change-id="ct232637248"/>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2637352"/>Code<text:change-end text:change-id="ct232637352"/></text:p>
          </table:table-cell>
          <table:table-cell table:style-name="Table173.B2" office:value-type="string">
            <text:p text:style-name="P15"><text:change-start text:change-id="ct232637456"/>Result<text:change-end text:change-id="ct23263745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63756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2637664"/>[a_numeric] <text:alphabetical-index-mark-start text:id="IMark96462852"/>.sleep<text:alphabetical-index-mark-end text:id="IMark96462852"/> []</text:h>
            <text:p text:style-name="Text_20_body">Routing:<text:change-end text:change-id="ct232637664"/> TOS<text:change-start text:change-id="ct232637768"/></text:p>
            <text:p text:style-name="P1"><text:change-end text:change-id="ct232637768"/>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2637872"/>Code<text:change-end text:change-id="ct232637872"/></text:p>
          </table:table-cell>
          <table:table-cell table:style-name="Table174.B2" office:value-type="string">
            <text:p text:style-name="P15"><text:change-start text:change-id="ct232637976"/>Result<text:change-end text:change-id="ct23263797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26380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2638184"/>[a_numeric] <text:alphabetical-index-mark-start text:id="IMark96462852"/>.sqr<text:alphabetical-index-mark-end text:id="IMark96462852"/> [a_numeric]</text:h>
            <text:p text:style-name="Text_20_body">Routing:<text:change-end text:change-id="ct232638184"/> TOS<text:change-start text:change-id="ct232638288"/></text:p>
            <text:p text:style-name="P1"><text:change-end text:change-id="ct232638288"/>This method computes the square of the argument value.</text:p>
          </table:table-cell>
          <table:covered-table-cell/>
        </table:table-row>
        <table:table-row table:style-name="Table175.1">
          <table:table-cell table:style-name="Table175.A2" office:value-type="string">
            <text:p text:style-name="P15"><text:change-start text:change-id="ct232638392"/>Code<text:change-end text:change-id="ct232638392"/></text:p>
          </table:table-cell>
          <table:table-cell table:style-name="Table175.B2" office:value-type="string">
            <text:p text:style-name="P15"><text:change-start text:change-id="ct232638496"/>Result<text:change-end text:change-id="ct2326384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6386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2638704"/>[a_numeric] <text:alphabetical-index-mark-start text:id="IMark96462852"/>.sqrt<text:alphabetical-index-mark-end text:id="IMark96462852"/> [a_<text:change-end text:change-id="ct232638704"/>float<text:change-start text:change-id="ct232638808"/>]</text:h>
            <text:p text:style-name="Text_20_body">Routing:<text:change-end text:change-id="ct232638808"/> TOS<text:change-start text:change-id="ct232638912"/></text:p>
            <text:p text:style-name="P1"><text:change-end text:change-id="ct232638912"/>This method computes the square root of the argument value.</text:p>
          </table:table-cell>
          <table:covered-table-cell/>
        </table:table-row>
        <table:table-row table:style-name="Table176.1">
          <table:table-cell table:style-name="Table176.A2" office:value-type="string">
            <text:p text:style-name="P15"><text:change-start text:change-id="ct232639016"/>Code<text:change-end text:change-id="ct232639016"/></text:p>
          </table:table-cell>
          <table:table-cell table:style-name="Table176.B2" office:value-type="string">
            <text:p text:style-name="P15"><text:change-start text:change-id="ct232639120"/>Result<text:change-end text:change-id="ct2326391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6392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2639328"/>[a_numeric] <text:alphabetical-index-mark-start text:id="IMark96462852"/>.tan<text:alphabetical-index-mark-end text:id="IMark96462852"/> [a_<text:change-end text:change-id="ct232639328"/>float<text:change-start text:change-id="ct232659864"/>]</text:h>
            <text:p text:style-name="Text_20_body">Routing:<text:change-end text:change-id="ct232659864"/> TOS<text:change-start text:change-id="ct232659968"/></text:p>
            <text:p text:style-name="P1"><text:change-end text:change-id="ct232659968"/>This method computes the tangent of the argument angle in radians.</text:p>
          </table:table-cell>
          <table:covered-table-cell/>
        </table:table-row>
        <table:table-row table:style-name="Table177.1">
          <table:table-cell table:style-name="Table177.A2" office:value-type="string">
            <text:p text:style-name="P15"><text:change-start text:change-id="ct232660072"/>Code<text:change-end text:change-id="ct232660072"/></text:p>
          </table:table-cell>
          <table:table-cell table:style-name="Table177.B2" office:value-type="string">
            <text:p text:style-name="P15"><text:change-start text:change-id="ct232660176"/>Result<text:change-end text:change-id="ct23266017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660280"/></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2660384"/>[a_numeric] <text:alphabetical-index-mark-start text:id="IMark96462852"/>.tanh<text:alphabetical-index-mark-end text:id="IMark96462852"/> [a_<text:change-end text:change-id="ct232660384"/>float<text:change-start text:change-id="ct232660488"/>]</text:h>
            <text:p text:style-name="Text_20_body">Routing:<text:change-end text:change-id="ct232660488"/> TOS<text:change-start text:change-id="ct232660592"/></text:p>
            <text:p text:style-name="P1"><text:change-end text:change-id="ct232660592"/>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2660696"/>Code<text:change-end text:change-id="ct232660696"/></text:p>
          </table:table-cell>
          <table:table-cell table:style-name="Table178.B2" office:value-type="string">
            <text:p text:style-name="P15"><text:change-start text:change-id="ct232660800"/>Result<text:change-end text:change-id="ct23266080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2660904"/></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2661008"/>[a_numeric a_numeric] <text:alphabetical-index-mark-start text:id="IMark96462852"/>/<text:alphabetical-index-mark-end text:id="IMark96462852"/> [a_numeric]</text:h>
            <text:p text:style-name="Text_20_body">Routing:<text:change-end text:change-id="ct232661008"/> NOS<text:change-start text:change-id="ct232661112"/></text:p>
            <text:p text:style-name="P1"><text:change-end text:change-id="ct232661112"/>This method implements the division operator.</text:p>
          </table:table-cell>
          <table:covered-table-cell/>
        </table:table-row>
        <table:table-row table:style-name="Table179.1">
          <table:table-cell table:style-name="Table179.A2" office:value-type="string">
            <text:p text:style-name="P15"><text:change-start text:change-id="ct232661216"/>Code<text:change-end text:change-id="ct232661216"/></text:p>
          </table:table-cell>
          <table:table-cell table:style-name="Table179.B2" office:value-type="string">
            <text:p text:style-name="P15"><text:change-start text:change-id="ct232661320"/>Result<text:change-end text:change-id="ct23266132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66142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2661528"/>[a_numeric] <text:alphabetical-index-mark-start text:id="IMark96462852"/>0&lt;<text:alphabetical-index-mark-end text:id="IMark96462852"/> [a_boolean]</text:h>
            <text:p text:style-name="Text_20_body">Routing:<text:change-end text:change-id="ct232661528"/> TOS<text:change-start text:change-id="ct232661632"/></text:p>
            <text:p text:style-name="P1"><text:change-end text:change-id="ct232661632"/>Is this number less than zero?</text:p>
          </table:table-cell>
          <table:covered-table-cell/>
        </table:table-row>
        <table:table-row table:style-name="Table180.1">
          <table:table-cell table:style-name="Table180.A2" office:value-type="string">
            <text:p text:style-name="P15"><text:change-start text:change-id="ct232661736"/>Code<text:change-end text:change-id="ct232661736"/></text:p>
          </table:table-cell>
          <table:table-cell table:style-name="Table180.B2" office:value-type="string">
            <text:p text:style-name="P15"><text:change-start text:change-id="ct232661840"/>Result<text:change-end text:change-id="ct23266184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66194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2662048"/>[a_numeric] <text:alphabetical-index-mark-start text:id="IMark96462852"/>0&lt;=<text:alphabetical-index-mark-end text:id="IMark96462852"/> [a_boolean]</text:h>
            <text:p text:style-name="Text_20_body">Routing:<text:change-end text:change-id="ct232662048"/> TOS<text:change-start text:change-id="ct232662152"/></text:p>
            <text:p text:style-name="P1"><text:change-end text:change-id="ct232662152"/>Is this number less than or equal to zero?</text:p>
          </table:table-cell>
          <table:covered-table-cell/>
        </table:table-row>
        <table:table-row table:style-name="Table181.1">
          <table:table-cell table:style-name="Table181.A2" office:value-type="string">
            <text:p text:style-name="P15"><text:change-start text:change-id="ct232662256"/>Code<text:change-end text:change-id="ct232662256"/></text:p>
          </table:table-cell>
          <table:table-cell table:style-name="Table181.B2" office:value-type="string">
            <text:p text:style-name="P15"><text:change-start text:change-id="ct232662360"/>Result<text:change-end text:change-id="ct2326623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66246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2662568"/>[a_numeric] <text:alphabetical-index-mark-start text:id="IMark96462852"/>0&lt;=&gt;<text:alphabetical-index-mark-end text:id="IMark96462852"/> [<text:change-end text:change-id="ct232662568"/>1, 0, or -1<text:change-start text:change-id="ct232662672"/>]</text:h>
            <text:p text:style-name="Text_20_body">Routing:<text:change-end text:change-id="ct232662672"/> TOS<text:change-start text:change-id="ct232662776"/></text:p>
            <text:p text:style-name="P1"><text:change-end text:change-id="ct232662776"/>Perform a “three outcome” comparison of the value with zero.</text:p>
          </table:table-cell>
          <table:covered-table-cell/>
        </table:table-row>
        <table:table-row table:style-name="Table182.1">
          <table:table-cell table:style-name="Table182.A2" office:value-type="string">
            <text:p text:style-name="P15"><text:change-start text:change-id="ct232662880"/>Code<text:change-end text:change-id="ct232662880"/></text:p>
          </table:table-cell>
          <table:table-cell table:style-name="Table182.B2" office:value-type="string">
            <text:p text:style-name="P15"><text:change-start text:change-id="ct232662984"/>Result<text:change-end text:change-id="ct2326629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663192"/><text:change text:change-id="ct2326630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663296"/>[a_numeric] <text:alphabetical-index-mark-start text:id="IMark96462852"/>0&lt;&gt; <text:alphabetical-index-mark-end text:id="IMark96462852"/>[a_boolean]</text:h>
            <text:p text:style-name="Text_20_body">Routing:<text:change-end text:change-id="ct232663296"/> TOS<text:change-start text:change-id="ct232663400"/></text:p>
            <text:p text:style-name="P1"><text:change-end text:change-id="ct232663400"/>Is the number not equal to zero?</text:p>
          </table:table-cell>
          <table:covered-table-cell/>
        </table:table-row>
        <table:table-row table:style-name="Table183.1">
          <table:table-cell table:style-name="Table183.A2" office:value-type="string">
            <text:p text:style-name="P15"><text:change-start text:change-id="ct232663504"/>Code<text:change-end text:change-id="ct232663504"/></text:p>
          </table:table-cell>
          <table:table-cell table:style-name="Table183.B2" office:value-type="string">
            <text:p text:style-name="P15"><text:change-start text:change-id="ct232663608"/>Result<text:change-end text:change-id="ct2326636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66371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2663816"/>[a_numeric] <text:alphabetical-index-mark-start text:id="IMark96462852"/>0=<text:alphabetical-index-mark-end text:id="IMark96462852"/> [a_boolean]</text:h>
            <text:p text:style-name="Text_20_body">Routing:<text:change-end text:change-id="ct232663816"/> TOS<text:change-start text:change-id="ct232663960"/></text:p>
            <text:p text:style-name="P1"><text:change-end text:change-id="ct232663960"/>Is the number equal to zero?</text:p>
          </table:table-cell>
          <table:covered-table-cell/>
        </table:table-row>
        <table:table-row table:style-name="Table184.1">
          <table:table-cell table:style-name="Table184.A2" office:value-type="string">
            <text:p text:style-name="P15"><text:change-start text:change-id="ct232664064"/>Code<text:change-end text:change-id="ct232664064"/></text:p>
          </table:table-cell>
          <table:table-cell table:style-name="Table184.B2" office:value-type="string">
            <text:p text:style-name="P15"><text:change-start text:change-id="ct232664168"/>Result<text:change-end text:change-id="ct2326641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6642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2664376"/>[a_numeric] <text:alphabetical-index-mark-start text:id="IMark96462852"/>0&gt;<text:alphabetical-index-mark-end text:id="IMark96462852"/> [a_boolean]</text:h>
            <text:p text:style-name="Text_20_body">Routing:<text:change-end text:change-id="ct232664376"/> TOS<text:change-start text:change-id="ct232664480"/></text:p>
            <text:p text:style-name="P1"><text:change-end text:change-id="ct232664480"/>Is the number greater than zero?</text:p>
          </table:table-cell>
          <table:covered-table-cell/>
        </table:table-row>
        <table:table-row table:style-name="Table185.1">
          <table:table-cell table:style-name="Table185.A2" office:value-type="string">
            <text:p text:style-name="P15"><text:change-start text:change-id="ct232664584"/>Code<text:change-end text:change-id="ct232664584"/></text:p>
          </table:table-cell>
          <table:table-cell table:style-name="Table185.B2" office:value-type="string">
            <text:p text:style-name="P15"><text:change-start text:change-id="ct232664688"/>Result<text:change-end text:change-id="ct2326646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6647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664896"/>[a_numeric] <text:alphabetical-index-mark-start text:id="IMark96462852"/>0&gt;=<text:alphabetical-index-mark-end text:id="IMark96462852"/> [a_boolean]</text:h>
            <text:p text:style-name="Text_20_body">Routing:<text:change-end text:change-id="ct232664896"/> TOS<text:change-start text:change-id="ct232665000"/></text:p>
            <text:p text:style-name="P1"><text:change-end text:change-id="ct232665000"/>Is the number greater than or equal to zero?</text:p>
          </table:table-cell>
          <table:covered-table-cell/>
        </table:table-row>
        <table:table-row table:style-name="Table186.1">
          <table:table-cell table:style-name="Table186.A2" office:value-type="string">
            <text:p text:style-name="P15"><text:change-start text:change-id="ct232665104"/>Code<text:change-end text:change-id="ct232665104"/></text:p>
          </table:table-cell>
          <table:table-cell table:style-name="Table186.B2" office:value-type="string">
            <text:p text:style-name="P15"><text:change-start text:change-id="ct232665208"/>Result<text:change-end text:change-id="ct2326652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66531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2665416"/>[a_numeric] <text:alphabetical-index-mark-start text:id="IMark96462852"/>1+<text:alphabetical-index-mark-end text:id="IMark96462852"/> [a_numeric]</text:h>
            <text:p text:style-name="Text_20_body">Routing:<text:change-end text:change-id="ct232665416"/> TOS<text:change-start text:change-id="ct232665520"/></text:p>
            <text:p text:style-name="P1"><text:change-end text:change-id="ct232665520"/>Add one to the number</text:p>
          </table:table-cell>
          <table:covered-table-cell/>
        </table:table-row>
        <table:table-row table:style-name="Table187.1">
          <table:table-cell table:style-name="Table187.A2" office:value-type="string">
            <text:p text:style-name="P15"><text:change-start text:change-id="ct232665624"/>Code<text:change-end text:change-id="ct232665624"/></text:p>
          </table:table-cell>
          <table:table-cell table:style-name="Table187.B2" office:value-type="string">
            <text:p text:style-name="P15"><text:change-start text:change-id="ct232665728"/>Result<text:change-end text:change-id="ct2326657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6658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665936"/>[a_numeric] <text:alphabetical-index-mark-start text:id="IMark96462852"/>1-<text:alphabetical-index-mark-end text:id="IMark96462852"/> [a_numeric]</text:h>
            <text:p text:style-name="Text_20_body">Routing:<text:change-end text:change-id="ct232665936"/> TOS<text:change-start text:change-id="ct232666040"/></text:p>
            <text:p text:style-name="P1"><text:change-end text:change-id="ct232666040"/>Subtract ond from the number</text:p>
          </table:table-cell>
          <table:covered-table-cell/>
        </table:table-row>
        <table:table-row table:style-name="Table188.1">
          <table:table-cell table:style-name="Table188.A2" office:value-type="string">
            <text:p text:style-name="P15"><text:change-start text:change-id="ct232666144"/>Code<text:change-end text:change-id="ct232666144"/></text:p>
          </table:table-cell>
          <table:table-cell table:style-name="Table188.B2" office:value-type="string">
            <text:p text:style-name="P15"><text:change-start text:change-id="ct232666248"/>Result<text:change-end text:change-id="ct2326662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6663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2666456"/>[a_numeric] <text:alphabetical-index-mark-start text:id="IMark96462852"/>2*<text:alphabetical-index-mark-end text:id="IMark96462852"/> [a_numeric]</text:h>
            <text:p text:style-name="Text_20_body">Routing:<text:change-end text:change-id="ct232666456"/> TOS<text:change-start text:change-id="ct232666560"/></text:p>
            <text:p text:style-name="P1"><text:change-end text:change-id="ct232666560"/>Multiply the number by two.</text:p>
          </table:table-cell>
          <table:covered-table-cell/>
        </table:table-row>
        <table:table-row table:style-name="Table189.1">
          <table:table-cell table:style-name="Table189.A2" office:value-type="string">
            <text:p text:style-name="P15"><text:change-start text:change-id="ct232666664"/>Code<text:change-end text:change-id="ct232666664"/></text:p>
          </table:table-cell>
          <table:table-cell table:style-name="Table189.B2" office:value-type="string">
            <text:p text:style-name="P15"><text:change-start text:change-id="ct232666768"/>Result<text:change-end text:change-id="ct2326667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6668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666976"/>[a_numeric] <text:alphabetical-index-mark-start text:id="IMark96462852"/>2+<text:alphabetical-index-mark-end text:id="IMark96462852"/> [a_numeric]</text:h>
            <text:p text:style-name="Text_20_body">Routing:<text:change-end text:change-id="ct232666976"/> TOS<text:change-start text:change-id="ct232667080"/></text:p>
            <text:p text:style-name="P1"><text:change-end text:change-id="ct232667080"/>Add two to the number</text:p>
          </table:table-cell>
          <table:covered-table-cell/>
        </table:table-row>
        <table:table-row table:style-name="Table190.1">
          <table:table-cell table:style-name="Table190.A2" office:value-type="string">
            <text:p text:style-name="P15"><text:change-start text:change-id="ct232667184"/>Code<text:change-end text:change-id="ct232667184"/></text:p>
          </table:table-cell>
          <table:table-cell table:style-name="Table190.B2" office:value-type="string">
            <text:p text:style-name="P15"><text:change-start text:change-id="ct232667288"/>Result<text:change-end text:change-id="ct2326672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66739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2667496"/>[a_numeric] <text:alphabetical-index-mark-start text:id="IMark96462852"/>2-<text:alphabetical-index-mark-end text:id="IMark96462852"/> [a_numeric]</text:h>
            <text:p text:style-name="Text_20_body">Routing:<text:change-end text:change-id="ct232667496"/> TOS<text:change-start text:change-id="ct232667600"/></text:p>
            <text:p text:style-name="P1"><text:change-end text:change-id="ct232667600"/>Subtract two from the number</text:p>
          </table:table-cell>
          <table:covered-table-cell/>
        </table:table-row>
        <table:table-row table:style-name="Table191.1">
          <table:table-cell table:style-name="Table191.A2" office:value-type="string">
            <text:p text:style-name="P15"><text:change-start text:change-id="ct232667704"/>Code<text:change-end text:change-id="ct232667704"/></text:p>
          </table:table-cell>
          <table:table-cell table:style-name="Table191.B2" office:value-type="string">
            <text:p text:style-name="P15"><text:change-start text:change-id="ct232667808"/>Result<text:change-end text:change-id="ct2326678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6679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2668016"/>[a_numeric] <text:alphabetical-index-mark-start text:id="IMark96462852"/>2/<text:alphabetical-index-mark-end text:id="IMark96462852"/> [a_numeric]</text:h>
            <text:p text:style-name="Text_20_body">Routing:<text:change-end text:change-id="ct232668016"/> TOS<text:change-start text:change-id="ct232668120"/></text:p>
            <text:p text:style-name="P1"><text:change-end text:change-id="ct232668120"/>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2668224"/>Code<text:change-end text:change-id="ct232668224"/></text:p>
          </table:table-cell>
          <table:table-cell table:style-name="Table192.B2" office:value-type="string">
            <text:p text:style-name="P15"><text:change-start text:change-id="ct232668328"/>Result<text:change-end text:change-id="ct2326683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6684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668536"/>[a_numeric<text:change-end text:change-id="ct232668536"/> a_numeric<text:change-start text:change-id="ct232668640"/>] <text:alphabetical-index-mark-start text:id="IMark96462852"/>&lt;<text:alphabetical-index-mark-end text:id="IMark96462852"/> [a_boolean]</text:h>
            <text:p text:style-name="Text_20_body">Routing:<text:change-end text:change-id="ct232668640"/> NOS<text:change-start text:change-id="ct232668744"/></text:p>
            <text:p text:style-name="P1"><text:change-end text:change-id="ct232668744"/>Is the first number less than the second?</text:p>
          </table:table-cell>
          <table:covered-table-cell/>
        </table:table-row>
        <table:table-row table:style-name="Table193.1">
          <table:table-cell table:style-name="Table193.A2" office:value-type="string">
            <text:p text:style-name="P15"><text:change-start text:change-id="ct232668848"/>Code<text:change-end text:change-id="ct232668848"/></text:p>
          </table:table-cell>
          <table:table-cell table:style-name="Table193.B2" office:value-type="string">
            <text:p text:style-name="P15"><text:change-start text:change-id="ct232668952"/>Result<text:change-end text:change-id="ct2326689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66905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2669160"/>[a_numeric<text:change-end text:change-id="ct232669160"/> a_numeric<text:change-start text:change-id="ct232669264"/>] <text:alphabetical-index-mark-start text:id="IMark96462852"/>&lt;=<text:alphabetical-index-mark-end text:id="IMark96462852"/> [a_boolean]</text:h>
            <text:p text:style-name="Text_20_body">Routing:<text:change-end text:change-id="ct232669264"/> NOS<text:change-start text:change-id="ct232669368"/></text:p>
            <text:p text:style-name="P1"><text:change-end text:change-id="ct232669368"/>Is the first number less than or equal to the second?</text:p>
          </table:table-cell>
          <table:covered-table-cell/>
        </table:table-row>
        <table:table-row table:style-name="Table194.1">
          <table:table-cell table:style-name="Table194.A2" office:value-type="string">
            <text:p text:style-name="P15"><text:change-start text:change-id="ct232669472"/>Code<text:change-end text:change-id="ct232669472"/></text:p>
          </table:table-cell>
          <table:table-cell table:style-name="Table194.B2" office:value-type="string">
            <text:p text:style-name="P15"><text:change-start text:change-id="ct232669576"/>Result<text:change-end text:change-id="ct2326695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6696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32669784"/>[a_numeric<text:change-end text:change-id="ct232669784"/> a_numeric<text:change-start text:change-id="ct232669888"/>] <text:alphabetical-index-mark-start text:id="IMark96462852"/>&lt;=&gt;<text:alphabetical-index-mark-end text:id="IMark96462852"/> [-1, 0, or 1]</text:h>
            <text:p text:style-name="Text_20_body">Routing:<text:change-end text:change-id="ct232669888"/> NOS<text:change-start text:change-id="ct232669992"/></text:p>
            <text:p text:style-name="P1"><text:change-end text:change-id="ct232669992"/>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2670096"/>Code<text:change-end text:change-id="ct232670096"/></text:p>
          </table:table-cell>
          <table:table-cell table:style-name="Table195.B2" office:value-type="string">
            <text:p text:style-name="P15"><text:change-start text:change-id="ct232670200"/>Result<text:change-end text:change-id="ct2326702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2670408"/><text:change text:change-id="ct2326703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2670512"/>[a_numeric<text:change-end text:change-id="ct232670512"/> a_numeric<text:change-start text:change-id="ct232670616"/>] <text:alphabetical-index-mark-start text:id="IMark96462852"/>&gt;<text:alphabetical-index-mark-end text:id="IMark96462852"/> [a_boolean]</text:h>
            <text:p text:style-name="Text_20_body">Routing:<text:change-end text:change-id="ct232670616"/> NOS<text:change-start text:change-id="ct232670720"/></text:p>
            <text:p text:style-name="P1"><text:change-end text:change-id="ct232670720"/>Is the first number greater than the second number.</text:p>
          </table:table-cell>
          <table:covered-table-cell/>
        </table:table-row>
        <table:table-row table:style-name="Table196.1">
          <table:table-cell table:style-name="Table196.A2" office:value-type="string">
            <text:p text:style-name="P15"><text:change-start text:change-id="ct232670824"/>Code<text:change-end text:change-id="ct232670824"/></text:p>
          </table:table-cell>
          <table:table-cell table:style-name="Table196.B2" office:value-type="string">
            <text:p text:style-name="P15"><text:change-start text:change-id="ct232670928"/>Result<text:change-end text:change-id="ct2326709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26710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2671136"/>[a_numeric<text:change-end text:change-id="ct232671136"/> a_numeric<text:change-start text:change-id="ct232671240"/>] <text:alphabetical-index-mark-start text:id="IMark96462852"/>&gt;=<text:alphabetical-index-mark-end text:id="IMark96462852"/> [a_boolean]</text:h>
            <text:p text:style-name="Text_20_body">Routing:<text:change-end text:change-id="ct232671240"/> NOS<text:change-start text:change-id="ct232671344"/></text:p>
            <text:p text:style-name="P1"><text:change-end text:change-id="ct232671344"/>Is the first number greater than or equal to the second number.</text:p>
          </table:table-cell>
          <table:covered-table-cell/>
        </table:table-row>
        <table:table-row table:style-name="Table197.1">
          <table:table-cell table:style-name="Table197.A2" office:value-type="string">
            <text:p text:style-name="P15"><text:change-start text:change-id="ct232671448"/>Code<text:change-end text:change-id="ct232671448"/></text:p>
          </table:table-cell>
          <table:table-cell table:style-name="Table197.B2" office:value-type="string">
            <text:p text:style-name="P15"><text:change-start text:change-id="ct232671552"/>Result<text:change-end text:change-id="ct2326715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26716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2671760"/>[a_numeric a_numeric] <text:alphabetical-index-mark-start text:id="IMark96462852"/>mod<text:alphabetical-index-mark-end text:id="IMark96462852"/> [a_numeric]</text:h>
            <text:p text:style-name="Text_20_body">Routing:<text:change-end text:change-id="ct232671760"/> NOS<text:change-start text:change-id="ct232671864"/></text:p>
            <text:p text:style-name="P1"><text:change-end text:change-id="ct232671864"/>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2671968"/>Code<text:change-end text:change-id="ct232671968"/></text:p>
          </table:table-cell>
          <table:table-cell table:style-name="Table198.B2" office:value-type="string">
            <text:p text:style-name="P15"><text:change-start text:change-id="ct232672152"/>Result<text:change-end text:change-id="ct2326721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26722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2672360"/>[a_numeric] <text:alphabetical-index-mark-start text:id="IMark96462852"/>neg<text:alphabetical-index-mark-end text:id="IMark96462852"/> [a_numeric]</text:h>
            <text:p text:style-name="Text_20_body">Routing:<text:change-end text:change-id="ct232672360"/> TOS<text:change-start text:change-id="ct232672464"/></text:p>
            <text:p text:style-name="P1"><text:change-end text:change-id="ct232672464"/>Compute zero minus the number.</text:p>
          </table:table-cell>
          <table:covered-table-cell/>
        </table:table-row>
        <table:table-row table:style-name="Table199.1">
          <table:table-cell table:style-name="Table199.A2" office:value-type="string">
            <text:p text:style-name="P15"><text:change-start text:change-id="ct232672568"/>Code<text:change-end text:change-id="ct232672568"/></text:p>
          </table:table-cell>
          <table:table-cell table:style-name="Table199.B2" office:value-type="string">
            <text:p text:style-name="P15"><text:change-start text:change-id="ct232672672"/>Result<text:change-end text:change-id="ct2326726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6462612"/>Object<text:alphabetical-index-mark-end text:id="IMark96462612"/></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6462852"/>&amp;&amp;<text:alphabetical-index-mark-end text:id="IMark9646285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96462852"/>.<text:alphabetical-index-mark-end text:id="IMark964628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96462852"/>.class<text:alphabetical-index-mark-end text:id="IMark964628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96462852"/>.clone<text:alphabetical-index-mark-end text:id="IMark964628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96462852"/>.clone_exclude<text:alphabetical-index-mark-end text:id="IMark964628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96462852"/>.copy<text:alphabetical-index-mark-end text:id="IMark964628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96462852"/>.init<text:alphabetical-index-mark-end text:id="IMark9646285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6462852"/>.is_class?<text:alphabetical-index-mark-end text:id="IMark964628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6462852"/>.name<text:alphabetical-index-mark-end text:id="IMark964628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96462852"/>.strlen<text:alphabetical-index-mark-end text:id="IMark964628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96462852"/>.to_f<text:alphabetical-index-mark-end text:id="IMark9646285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81190100"/>.to_f!<text:alphabetical-index-mark-end text:id="IMark18119010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81190100"/>.to_i<text:alphabetical-index-mark-end text:id="IMark181190100"/>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81190100"/>.to_i!<text:alphabetical-index-mark-end text:id="IMark18119010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81190100"/>.to_n<text:alphabetical-index-mark-end text:id="IMark18119010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81190100"/>.to_n!<text:alphabetical-index-mark-end text:id="IMark181190100"/>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81190100"/>.to_r<text:alphabetical-index-mark-end text:id="IMark181190100"/>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81190100"/>.to_r!<text:alphabetical-index-mark-end text:id="IMark181190100"/>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81190100"/>.to_s<text:alphabetical-index-mark-end text:id="IMark181190100"/>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81190100"/>.to_x<text:alphabetical-index-mark-end text:id="IMark18119010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81190100"/>.to_x!<text:alphabetical-index-mark-end text:id="IMark18119010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81190100"/>&lt;&gt;<text:alphabetical-index-mark-end text:id="IMark1811901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81190100"/>=<text:alphabetical-index-mark-end text:id="IMark1811901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81190100"/>^^<text:alphabetical-index-mark-end text:id="IMark18119010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81190100"/>distinct?<text:alphabetical-index-mark-end text:id="IMark1811901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81190100"/>identical?<text:alphabetical-index-mark-end text:id="IMark1811901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81190100"/>max<text:alphabetical-index-mark-end text:id="IMark1811901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81190100"/>min<text:alphabetical-index-mark-end text:id="IMark1811901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81190100"/>nil&lt;&gt;<text:alphabetical-index-mark-end text:id="IMark1811901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81190100"/>nil=<text:alphabetical-index-mark-end text:id="IMark1811901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81190100"/>not<text:alphabetical-index-mark-end text:id="IMark1811901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81190100"/>||<text:alphabetical-index-mark-end text:id="IMark181190100"/>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81190100"/>)methods<text:alphabetical-index-mark-end text:id="IMark1811901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6462612"/>OutStream<text:alphabetical-index-mark-end text:id="IMark9646261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81190100"/>.append<text:alphabetical-index-mark-end text:id="IMark1811901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81190100"/>.append{<text:alphabetical-index-mark-end text:id="IMark18119010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81190100"/>.create<text:alphabetical-index-mark-end text:id="IMark1811901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81190100"/><text:alphabetical-index-mark-start text:id="IMark96462852"/>.<text:alphabetical-index-mark-end text:id="IMark96462852"/><text:alphabetical-index-mark-end text:id="IMark1811901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81190100"/>.close<text:alphabetical-index-mark-end text:id="IMark1811901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81190100"/>.cr<text:alphabetical-index-mark-end text:id="IMark1811901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81190100"/>.emit<text:alphabetical-index-mark-end text:id="IMark1811901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81190100"/>.space<text:alphabetical-index-mark-end text:id="IMark1811901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81190100"/>.spaces<text:alphabetical-index-mark-end text:id="IMark1811901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81190100"/>~<text:alphabetical-index-mark-end text:id="IMark1811901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81190100"/>~"<text:alphabetical-index-mark-end text:id="IMark1811901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81190100"/>~cr<text:alphabetical-index-mark-end text:id="IMark1811901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81190100"/>~emit<text:alphabetical-index-mark-end text:id="IMark1811901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81190100"/>~space<text:alphabetical-index-mark-end text:id="IMark1811901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81190100"/>~spaces<text:alphabetical-index-mark-end text:id="IMark1811901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96462612"/>Procedure<text:alphabetical-index-mark-end text:id="IMark96462612"/></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81190100"/>.call<text:alphabetical-index-mark-end text:id="IMark1811901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81190100"/>.start<text:alphabetical-index-mark-end text:id="IMark18119010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6462612"/>Queue<text:alphabetical-index-mark-end text:id="IMark96462612"/></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81190100"/>.clear<text:alphabetical-index-mark-end text:id="IMark1811901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81190100"/>.empty?<text:alphabetical-index-mark-end text:id="IMark18119010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81190100"/>.length<text:alphabetical-index-mark-end text:id="IMark1811901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81190100"/>.pend<text:alphabetical-index-mark-end text:id="IMark18119010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81190100"/>.pop<text:alphabetical-index-mark-end text:id="IMark18119010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81190100"/>.push<text:alphabetical-index-mark-end text:id="IMark1811901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96462612"/>Rational<text:alphabetical-index-mark-end text:id="IMark9646261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463140"/>.split<text:alphabetical-index-mark-end text:id="IMark964631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6463236"/>Stack<text:alphabetical-index-mark-end text:id="IMark96463236"/></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6463140"/>.clear<text:alphabetical-index-mark-end text:id="IMark964631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6463140"/>.empty?<text:alphabetical-index-mark-end text:id="IMark96463140"/>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6463140"/>.length<text:alphabetical-index-mark-end text:id="IMark964631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6463140"/>.peek<text:alphabetical-index-mark-end text:id="IMark964631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6463140"/>.pop<text:alphabetical-index-mark-end text:id="IMark964631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6463140"/>.push<text:alphabetical-index-mark-end text:id="IMark964631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6463236"/>String<text:alphabetical-index-mark-end text:id="IMark9646323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6463236"/>Thread<text:alphabetical-index-mark-end text:id="IMark9646323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6463236"/><text:alphabetical-index-mark-start text:id="IMark96463188"/><text:alphabetical-index-mark-start text:id="IMark96460884"/>TrueClass<text:alphabetical-index-mark-end text:id="IMark96460884"/><text:alphabetical-index-mark-end text:id="IMark96463188"/><text:alphabetical-index-mark-end text:id="IMark9646323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96463236"/>VirtualMachine<text:alphabetical-index-mark-end text:id="IMark9646323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96463140"/>.:<text:alphabetical-index-mark-end text:id="IMark9646314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96463140"/>super<text:alphabetical-index-mark-end text:id="IMark9646314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96463140"/>val:<text:alphabetical-index-mark-end text:id="IMark9646314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6463140"/>var:<text:alphabetical-index-mark-end text:id="IMark9646314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6463140"/>val@:<text:alphabetical-index-mark-end text:id="IMark9646314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96463140"/>var@:<text:alphabetical-index-mark-end text:id="IMark9646314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96463140"/>;<text:alphabetical-index-mark-end text:id="IMark9646314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96463140"/>.::<text:alphabetical-index-mark-end text:id="IMark9646314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6463140"/>inst:<text:alphabetical-index-mark-end text:id="IMark9646314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6463140"/>local:<text:alphabetical-index-mark-end text:id="IMark9646314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96463140"/>super<text:alphabetical-index-mark-end text:id="IMark9646314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6463140"/>;<text:alphabetical-index-mark-end text:id="IMark964631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6463236"/>Commands<text:alphabetical-index-mark-end text:id="IMark9646323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96463236"/>)entries<text:alphabetical-index-mark-end text:id="IMark9646323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8">0</text:p>
          <text:p text:style-name="P67">0&lt;<text:tab/>108</text:p>
          <text:p text:style-name="P67">0&lt;=<text:tab/>109</text:p>
          <text:p text:style-name="P67">0&lt;=&gt;<text:tab/>109</text:p>
          <text:p text:style-name="P67">0&lt;&gt; <text:tab/>109</text:p>
          <text:p text:style-name="P67">0=<text:tab/>110</text:p>
          <text:p text:style-name="P67">0&gt;<text:tab/>110</text:p>
          <text:p text:style-name="P67">0&gt;=<text:tab/>110</text:p>
          <text:p text:style-name="P68">1</text:p>
          <text:p text:style-name="P67">1-<text:tab/>111</text:p>
          <text:p text:style-name="P67">1+<text:tab/>111</text:p>
          <text:p text:style-name="P68">2</text:p>
          <text:p text:style-name="P67">2-<text:tab/>112</text:p>
          <text:p text:style-name="P67">2*<text:tab/>88, 111</text:p>
          <text:p text:style-name="P67">2/<text:tab/>88, 112</text:p>
          <text:p text:style-name="P67">2+<text:tab/>111</text:p>
          <text:p text:style-name="P68">A</text:p>
          <text:p text:style-name="P67">again<text:tab/>25</text:p>
          <text:p text:style-name="P67">and<text:tab/>89</text:p>
          <text:p text:style-name="P67">Archive<text:tab/>12</text:p>
          <text:p text:style-name="P67">Array<text:tab/>60</text:p>
          <text:p text:style-name="P68">B</text:p>
          <text:p text:style-name="P67">begin<text:tab/>25</text:p>
          <text:p text:style-name="P67">Boolean<text:tab/>58</text:p>
          <text:p text:style-name="P67">bounce<text:tab/>36, 38</text:p>
          <text:p text:style-name="P68">C</text:p>
          <text:p text:style-name="P67">catch<text:tab/>35, 38</text:p>
          <text:p text:style-name="P67">Class<text:tab/>71</text:p>
          <text:p text:style-name="P67">Classes<text:tab/>47</text:p>
          <text:p text:style-name="P67">clone<text:tab/>30</text:p>
          <text:p text:style-name="P67">com<text:tab/>89</text:p>
          <text:p text:style-name="P67">Commands<text:tab/>72, 149</text:p>
          <text:p text:style-name="P67">Complex<text:tab/>74</text:p>
          <text:p text:style-name="P67">copy<text:tab/>30</text:p>
          <text:p text:style-name="P68">D</text:p>
          <text:p text:style-name="P67">Declarations<text:tab/>26</text:p>
          <text:p text:style-name="P67">Demo.rb<text:tab/>11</text:p>
          <text:p text:style-name="P67">distinct?<text:tab/>123</text:p>
          <text:p text:style-name="P67">do<text:tab/>23</text:p>
          <text:p text:style-name="P67">do_map_name<text:tab/>54</text:p>
          <text:p text:style-name="P67">dpr<text:tab/>93</text:p>
          <text:p text:style-name="P67">drop<text:tab/>19</text:p>
          <text:p text:style-name="P67">Duck Typing<text:tab/>26</text:p>
          <text:p text:style-name="P67">dup<text:tab/>19, 30</text:p>
          <text:p text:style-name="P68">E</text:p>
          <text:p text:style-name="P67">e<text:tab/>93</text:p>
          <text:p text:style-name="P67">else<text:tab/>21</text:p>
          <text:p text:style-name="P68">F</text:p>
          <text:p text:style-name="P67">FalseClass<text:tab/>58, 77</text:p>
          <text:p text:style-name="P67">finally<text:tab/>37p.</text:p>
          <text:p text:style-name="P67">Float<text:tab/>79</text:p>
          <text:p text:style-name="P68">H</text:p>
          <text:p text:style-name="P67">Hash<text:tab/>80</text:p>
          <text:p text:style-name="P68">I</text:p>
          <text:p text:style-name="P67">i<text:tab/>23</text:p>
          <text:p text:style-name="P67">identical?<text:tab/>124</text:p>
          <text:p text:style-name="P67">if<text:tab/>21</text:p>
          <text:p text:style-name="P67">Inheritance<text:tab/>48</text:p>
          <text:p text:style-name="P67">inst:<text:tab/>147</text:p>
          <text:p text:style-name="P67">InStream<text:tab/>83</text:p>
          <text:p text:style-name="P67">Integer<text:tab/>86</text:p>
          <text:p text:style-name="P68">J</text:p>
          <text:p text:style-name="P67">j<text:tab/>23</text:p>
          <text:p text:style-name="P68">K</text:p>
          <text:p text:style-name="P67">Known Issues<text:tab/>11</text:p>
          <text:p text:style-name="P68">L</text:p>
          <text:p text:style-name="P67">Late Binding<text:tab/>48</text:p>
          <text:p text:style-name="P67">local:<text:tab/>147</text:p>
          <text:p text:style-name="P67">loop<text:tab/>23</text:p>
          <text:p text:style-name="P68">M</text:p>
          <text:p text:style-name="P67">max<text:tab/>124</text:p>
          <text:p text:style-name="P67">Method Mapping<text:tab/>49</text:p>
          <text:p text:style-name="P67">Methods<text:tab/>48</text:p>
          <text:p text:style-name="P67">min<text:tab/>124</text:p>
          <text:p text:style-name="P67">mod<text:tab/>114</text:p>
          <text:p text:style-name="P67">Mutation<text:tab/>28</text:p>
          <text:p text:style-name="P68">N</text:p>
          <text:p text:style-name="P67">neg<text:tab/>114</text:p>
          <text:p text:style-name="P67">nil&lt;&gt;<text:tab/>125</text:p>
          <text:p text:style-name="P67">nil=<text:tab/>125</text:p>
          <text:p text:style-name="P67">NilClass<text:tab/>58, 91</text:p>
          <text:p text:style-name="P67">nip<text:tab/>19</text:p>
          <text:p text:style-name="P67">not<text:tab/>125</text:p>
          <text:p text:style-name="P67">Numeric<text:tab/>59, 93</text:p>
          <text:p text:style-name="P68">O</text:p>
          <text:p text:style-name="P67">Object<text:tab/>58, 115</text:p>
          <text:p text:style-name="P67">or<text:tab/>90</text:p>
          <text:p text:style-name="P67">OutStream<text:tab/>127</text:p>
          <text:p text:style-name="P67">over<text:tab/>19</text:p>
          <text:p text:style-name="P68">P</text:p>
          <text:p text:style-name="P67">pi<text:tab/>94</text:p>
          <text:p text:style-name="P67">pick<text:tab/>19</text:p>
          <text:p text:style-name="P67">Polymorphism<text:tab/>48</text:p>
          <text:p text:style-name="P67">Procedure<text:tab/>132</text:p>
          <text:p text:style-name="P67">Prototypes<text:tab/>48</text:p>
          <text:p text:style-name="P68">Q</text:p>
          <text:p text:style-name="P67">Queue<text:tab/>134</text:p>
          <text:p text:style-name="P68">R</text:p>
          <text:p text:style-name="P67">Rake<text:tab/>11</text:p>
          <text:p text:style-name="P67">Rational<text:tab/>136</text:p>
          <text:p text:style-name="P67">Referencing<text:tab/>27</text:p>
          <text:p text:style-name="P67">repeat<text:tab/>25</text:p>
          <text:p text:style-name="P67">Routing<text:tab/>51</text:p>
          <text:p text:style-name="P68">S</text:p>
          <text:p text:style-name="P67">Scoping<text:tab/>26</text:p>
          <text:p text:style-name="P67">self<text:tab/>56</text:p>
          <text:p text:style-name="P67">Stack<text:tab/>138</text:p>
          <text:p text:style-name="P67">String<text:tab/>140</text:p>
          <text:p text:style-name="P67">super<text:tab/>145, 147</text:p>
          <text:p text:style-name="P67">swap<text:tab/>20</text:p>
          <text:p text:style-name="P67">switch<text:tab/>21</text:p>
          <text:p text:style-name="P67">SymbolMap<text:tab/>49</text:p>
          <text:p text:style-name="P68">T</text:p>
          <text:p text:style-name="P67">Testing<text:tab/>11</text:p>
          <text:p text:style-name="P67">Thanks<text:tab/>8</text:p>
          <text:p text:style-name="P67">then<text:tab/>21</text:p>
          <text:p text:style-name="P67">Thread<text:tab/>142</text:p>
          <text:p text:style-name="P67">throw"<text:tab/>39</text:p>
          <text:p text:style-name="P67">TrueClass<text:tab/>58, 143</text:p>
          <text:p text:style-name="P67">try<text:tab/>35, 38</text:p>
          <text:p text:style-name="P67">tuck<text:tab/>20</text:p>
          <text:p text:style-name="P67">Typing<text:tab/>26</text:p>
          <text:p text:style-name="P68">U</text:p>
          <text:p text:style-name="P67">until<text:tab/>25</text:p>
          <text:p text:style-name="P68">V</text:p>
          <text:p text:style-name="P67">val:<text:tab/>26, 145</text:p>
          <text:p text:style-name="P67">val@:<text:tab/>27, 146</text:p>
          <text:p text:style-name="P67">val#:<text:tab/>27</text:p>
          <text:p text:style-name="P67">val$:<text:tab/>27</text:p>
          <text:p text:style-name="P67">var:<text:tab/>26, 146</text:p>
          <text:p text:style-name="P67">var@:<text:tab/>27, 146</text:p>
          <text:p text:style-name="P67">var#:<text:tab/>27</text:p>
          <text:p text:style-name="P67">var$:<text:tab/>27</text:p>
          <text:p text:style-name="P67">VirtualMachine<text:tab/>144</text:p>
          <text:p text:style-name="P68">X</text:p>
          <text:p text:style-name="P67">x<text:tab/>61</text:p>
          <text:p text:style-name="P67">xor<text:tab/>90</text:p>
          <text:p text:style-name="P68">^</text:p>
          <text:p text:style-name="P67">^^<text:tab/>78, 91, 123</text:p>
          <text:p text:style-name="P68">-</text:p>
          <text:p text:style-name="P67">-<text:tab/>95</text:p>
          <text:p text:style-name="P67">-&gt;<text:tab/>80</text:p>
          <text:p text:style-name="P67">-i<text:tab/>23</text:p>
          <text:p text:style-name="P67">-j<text:tab/>23</text:p>
          <text:p text:style-name="P68">;</text:p>
          <text:p text:style-name="P67">;<text:tab/>146p.</text:p>
          <text:p text:style-name="P68">:</text:p>
          <text:p text:style-name="P67">:<text:tab/>53</text:p>
          <text:p text:style-name="P68">!</text:p>
          <text:p text:style-name="P67">!<text:tab/>63</text:p>
          <text:p text:style-name="P68">?</text:p>
          <text:p text:style-name="P67">?"<text:tab/>36, 38</text:p>
          <text:p text:style-name="P68">.</text:p>
          <text:p text:style-name="P67">.<text:tab/>115, 128</text:p>
          <text:p text:style-name="P67">.-left<text:tab/>64</text:p>
          <text:p text:style-name="P67">.-mid<text:tab/>65</text:p>
          <text:p text:style-name="P67">.-midlr<text:tab/>65</text:p>
          <text:p text:style-name="P67">.-right<text:tab/>65</text:p>
          <text:p text:style-name="P67">.:<text:tab/>53, 145</text:p>
          <text:p text:style-name="P67"><text:soft-page-break/>.::<text:tab/>53, 146</text:p>
          <text:p text:style-name="P67">.[]!<text:tab/>65, 81</text:p>
          <text:p text:style-name="P67">.[]@<text:tab/>66, 81</text:p>
          <text:p text:style-name="P67">.+left<text:tab/>63</text:p>
          <text:p text:style-name="P67">.+mid<text:tab/>64</text:p>
          <text:p text:style-name="P67">.+midlr<text:tab/>64</text:p>
          <text:p text:style-name="P67">.+right<text:tab/>64</text:p>
          <text:p text:style-name="P67">.1/x<text:tab/>95</text:p>
          <text:p text:style-name="P67">.10**<text:tab/>96</text:p>
          <text:p text:style-name="P67">.2**<text:tab/>96</text:p>
          <text:p text:style-name="P67">.abs<text:tab/>96</text:p>
          <text:p text:style-name="P67">.acos<text:tab/>97</text:p>
          <text:p text:style-name="P67">.acosh<text:tab/>97</text:p>
          <text:p text:style-name="P67">.angle<text:tab/>97</text:p>
          <text:p text:style-name="P67">.append<text:tab/>127</text:p>
          <text:p text:style-name="P67">.append{<text:tab/>127</text:p>
          <text:p text:style-name="P67">.asin<text:tab/>98</text:p>
          <text:p text:style-name="P67">.asinh<text:tab/>98</text:p>
          <text:p text:style-name="P67">.atan<text:tab/>98</text:p>
          <text:p text:style-name="P67">.atan2<text:tab/>99</text:p>
          <text:p text:style-name="P67">.atanh<text:tab/>99</text:p>
          <text:p text:style-name="P67">.c2p<text:tab/>99</text:p>
          <text:p text:style-name="P67">.call<text:tab/>132</text:p>
          <text:p text:style-name="P67">.cbrt<text:tab/>75, 100</text:p>
          <text:p text:style-name="P67">.ceil<text:tab/>100</text:p>
          <text:p text:style-name="P67">.class<text:tab/>116</text:p>
          <text:p text:style-name="P67">.clear<text:tab/>134, 138</text:p>
          <text:p text:style-name="P67">.clone<text:tab/>30, 116</text:p>
          <text:p text:style-name="P67">.clone_exclude<text:tab/>32, 116</text:p>
          <text:p text:style-name="P67">.close<text:tab/>84, 129</text:p>
          <text:p text:style-name="P67">.conjugate<text:tab/>100</text:p>
          <text:p text:style-name="P67">.copy<text:tab/>30, 117</text:p>
          <text:p text:style-name="P67">.cos<text:tab/>100</text:p>
          <text:p text:style-name="P67">.cosh<text:tab/>101</text:p>
          <text:p text:style-name="P67">.cr<text:tab/>129</text:p>
          <text:p text:style-name="P67">.create<text:tab/>128</text:p>
          <text:p text:style-name="P67">.cube<text:tab/>101</text:p>
          <text:p text:style-name="P67">.d2r<text:tab/>101</text:p>
          <text:p text:style-name="P67">.denominator<text:tab/>101</text:p>
          <text:p text:style-name="P67">.e**<text:tab/>75, 102</text:p>
          <text:p text:style-name="P67">.emit<text:tab/>102, 129</text:p>
          <text:p text:style-name="P67">.empty?<text:tab/>134, 138</text:p>
          <text:p text:style-name="P67">.even?<text:tab/>87</text:p>
          <text:p text:style-name="P67">.floor<text:tab/>102</text:p>
          <text:p text:style-name="P67">.gcd<text:tab/>87</text:p>
          <text:p text:style-name="P67">.get_all<text:tab/>83</text:p>
          <text:p text:style-name="P67">.getc<text:tab/>84</text:p>
          <text:p text:style-name="P67">.gets<text:tab/>84</text:p>
          <text:p text:style-name="P67">.hypot<text:tab/>102</text:p>
          <text:p text:style-name="P67">.imaginary<text:tab/>103</text:p>
          <text:p text:style-name="P67">.init<text:tab/>27, 117</text:p>
          <text:p text:style-name="P67">.is_class?<text:tab/>71, 117</text:p>
          <text:p text:style-name="P67">.keys<text:tab/>81</text:p>
          <text:p text:style-name="P67">.lcm<text:tab/>87</text:p>
          <text:p text:style-name="P67">.left<text:tab/>66</text:p>
          <text:p text:style-name="P67">.length<text:tab/>66, 134, 138</text:p>
          <text:p text:style-name="P67">.ln<text:tab/>103</text:p>
          <text:p text:style-name="P67">.log10<text:tab/>103</text:p>
          <text:p text:style-name="P67">.log2<text:tab/>104</text:p>
          <text:p text:style-name="P67">.magnitude<text:tab/>104</text:p>
          <text:p text:style-name="P67">.max<text:tab/>67</text:p>
          <text:p text:style-name="P67">.mid<text:tab/>67</text:p>
          <text:p text:style-name="P67">.midlr<text:tab/>67</text:p>
          <text:p text:style-name="P67">.min<text:tab/>68</text:p>
          <text:p text:style-name="P67">.name<text:tab/>118</text:p>
          <text:p text:style-name="P67">.new<text:tab/>61, 71</text:p>
          <text:p text:style-name="P67">.new_size<text:tab/>62</text:p>
          <text:p text:style-name="P67">.new_value<text:tab/>62</text:p>
          <text:p text:style-name="P67">.new_values<text:tab/>62</text:p>
          <text:p text:style-name="P67">.new{<text:tab/>61</text:p>
          <text:p text:style-name="P67">.numerator<text:tab/>104</text:p>
          <text:p text:style-name="P67">.odd?<text:tab/>87</text:p>
          <text:p text:style-name="P67">.open<text:tab/>83</text:p>
          <text:p text:style-name="P67">.open{<text:tab/>84</text:p>
          <text:p text:style-name="P67">.p2c<text:tab/>105</text:p>
          <text:p text:style-name="P67">.parent_class<text:tab/>72</text:p>
          <text:p text:style-name="P67">.peek<text:tab/>139</text:p>
          <text:p text:style-name="P67">.pend<text:tab/>135</text:p>
          <text:p text:style-name="P67">.polar<text:tab/>105</text:p>
          <text:p text:style-name="P67">.pop<text:tab/>135, 139</text:p>
          <text:p text:style-name="P67">.pp<text:tab/>68, 81</text:p>
          <text:p text:style-name="P67">.push<text:tab/>135, 139</text:p>
          <text:p text:style-name="P67">.r2d<text:tab/>105</text:p>
          <text:p text:style-name="P67">.real<text:tab/>105</text:p>
          <text:p text:style-name="P67">.reverse<text:tab/>68</text:p>
          <text:p text:style-name="P67">.right<text:tab/>68</text:p>
          <text:p text:style-name="P67">.round<text:tab/>106</text:p>
          <text:p text:style-name="P67">.shuffle<text:tab/>69</text:p>
          <text:p text:style-name="P67">.sin<text:tab/>106</text:p>
          <text:p text:style-name="P67">.sinh<text:tab/>106</text:p>
          <text:p text:style-name="P67">.sleep<text:tab/>107</text:p>
          <text:p text:style-name="P67">.sort<text:tab/>69</text:p>
          <text:p text:style-name="P67">.space<text:tab/>129</text:p>
          <text:p text:style-name="P67">.spaces<text:tab/>130</text:p>
          <text:p text:style-name="P67">.split<text:tab/>75, 136</text:p>
          <text:p text:style-name="P67">.sqr<text:tab/>107</text:p>
          <text:p text:style-name="P67">.sqrt<text:tab/>75, 107</text:p>
          <text:p text:style-name="P67">.start<text:tab/>133</text:p>
          <text:p text:style-name="P67">.strlen<text:tab/>118</text:p>
          <text:p text:style-name="P67">.strmax<text:tab/>69</text:p>
          <text:p text:style-name="P67">.strmax2<text:tab/>82</text:p>
          <text:p text:style-name="P67">.subclass:<text:tab/>72</text:p>
          <text:p text:style-name="P67">.tan<text:tab/>107</text:p>
          <text:p text:style-name="P67">.tanh<text:tab/>108</text:p>
          <text:p text:style-name="P67">.throw<text:tab/>39</text:p>
          <text:p text:style-name="P67">.to_f<text:tab/>118</text:p>
          <text:p text:style-name="P67">.to_f!<text:tab/>119</text:p>
          <text:p text:style-name="P67">.to_i<text:tab/>119</text:p>
          <text:p text:style-name="P67">.to_i!<text:tab/>119</text:p>
          <text:p text:style-name="P67">.to_n<text:tab/>120</text:p>
          <text:p text:style-name="P67">.to_n!<text:tab/>120</text:p>
          <text:p text:style-name="P67">.to_r<text:tab/>121</text:p>
          <text:p text:style-name="P67">.to_r!<text:tab/>121</text:p>
          <text:p text:style-name="P67">.to_s<text:tab/>72, 121</text:p>
          <text:p text:style-name="P67">.to_x<text:tab/>122</text:p>
          <text:p text:style-name="P67">.to_x!<text:tab/>122</text:p>
          <text:p text:style-name="P67">.values<text:tab/>82</text:p>
          <text:p text:style-name="P67">.with{<text:tab/>57</text:p>
          <text:p text:style-name="P68">)</text:p>
          <text:p text:style-name="P67">)entries<text:tab/>151</text:p>
          <text:p text:style-name="P67">)methods<text:tab/>73, 126</text:p>
          <text:p text:style-name="P67">)stubs<text:tab/>73</text:p>
          <text:p text:style-name="P68">{</text:p>
          <text:p text:style-name="P67">{<text:tab/>80</text:p>
          <text:p text:style-name="P68">}</text:p>
          <text:p text:style-name="P67">}<text:tab/>61, 80</text:p>
          <text:p text:style-name="P68">@</text:p>
          <text:p text:style-name="P67">@<text:tab/>70</text:p>
          <text:p text:style-name="P68">*</text:p>
          <text:p text:style-name="P67">*<text:tab/>94</text:p>
          <text:p text:style-name="P67">**<text:tab/>94</text:p>
          <text:p text:style-name="P68">/</text:p>
          <text:p text:style-name="P67">/<text:tab/>108</text:p>
          <text:p text:style-name="P68">&amp;</text:p>
          <text:p text:style-name="P67">&amp;&amp;<text:tab/>77, 91, 115</text:p>
          <text:p text:style-name="P68">+</text:p>
          <text:p text:style-name="P67">+<text:tab/>63, 95</text:p>
          <text:p text:style-name="P67">+loop<text:tab/>23</text:p>
          <text:p text:style-name="P68">&lt;</text:p>
          <text:p text:style-name="P67">&lt;<text:tab/>112</text:p>
          <text:p text:style-name="P67">&lt;&lt;<text:tab/>70, 88</text:p>
          <text:p text:style-name="P67">&lt;=<text:tab/>113</text:p>
          <text:p text:style-name="P67">&lt;=&gt;<text:tab/>113</text:p>
          <text:p text:style-name="P67">&lt;&gt;<text:tab/>122</text:p>
          <text:p text:style-name="P68">=</text:p>
          <text:p text:style-name="P67">=<text:tab/>123</text:p>
          <text:p text:style-name="P68">&gt;</text:p>
          <text:p text:style-name="P67">&gt;<text:tab/>113</text:p>
          <text:p text:style-name="P67">&gt;=<text:tab/>114</text:p>
          <text:p text:style-name="P67">&gt;&gt;<text:tab/>89</text:p>
          <text:p text:style-name="P68">|</text:p>
          <text:p text:style-name="P67">||<text:tab/>78, 92, 126</text:p>
          <text:p text:style-name="P68">~</text:p>
          <text:p text:style-name="P67">~<text:tab/>130</text:p>
          <text:p text:style-name="P67">~"<text:tab/>130</text:p>
          <text:p text:style-name="P67">~cr<text:tab/>130</text:p>
          <text:p text:style-name="P67">~emit<text:tab/>131</text:p>
          <text:p text:style-name="P67">~getc<text:tab/>85</text:p>
          <text:p text:style-name="P67">~gets<text:tab/>85</text:p>
          <text:p text:style-name="P67">~space<text:tab/>131</text:p>
          <text:p text:style-name="P67">~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267277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39</text:page-number> of <text:page-count>15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2H23M25S</meta:editing-duration>
    <meta:editing-cycles>2197</meta:editing-cycles>
    <meta:generator>OpenOffice/4.1.1$Win32 OpenOffice.org_project/411m6$Build-9775</meta:generator>
    <dc:date>2015-04-29T11:52:19.54</dc:date>
    <dc:creator>Peter Camilleri</dc:creator>
    <meta:printed-by>Peter Camilleri</meta:printed-by>
    <meta:print-date>2015-02-10T10:49:15.76</meta:print-date>
    <meta:document-statistic meta:table-count="233" meta:image-count="0" meta:object-count="0" meta:page-count="156" meta:paragraph-count="5204" meta:word-count="28755" meta:character-count="165025"/>
    <meta:template xlink:type="simple" xlink:actuate="onRequest" xlink:title="MyDefault" xlink:href="../../../../OpenOffice.org/3/user/template/MyDefault.ott" meta:date="2014-06-26T22:09:00.24"/>
  </office:meta>
</office:document-meta>
</file>